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0200000002000309F1C.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0200000002000309F1C.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0200000002000309F1C.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image/png" manifest:full-path="Object 15/Pictures/10000000000000200000002000309F1C.png"/>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image/png" manifest:full-path="Object 17/Pictures/10000000000000200000002000309F1C.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image/png" manifest:full-path="Object 18/Pictures/10000000000000200000002000309F1C.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image/png" manifest:full-path="Object 19/Pictures/10000000000000200000002000309F1C.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image/png" manifest:full-path="Object 20/Pictures/10000000000000200000002000309F1C.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image/png" manifest:full-path="Object 21/Pictures/10000000000000200000002000309F1C.png"/>
  <manifest:file-entry manifest:media-type="" manifest:full-path="Object 21/Pictures/"/>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image/png" manifest:full-path="Object 22/Pictures/10000000000000200000002000309F1C.png"/>
  <manifest:file-entry manifest:media-type="" manifest:full-path="Object 22/Pictures/"/>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image/png" manifest:full-path="Object 23/Pictures/10000000000000200000002000309F1C.png"/>
  <manifest:file-entry manifest:media-type="" manifest:full-path="Object 23/Pictures/"/>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image/png" manifest:full-path="Object 24/Pictures/10000000000000200000002000309F1C.png"/>
  <manifest:file-entry manifest:media-type="" manifest:full-path="Object 24/Pictures/"/>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image/png" manifest:full-path="Object 25/Pictures/10000000000000200000002000309F1C.png"/>
  <manifest:file-entry manifest:media-type="" manifest:full-path="Object 25/Pictures/"/>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image/png" manifest:full-path="Object 26/Pictures/10000000000000200000002000309F1C.png"/>
  <manifest:file-entry manifest:media-type="" manifest:full-path="Object 26/Pictures/"/>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image/png" manifest:full-path="Object 29/Pictures/10000000000000200000002000309F1C.png"/>
  <manifest:file-entry manifest:media-type="" manifest:full-path="Object 29/Pictures/"/>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0200000002000309F1C.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000000000200000002000309F1C.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000000000200000002000309F1C.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000000000200000002000309F1C.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5" svg:font-family="Arial"/>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Table6" style:family="table">
      <style:table-properties style:width="6.2049in" fo:margin-left="0.5042in" fo:margin-right="0.291in" fo:margin-top="0in" fo:margin-bottom="0.1in" table:align="margins"/>
    </style:style>
    <style:style style:name="Table6.A" style:family="table-column">
      <style:table-column-properties style:column-width="0.9632in" style:rel-column-width="10173*"/>
    </style:style>
    <style:style style:name="Table6.B" style:family="table-column">
      <style:table-column-properties style:column-width="5.2417in" style:rel-column-width="55362*"/>
    </style:style>
    <style:style style:name="Table6.A1" style:family="table-cell">
      <style:table-cell-properties fo:padding="0.0201in" fo:border-left="0.0007in solid #000000" fo:border-right="none" fo:border-top="0.0007in solid #000000" fo:border-bottom="0.0007in solid #000000"/>
    </style:style>
    <style:style style:name="Table6.B1" style:family="table-cell">
      <style:table-cell-properties fo:padding="0.0201in" fo:border="0.0007in solid #000000"/>
    </style:style>
    <style:style style:name="Table6.A2" style:family="table-cell">
      <style:table-cell-properties fo:padding="0.0201in" fo:border-left="0.0007in solid #000000" fo:border-right="none" fo:border-top="none" fo:border-bottom="0.0007in solid #000000"/>
    </style:style>
    <style:style style:name="Table6.B2" style:family="table-cell">
      <style:table-cell-properties fo:padding="0.0201in" fo:border-left="0.0007in solid #000000" fo:border-right="0.0007in solid #000000" fo:border-top="none" fo:border-bottom="0.0007in solid #000000"/>
    </style:style>
    <style:style style:name="Table4" style:family="table">
      <style:table-properties style:width="6.6813in" fo:margin-left="0.2104in" fo:margin-right="0.1083in" fo:margin-top="0in" fo:margin-bottom="0.1in" table:align="margins"/>
    </style:style>
    <style:style style:name="Table4.A" style:family="table-column">
      <style:table-column-properties style:column-width="1.3465in" style:rel-column-width="13207*"/>
    </style:style>
    <style:style style:name="Table4.B" style:family="table-column">
      <style:table-column-properties style:column-width="5.3347in" style:rel-column-width="52328*"/>
    </style:style>
    <style:style style:name="Table4.A1" style:family="table-cell">
      <style:table-cell-properties fo:padding="0in" fo:border="none"/>
    </style:style>
    <style:style style:name="Table1" style:family="table">
      <style:table-properties style:width="6.4403in" fo:margin-top="0in" fo:margin-bottom="0.1in" table:align="center"/>
    </style:style>
    <style:style style:name="Table1.A" style:family="table-column">
      <style:table-column-properties style:column-width="0.859in"/>
    </style:style>
    <style:style style:name="Table1.B" style:family="table-column">
      <style:table-column-properties style:column-width="5.5813in"/>
    </style:style>
    <style:style style:name="Table1.A1" style:family="table-cell">
      <style:table-cell-properties fo:padding="0in" fo:border="none"/>
    </style:style>
    <style:style style:name="Table2" style:family="table">
      <style:table-properties style:width="6.7236in" fo:margin-left="0.2792in" fo:margin-right="-0.0028in" fo:margin-top="0in" fo:margin-bottom="0.1in" table:align="margins"/>
    </style:style>
    <style:style style:name="Table2.A" style:family="table-column">
      <style:table-column-properties style:column-width="0.9778in" style:rel-column-width="9530*"/>
    </style:style>
    <style:style style:name="Table2.B" style:family="table-column">
      <style:table-column-properties style:column-width="5.7458in" style:rel-column-width="56005*"/>
    </style:style>
    <style:style style:name="Table2.A1" style:family="table-cell">
      <style:table-cell-properties fo:padding-left="0in" fo:padding-right="0in" fo:padding-top="0in" fo:padding-bottom="0.0597in" fo:border="none"/>
    </style:style>
    <style:style style:name="Table3" style:family="table">
      <style:table-properties style:width="6.55in" table:align="center"/>
    </style:style>
    <style:style style:name="Table3.A" style:family="table-column">
      <style:table-column-properties style:column-width="0.9215in"/>
    </style:style>
    <style:style style:name="Table3.B" style:family="table-column">
      <style:table-column-properties style:column-width="5.6285in"/>
    </style:style>
    <style:style style:name="Table3.A1" style:family="table-cell">
      <style:table-cell-properties fo:padding-left="0in" fo:padding-right="0in" fo:padding-top="0in" fo:padding-bottom="0.1in" fo:border="none"/>
    </style:style>
    <style:style style:name="P1" style:family="paragraph" style:parent-style-name="Table_20_Heading">
      <style:paragraph-properties fo:text-align="start" style:justify-single-word="false"/>
    </style:style>
    <style:style style:name="P2" style:family="paragraph" style:parent-style-name="Table_20_Heading">
      <style:paragraph-properties fo:text-align="center" style:justify-single-word="false"/>
    </style:style>
    <style:style style:name="P3" style:family="paragraph" style:parent-style-name="Text_20_body" style:list-style-name="Numbered"/>
    <style:style style:name="P4" style:family="paragraph" style:parent-style-name="Text_20_body" style:list-style-name="Hierarchical_20_-_20_1_2c__20_a_2c__20_i_2c__20_etc."/>
    <style:style style:name="P5" style:family="paragraph" style:parent-style-name="Text_20_body_2c__20_no_20_space_20_after" style:list-style-name="Hierarchical_20_-_20_1_2c__20_a_2c__20_i_2c__20_etc."/>
    <style:style style:name="T1" style:family="text">
      <style:text-properties style:text-position="sub 58%"/>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OpenSymbol1" style:font-name-complex="OpenSymbol1"/>
    </style:style>
    <style:style style:name="T6" style:family="text">
      <style:text-properties style:font-name="Arial2"/>
    </style:style>
    <style:style style:name="T7" style:family="text">
      <style:text-properties style:font-name="Arial1"/>
    </style:style>
    <style:style style:name="T8" style:family="text">
      <style:text-properties fo:font-weight="bold" style:font-weight-asian="bold" style:font-weight-complex="bold"/>
    </style:style>
    <style:style style:name="T9"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ss.py</text:p>
      <text:p text:style-name="Subtitle_2c__20_no_20_space"><text:a xlink:type="simple" xlink:href="mailto:someonesdad1@gmail.com">someonesdad1@gmail.com</text:a> <text:s/>19 Jan 2013</text:p>
      <text:p text:style-name="Subtitle">Version: <text:s/><text:user-defined text:name="Version">18 May 2014</text:user-defined></text:p>
      <text:p text:style-name="Abstract"><text:span text:style-name="T8">Abstract</text:span>: <text:s/>the mass.py program uses a datafile to describe a composite structure made from geometrically primitive objects (cylinders, spheres, parallelopipeds, etc.) and calculates the mass and volume of each object. <text:s/>The results are presented in a table showing the mass, volume, and contribution in percent to the total. <text:s/>Holes are modeled by defining them as negative volumes.</text:p>
      <text:p text:style-name="Text_20_body">Change history:</text:p>
      <table:table table:name="Table6" table:style-name="Table6">
        <table:table-column table:style-name="Table6.A"/>
        <table:table-column table:style-name="Table6.B"/>
        <table:table-header-rows>
          <table:table-row>
            <table:table-cell table:style-name="Table6.A1" office:value-type="string">
              <text:p text:style-name="P1">Version date</text:p>
            </table:table-cell>
            <table:table-cell table:style-name="Table6.B1" office:value-type="string">
              <text:p text:style-name="P2">Changes</text:p>
            </table:table-cell>
          </table:table-row>
        </table:table-header-rows>
        <table:table-row>
          <table:table-cell table:style-name="Table6.A2" office:value-type="string">
            <text:p text:style-name="Table_20_Contents">18 May 2014</text:p>
          </table:table-cell>
          <table:table-cell table:style-name="Table6.B2" office:value-type="string">
            <text:p text:style-name="Table_20_Contents">Added <text:span text:style-name="Code">mass.bolt</text:span> to package.</text:p>
          </table:table-cell>
        </table:table-row>
        <table:table-row>
          <table:table-cell table:style-name="Table6.A2" office:value-type="string">
            <text:p text:style-name="Table_20_Contents">16 Feb 2014</text:p>
          </table:table-cell>
          <table:table-cell table:style-name="Table6.B2" office:value-type="string">
            <text:p text:style-name="Table_20_Contents">Changed to use <text:span text:style-name="Code">u.py</text:span> module for physical units. <text:s/>Added code blocks and <text:span text:style-name="Code">.on</text:span>/<text:span text:style-name="Code">.off</text:span> keywords and their documentation. <text:s/>Added synonyms. <text:s/>Fixed 2x8 and larger sizes in <text:span text:style-name="Code">mass.test</text:span>. <text:s/>Other minor changes in documentation. <text:s/>Minor fixes to get script to work with python 3. <text:s/>Tested with python 2.6.5, 2.7.2, and 3.2.2.</text:p>
          </table:table-cell>
        </table:table-row>
        <table:table-row>
          <table:table-cell table:style-name="Table6.A2" office:value-type="string">
            <text:p text:style-name="Table_20_Contents">15 Jan 2014</text:p>
          </table:table-cell>
          <table:table-cell table:style-name="Table6.B2" office:value-type="string">
            <text:p text:style-name="Table_20_Contents">Changed <text:span text:style-name="Code">-m</text:span> option to <text:span text:style-name="Code">-l</text:span> and <text:span text:style-name="Code">-l</text:span> option to <text:span text:style-name="Code">-L</text:span>. <text:s/>Fixed 2x8 and larger dimensions (they were too wide).</text:p>
          </table:table-cell>
        </table:table-row>
        <table:table-row>
          <table:table-cell table:style-name="Table6.A2" office:value-type="string">
            <text:p text:style-name="Table_20_Contents">12 Aug 2013</text:p>
          </table:table-cell>
          <table:table-cell table:style-name="Table6.B2" office:value-type="string">
            <text:p text:style-name="Table_20_Contents">Added t125, t175, and t3 components. <text:s/>Minor changes in documentation.</text:p>
          </table:table-cell>
        </table:table-row>
      </table:table>
      <text:p text:style-name="Text_20_body">When designing things, we often want to know what the mass of a composite structure will be. <text:s/>To do this by hand, we calculate the volume of each piece making up the structure, multiply each volume by an appropriate density, then sum to get the total mass. <text:s/>For a few items in the composite, it's not an onerous manual task, but it can become tedious as the number of items increases or you want to see the effect of making a change. <text:s/>Fortunately, this is a relatively easy task to give to a computer program. <text:s/>If you only need to do this occasionally, a spreadsheet is probably the appropriate tool. <text:s/>If you do more serious design work, it may be worth your time to create a datafile specifying the composite structure and have the <text:span text:style-name="Code">mass.py</text:span> script calculate the mass and volume of the composite structure for you. <text:s/>The composite structure is composed of a set of geometric primitives. <text:s/>Of course, if you're using a CAD program, you'll let that program do the calculation for you. <text:s/>The <text:span text:style-name="Code">mass.py</text:span> script is for folks who don't have access to a CAD program.</text:p>
      <text:p text:style-name="Text_20_body">It's easy to edit the datafile with a text editor to make a change; then you run the script again and see the effects of the changes. <text:s/>The advantage of using a datafile is that it can be saved in a revision control system to help you document the design of a composite object.</text:p>
      <text:p text:style-name="Text_20_body">While the <text:span text:style-name="Code">mass.py</text:span> script doesn't do anything you can't do by hand, I've designed it to have features that make it more useful in exploring different designs:</text:p>
      <text:list xml:id="list37527396" text:style-name="Numbered">
        <text:list-item>
          <text:p text:style-name="P3">You can define variables and subsequently use them in expressions.</text:p>
        </text:list-item>
        <text:list-item>
          <text:p text:style-name="P3">All the symbols from python's <text:span text:style-name="Code">math</text:span> module are in scope. <text:s/>This lets you use an expression like <text:span text:style-name="Code">24*cos(29*pi/180)</text:span> to calculate 24 cos(29°).</text:p>
        </text:list-item>
        <text:list-item>
          <text:p text:style-name="P3">It's easy to add new materials and their densities. <text:s/>The script comes with a number of materials built-in, but you can change things to your tastes.</text:p>
        </text:list-item>
        <text:list-item>
          <text:p text:style-name="P3">It's easy to add new length, mass, and volume units (but it's likely the ones you like to use are already defined).</text:p>
        </text:list-item>
        <text:list-item>
          <text:p text:style-name="P3">A variety of elementary shapes are included. <text:s/>It's easy to add new shapes to the program (they're objects derived from a common base class) and you can make them as complicated as you wish.</text:p>
        </text:list-item>
        <text:list-item>
          <text:p text:style-name="P3">For objects with circular features, you can specify either the diameter or the radius, <text:soft-page-break/>whichever you prefer.</text:p>
        </text:list-item>
        <text:list-item>
          <text:p text:style-name="P3">Negative components can be designated; these are holes that subtract their mass from the total.</text:p>
        </text:list-item>
        <text:list-item>
          <text:p text:style-name="P3">You can define a default length unit and a default material, but each component can override these defaults when needed. <text:s/>For example, when building a carpentry project, you'd define the default material to be a wood. <text:s/>If you wanted to account for the mass of nails, you'd do so by defining the elementary shapes making up the nail with each line specifying the material to be steel.</text:p>
        </text:list-item>
        <text:list-item>
          <text:p text:style-name="P3">Code blocks can be defined in your datafile, letting you execute arbitrary python code while the datafile is being read by the <text:span text:style-name="Code">mass.py</text:span> script.</text:p>
        </text:list-item>
      </text:list>
      <text:p text:style-name="Text_20_body">You'll need the python programming language to run the <text:span text:style-name="Code">mass.py</text:span> script; if you don't have python, see <text:span text:style-name="Section"><text:bookmark-ref text:reference-format="text" text:ref-name="__RefHeading__34893_300125564">Installing python</text:bookmark-ref></text:span> <text:bookmark-ref text:reference-format="direction" text:ref-name="__RefHeading__34893_300125564">below</text:bookmark-ref> for more details.</text:p>
      <text:p text:style-name="Text_20_body">In the following, I'll use the deprecated term <text:span text:style-name="Code">cc</text:span> for cubic centimeters. <text:s/>Modern SI usage demands cm<text:span text:style-name="T2">3</text:span>; you can use <text:span text:style-name="Code">cm3</text:span>, <text:span text:style-name="Code">cm^3</text:span>, or <text:span text:style-name="Code">cm**3</text:span> for cm<text:span text:style-name="T2">3</text:span> if you wish. <text:s/>Volume units of any other defined linear unit can be utilized in the same way.</text:p>
      <text:h text:style-name="Heading_20_1" text:outline-level="1">Installation</text:h>
      <text:p text:style-name="Text_20_body">You should download <text:span text:style-name="Code">mass.zip</text:span> from <text:a xlink:type="simple" xlink:href="http://code.google.com/p/hobbyutil/">http://code.google.com/p/hobbyutil/</text:a>. <text:s/>Unzip the files somewhere; you'll see the following files in the package:</text:p>
      <table:table table:name="Table4" table:style-name="Table4">
        <table:table-column table:style-name="Table4.A"/>
        <table:table-column table:style-name="Table4.B"/>
        <table:table-row>
          <table:table-cell table:style-name="Table4.A1" office:value-type="string">
            <text:p text:style-name="Table_20_Contents"><text:span text:style-name="Code">mass.bolt</text:span></text:p>
          </table:table-cell>
          <table:table-cell table:style-name="Table4.A1" office:value-type="string">
            <text:p text:style-name="Table_20_Contents">Example: <text:s/>steel bolt -- calculated mass compared to measured mass</text:p>
          </table:table-cell>
        </table:table-row>
        <table:table-row>
          <table:table-cell office:value-type="string">
            <text:p text:style-name="Table_20_Contents"><text:span text:style-name="Code">mass.bucket</text:span></text:p>
          </table:table-cell>
          <table:table-cell office:value-type="string">
            <text:p text:style-name="Table_20_Contents">Example: <text:s/>5 gallon bucket volume</text:p>
          </table:table-cell>
        </table:table-row>
        <table:table-row>
          <table:table-cell office:value-type="string">
            <text:p text:style-name="Table_20_Contents"><text:span text:style-name="Code">mass.cat</text:span></text:p>
          </table:table-cell>
          <table:table-cell office:value-type="string">
            <text:p text:style-name="Table_20_Contents">Example: <text:s/>part made to fix cat scratching post</text:p>
          </table:table-cell>
        </table:table-row>
        <table:table-row>
          <table:table-cell office:value-type="string">
            <text:p text:style-name="Table_20_Contents"><text:span text:style-name="Code">mass.earth</text:span></text:p>
          </table:table-cell>
          <table:table-cell office:value-type="string">
            <text:p text:style-name="Table_20_Contents">Example: <text:s/>mass of the Earth</text:p>
          </table:table-cell>
        </table:table-row>
        <table:table-row>
          <table:table-cell office:value-type="string">
            <text:p text:style-name="Table_20_Contents"><text:span text:style-name="Code">mass.fishtank</text:span></text:p>
          </table:table-cell>
          <table:table-cell office:value-type="string">
            <text:p text:style-name="Table_20_Contents">Example: <text:s/>mass of an acrylic fish tank</text:p>
          </table:table-cell>
        </table:table-row>
        <table:table-row>
          <table:table-cell office:value-type="string">
            <text:p text:style-name="Table_20_Contents"><text:span text:style-name="Code">mass.frame</text:span></text:p>
          </table:table-cell>
          <table:table-cell office:value-type="string">
            <text:p text:style-name="Table_20_Contents">Example: <text:s/>mass of a small room framed with 2x4s and covered with plywood and sheetrock</text:p>
          </table:table-cell>
        </table:table-row>
        <table:table-row>
          <table:table-cell office:value-type="string">
            <text:p text:style-name="Table_20_Contents"><text:span text:style-name="Code">mass.house</text:span></text:p>
          </table:table-cell>
          <table:table-cell office:value-type="string">
            <text:p text:style-name="Table_20_Contents">Example: <text:s/>calculates the mass of air in a house.</text:p>
          </table:table-cell>
        </table:table-row>
        <table:table-row>
          <table:table-cell office:value-type="string">
            <text:p text:style-name="Table_20_Contents"><text:span text:style-name="Code">mass.pdf</text:span></text:p>
          </table:table-cell>
          <table:table-cell office:value-type="string">
            <text:p text:style-name="Table_20_Contents">This documentation file.</text:p>
          </table:table-cell>
        </table:table-row>
        <table:table-row>
          <table:table-cell table:style-name="Table4.A1" office:value-type="string">
            <text:p text:style-name="Table_20_Contents"><text:span text:style-name="Code">mass.py</text:span></text:p>
          </table:table-cell>
          <table:table-cell table:style-name="Table4.A1" office:value-type="string">
            <text:p text:style-name="Table_20_Contents">The main script.</text:p>
          </table:table-cell>
        </table:table-row>
        <table:table-row>
          <table:table-cell office:value-type="string">
            <text:p text:style-name="Table_20_Contents"><text:span text:style-name="Code">mass.simple</text:span></text:p>
          </table:table-cell>
          <table:table-cell office:value-type="string">
            <text:p text:style-name="Table_20_Contents">The script for a simple example (see <text:span text:style-name="Section"><text:bookmark-ref text:reference-format="text" text:ref-name="__RefHeading__46159_48274643">Simple example</text:bookmark-ref></text:span> <text:bookmark-ref text:reference-format="direction" text:ref-name="__RefHeading__46159_48274643">below</text:bookmark-ref>).</text:p>
          </table:table-cell>
        </table:table-row>
        <table:table-row>
          <table:table-cell office:value-type="string">
            <text:p text:style-name="Table_20_Contents"><text:span text:style-name="Code">mass.test</text:span></text:p>
          </table:table-cell>
          <table:table-cell office:value-type="string">
            <text:p text:style-name="Table_20_Contents">Test file to exercise each component type and have the mass and volume come out to unity for each component.</text:p>
          </table:table-cell>
        </table:table-row>
        <table:table-row>
          <table:table-cell office:value-type="string">
            <text:p text:style-name="Table_20_Contents"><text:span text:style-name="Code">sig.py</text:span></text:p>
          </table:table-cell>
          <table:table-cell office:value-type="string">
            <text:p text:style-name="Table_20_Contents">A support module used for formatting floating point numbers.</text:p>
          </table:table-cell>
        </table:table-row>
        <table:table-row>
          <table:table-cell office:value-type="string">
            <text:p text:style-name="Table_20_Contents"><text:span text:style-name="Code">u.py</text:span></text:p>
          </table:table-cell>
          <table:table-cell office:value-type="string">
            <text:p text:style-name="Table_20_Contents">A support module used to define physical units.</text:p>
          </table:table-cell>
        </table:table-row>
      </table:table>
      <text:p text:style-name="Text_20_body">You can move these files to wherever you like. <text:s/>If you want to run the <text:span text:style-name="Code">mass.py</text:span> script while in another directory, you'll have to add the directory where the <text:span text:style-name="Code">sig.py</text:span> and <text:span text:style-name="Code">u.py</text:span> modules are to your <text:span text:style-name="Code">PYTHONPATH</text:span> environment variable.</text:p>
      <text:h text:style-name="Heading_20_1" text:outline-level="1"><text:bookmark text:name="__RefHeading__46159_48274643"/>Simple example<text:bookmark-end text:name="__RefHeading__46159_48274643"/></text:h>
      <text:p text:style-name="Text_20_body">When using a new computer program for the first time, one should start off with a simple example that is easy to figure out manually and that verifies that the program can get the right answer. <text:s/>In the following example, we'll compute the mass of a 1 by 2 by 3 cm block of water. <text:s/>It's easy to calculate what the result should be: <text:s/>6 grams because the volume is 6 cc and the density of water is <text:s/>nominally<text:note text:id="ftn1" text:note-class="footnote"><text:note-citation>1</text:note-citation><text:note-body><text:p text:style-name="Footnote">This is actually only true at 3.98 <text:span text:style-name="T7">°</text:span>C; the density of water at room temperature is about 0.3% lower. <text:s/></text:p></text:note-body></text:note> 1 g/cc.</text:p>
      <text:p text:style-name="Text_20_body">We'll set the default material to water and the default dimensions to cm. <text:s/>Here's the contents of the datafile (don't worry about what the terms mean; they'll be discussed later):</text:p>
      <text:p text:style-name="Code">material water</text:p>
      <text:p text:style-name="Code"><text:soft-page-break/>units cm</text:p>
      <text:p text:style-name="Code">munit g</text:p>
      <text:p text:style-name="Code">vunit cc</text:p>
      <text:p text:style-name="Code_20_end">rect a = 1, b = 2, L = 3, name="123 block"</text:p>
      <text:p text:style-name="Text_20_body">I put this information into a file named <text:span text:style-name="Code">mass.simple</text:span> and ran the script at a command line by typing in the command</text:p>
      <text:p text:style-name="Code_20_end">python mass.py <text:span text:style-name="Code">mass.simple</text:span></text:p>
      <text:p text:style-name="Text_20_body">The results were:</text:p>
      <text:p text:style-name="Code">Mass/volume calculation</text:p>
      <text:p text:style-name="Code">-----------------------</text:p>
      <text:p text:style-name="Code"><text:s text:c="2"/>Sat Jan 19 18:42:02 2013</text:p>
      <text:p text:style-name="Code"><text:s text:c="2"/>Name of datafile <text:s text:c="4"/>= mass.simple</text:p>
      <text:p text:style-name="Code"><text:s text:c="2"/>MD5 hash of datafile = a50f32fb18ca34328c7781ea6d0ed121</text:p>
      <text:p text:style-name="Code"><text:s text:c="2"/>MD5 hash of program <text:s/>= f8456e4e265d144e5acdfb8441ceb769</text:p>
      <text:p text:style-name="Code"/>
      <text:p text:style-name="Code"><text:s text:c="27"/>Mass <text:s text:c="9"/>% of <text:s text:c="8"/>Volume <text:s text:c="8"/>% of <text:s text:c="2"/></text:p>
      <text:p text:style-name="Code"><text:s text:c="5"/>Component <text:s text:c="13"/>g <text:s text:c="10"/>Total <text:s text:c="10"/>cc <text:s text:c="9"/>Total <text:s text:c="2"/></text:p>
      <text:p text:style-name="Code">-------------------- ---------------- ---------- ---------------- ----------</text:p>
      <text:p text:style-name="Code">123 block <text:s text:c="18"/>6.00 <text:s text:c="7"/>100. <text:s text:c="11"/>6.00 <text:s text:c="7"/>100. <text:s text:c="3"/></text:p>
      <text:p text:style-name="Code">-------------------- ---------------- ---------- ---------------- ----------</text:p>
      <text:p text:style-name="Code">Total positive <text:s text:c="13"/>6.00 <text:s text:c="23"/>6.00 <text:s text:c="15"/></text:p>
      <text:p text:style-name="Code">Total negative <text:s text:c="13"/>0 <text:s text:c="26"/>0 <text:s text:c="18"/></text:p>
      <text:p text:style-name="Code">-------------------- ---------------- ---------- ---------------- ----------</text:p>
      <text:p text:style-name="Code_20_end">Total net <text:s text:c="18"/>6.00 <text:s text:c="23"/>6.00 <text:s text:c="15"/></text:p>
      <text:p text:style-name="Text_20_body">The results are as expected.</text:p>
      <text:p text:style-name="Text_20_body">Each report includes a header giving the time the report was run, the name of the datafile used, and MD5 hashes<text:note text:id="ftn2" text:note-class="footnote"><text:note-citation>2</text:note-citation><text:note-body><text:p text:style-name="Footnote">A hash is a string of bytes (here, a hexadecimal number) used to represent the bytes in a file. <text:s/>Typically, if you make a small change in the file, the hash will be substantially different.</text:p></text:note-body></text:note> of both the datafile and the program. <text:s/>These hashes can be useful to verify that a particular version of the datafile and/or the <text:span text:style-name="Code">mass.py</text:span> program were used to get the printed results. <text:s/>I've removed this information from the remaining results in this document because they aren't the same as what you'll see and because this saves a little space.</text:p>
      <text:p text:style-name="Text_20_body">The report shows the mass and volume for each component, along with totals. <text:s/>The "Total negative" line shows the total for any negative masses (holes) that were defined, but this model didn't have any. <text:s/>Negative components will always show a negative volume and mass to indicate to you that they are being deducted from the net totals.</text:p>
      <text:h text:style-name="Heading_20_2" text:outline-level="2">Accuracy</text:h>
      <text:p text:style-name="Text_20_body">An important thing to realize about computer models like <text:span text:style-name="Code">mass.py</text:span> is that they are only as good as their input. <text:s/>This is concisely stated in the old rule of "garbage in, garbage out". <text:s/>Personally, I trust the numbers that come out of the program to perhaps 1 to 10%. <text:s/>This is because of imperfect knowledge of densities and dimensions. <text:s/>And real materials may not be as homogeneous as you think. <text:s/></text:p>
      <text:p text:style-name="Text_20_body">Of course, if you know the geometry and densities well, then the program can make accurate predictions. <text:s/>The <text:span text:style-name="Code">bolt.mass</text:span> example file calculates a mass that was within about 0.1% of the measured value.</text:p>
      <text:h text:style-name="Heading_20_1" text:outline-level="1">The datafile</text:h>
      <text:p text:style-name="Text_20_body">The output of the program is controlled by the datafile:</text:p>
      <text:p text:style-name="Code_20_end">python mass.py datafile</text:p>
      <text:p text:style-name="Text_20_body">The datafile is a text file containing lines of the following form:</text:p>
      <text:list xml:id="list37518230" text:style-name="Hierarchical_20_-_20_1_2c__20_a_2c__20_i_2c__20_etc.">
        <text:list-item text:start-value="1">
          <text:p text:style-name="P5">Blank lines</text:p>
        </text:list-item>
        <text:list-item>
          <text:p text:style-name="P5">Comment lines</text:p>
        </text:list-item>
        <text:list-item>
          <text:p text:style-name="P5"><text:soft-page-break/>Component lines</text:p>
        </text:list-item>
        <text:list-item>
          <text:p text:style-name="P5">Control lines</text:p>
        </text:list-item>
        <text:list-item>
          <text:p text:style-name="P4">Variable definitions</text:p>
        </text:list-item>
      </text:list>
      <text:p text:style-name="Text_20_body">On any line, the text from the <text:span text:style-name="Code">#</text:span> character to the end of the line is removed before processing<text:note text:id="ftn3" text:note-class="footnote"><text:note-citation>3</text:note-citation><text:note-body><text:p text:style-name="Footnote">Note this disallows the use of the <text:span text:style-name="Code">#</text:span> character in a string, even though it's valid python syntax.</text:p></text:note-body></text:note>. <text:s/>Leading and trailing whitespace are also stripped. <text:s/>Blank lines are ignored.</text:p>
      <text:p text:style-name="Text_20_body">Comment lines are any lines that begin with <text:span text:style-name="Code">#</text:span> after leading whitespace is removed. <text:s/>Comment lines are ignored.</text:p>
      <text:p text:style-name="Text_20_body">Important note: <text:s/>real-world materials often have a range of densities. <text:s/>The program has to use one value for the density; if you get results that don't seem to make sense or conflict with other calculations, make sure you're using the same values for the densities.</text:p>
      <text:p text:style-name="Text_20_body">When you're first learning to use the script or working with a new datafile, I recommend you use the <text:span text:style-name="Code">-v</text:span> option to have the program print out the strings describing each of the geometric primitives you've defined and checking that they have the parameters you expect.</text:p>
      <text:h text:style-name="Heading_20_2" text:outline-level="2">Component lines</text:h>
      <text:p text:style-name="Text_20_body">A component line describes a component in the structure. <text:s/>The form is</text:p>
      <text:p text:style-name="Code_20_end">comp keywords</text:p>
      <text:p text:style-name="Text_20_body">where <text:span text:style-name="Code">comp</text:span> is a string defining the type of component (for example, <text:span text:style-name="Code">cyl</text:span> designates a circular cylinder; the different components will be detailed in the <text:span text:style-name="Section"><text:bookmark-ref text:reference-format="text" text:ref-name="__RefHeading__63744_300125564">Geometrical objects</text:bookmark-ref></text:span> section). <text:s/>The <text:span text:style-name="Code">keywords</text:span> are a set of assignment expressions separated by commas that describe the dimensions of the component. <text:s/>For example, for a right circular cylinder, the radius or diameter and the length of the cylinder define its volume. <text:s/>The following <text:span text:style-name="Code">cyl</text:span> lines would define the same cylinder</text:p>
      <text:p text:style-name="Code">cyl r = 2, L = 5</text:p>
      <text:p text:style-name="Code_20_end">cyl d = 4, L = 5</text:p>
      <text:p text:style-name="Text_20_body">The cylinder shape can be specified by either a radius <text:span text:style-name="Code">r</text:span> or a diameter <text:span text:style-name="Code">d</text:span>. <text:s/>The length of the cylinder is specified by the variable <text:span text:style-name="Code">L.</text:span></text:p>
      <text:p text:style-name="Text_20_body">The <text:span text:style-name="Code">keywords</text:span> are of the form <text:span text:style-name="Code">kw = value</text:span>. <text:s/><text:span text:style-name="Code">kw</text:span> is the name of the keyword and <text:span text:style-name="Code">value</text:span> is the value. <text:s/>Note that <text:span text:style-name="Code">value</text:span> can be an expression and contain any variable name defined earlier.</text:p>
      <text:p text:style-name="Text_20_body">Since most of the keywords have to do with defining the dimensions of the object, a special syntax is accommodated to allow you to use different physical units with a dimension than the default unit. <text:s/>The unit string must be separated from the number expression by one or more spaces. <text:s/>Thus, supposing the default units were meters, the following cylinder's diameter could be defined in inches by</text:p>
      <text:p text:style-name="Code_20_end">cyl d = 2 inches, L = 5</text:p>
      <text:p text:style-name="Text_20_body">The units are provided by the <text:span text:style-name="Code">u.py</text:span> module; if a unit you wish to use is missing from its default set, it's easy to add to the <text:span text:style-name="Code">SI_unit_definitions_string</text:span> global variable. <text:s/>This module also lets you use any valid SI prefix with any unit.</text:p>
      <text:p text:style-name="Text_20_body">Besides the dimensions required by the particular component, the allowed keywords are:</text:p>
      <table:table table:name="Table1" table:style-name="Table1">
        <table:table-column table:style-name="Table1.A"/>
        <table:table-column table:style-name="Table1.B"/>
        <table:table-row>
          <table:table-cell table:style-name="Table1.A1" office:value-type="string">
            <text:p text:style-name="Table_20_Contents"><text:span text:style-name="Code">n</text:span></text:p>
          </table:table-cell>
          <table:table-cell table:style-name="Table1.A1" office:value-type="string">
            <text:p text:style-name="Table_20_Contents">Specifies the number of components of this type (defaults to 1 if not given). <text:s/>While normally an integer, this number can be any positive floating point number including zero. <text:s/>You can use this, for example, to model a right-angle triangular prism by using a <text:span text:style-name="Code">rect</text:span> object with <text:span text:style-name="Code">a</text:span> and <text:span text:style-name="Code">b</text:span> being equal to the non-hypotenuse legs and setting <text:span text:style-name="Code">n</text:span> to 0.5.</text:p>
          </table:table-cell>
        </table:table-row>
        <table:table-row>
          <table:table-cell table:style-name="Table1.A1" office:value-type="string">
            <text:p text:style-name="Table_20_Contents"><text:span text:style-name="Code">name</text:span></text:p>
          </table:table-cell>
          <table:table-cell table:style-name="Table1.A1" office:value-type="string">
            <text:p text:style-name="Table_20_Contents">A string that describes the component. <text:s/>Example: <text:s/><text:span text:style-name="Code">name = "123 block"</text:span>. <text:s/>Note any keyword that has a value of a string literal must include the double (or single) quote characters. <text:s/>If you don't give a component a name, it will be named by its object name followed by the line number it's defined in the datafile. <text:s/>If you give an object a name, an error will occur if it's the same name as another object.</text:p>
          </table:table-cell>
        </table:table-row>
        <text:soft-page-break/>
        <table:table-row>
          <table:table-cell table:style-name="Table1.A1" office:value-type="string">
            <text:p text:style-name="Table_20_Contents"><text:span text:style-name="Code">rho</text:span></text:p>
          </table:table-cell>
          <table:table-cell table:style-name="Table1.A1" office:value-type="string">
            <text:p text:style-name="Table_20_Contents">Specify the density in g/cc of the component. <text:s/>You can also use a short ID string for a material if you wish. <text:s/>If you supply the <text:span text:style-name="Code">rho</text:span> keyword in a component line, its value overrides the global setting or the <text:span text:style-name="Code">material</text:span> keyword's setting.</text:p>
          </table:table-cell>
        </table:table-row>
        <table:table-row>
          <table:table-cell table:style-name="Table1.A1" office:value-type="string">
            <text:p text:style-name="Table_20_Contents"><text:span text:style-name="Code">neg</text:span></text:p>
          </table:table-cell>
          <table:table-cell table:style-name="Table1.A1" office:value-type="string">
            <text:p text:style-name="Table_20_Contents">A boolean; if <text:span text:style-name="Code">True</text:span>, then the component is to be regarded as a negative mass (i.e., a hole).</text:p>
          </table:table-cell>
        </table:table-row>
        <table:table-row>
          <table:table-cell table:style-name="Table1.A1" office:value-type="string">
            <text:p text:style-name="Table_20_Contents"><text:span text:style-name="Code">material</text:span></text:p>
          </table:table-cell>
          <table:table-cell table:style-name="Table1.A1" office:value-type="string">
            <text:p text:style-name="Table_20_Contents">A short string that specifies the material of the component. <text:s/>You can get a listing of the materials by using the <text:span text:style-name="Code">-m</text:span> option of the program. <text:s/>If the <text:span text:style-name="Code">material</text:span> keyword is not given on a component line, then the part is considered to be made from the current default material (this can be changed with the <text:span text:style-name="Code">material</text:span> control statement). <text:s/>You can change the default material in the <text:span text:style-name="Code">ParseCommandLine</text:span> function if you wish.</text:p>
          </table:table-cell>
        </table:table-row>
      </table:table>
      <text:p text:style-name="Text_20_body">If you forget a needed keyword, the script will stop with an error message telling you what's missing and which line in the datafile has the error.</text:p>
      <text:p text:style-name="Text_20_body">On my computer, processing a component line takes roughly 1 ms. <text:s/>This lets you process a file with 1000 components in about one second. <text:s/>You'll find, however, that if you have repeated parts in a design, it's much faster to have one line for those parts and set the <text:span text:style-name="Code">n</text:span> keyword parameter to a suitable value rather than to have n identical lines. <text:s/></text:p>
      <text:p text:style-name="Text_20_body">The program checks the values of parameters to ensure that they're greater than or equal to zero.</text:p>
      <text:p text:style-name="Text_20_body">Here's an example. <text:s/>Suppose you had specified the default material to be a wood and the default unit to be cm, but you want to have a chunk of 1/2 inch diameter bar stock 15 inches long made from steel and you want to name it "shaft". <text:s/>You could use the following component line:</text:p>
      <text:p text:style-name="Code_20_end">cyl d = 1/2 in, L = 15 in, name="shaft", rho="steel"</text:p>
      <text:h text:style-name="Heading_20_2" text:outline-level="2">Control lines</text:h>
      <text:p text:style-name="Text_20_body">Control lines change the global state of the program. <text:s/>The form of a control line is</text:p>
      <text:p text:style-name="Code_20_end">keyword expression</text:p>
      <text:p text:style-name="Text_20_body">where</text:p>
      <table:table table:name="Table2" table:style-name="Table2">
        <table:table-column table:style-name="Table2.A"/>
        <table:table-column table:style-name="Table2.B"/>
        <table:table-row>
          <table:table-cell table:style-name="Table2.A1" office:value-type="string">
            <text:p text:style-name="Table_20_Heading">Keyword</text:p>
          </table:table-cell>
          <table:table-cell table:style-name="Table2.A1" office:value-type="string">
            <text:p text:style-name="Table_20_Heading">Meaning</text:p>
          </table:table-cell>
        </table:table-row>
        <table:table-row>
          <table:table-cell table:style-name="Table2.A1" office:value-type="string">
            <text:p text:style-name="Table_20_Contents"><text:span text:style-name="Code">angles</text:span></text:p>
          </table:table-cell>
          <table:table-cell table:style-name="Table2.A1" office:value-type="string">
            <text:p text:style-name="Table_20_Contents">Defines the factor that angles should be multiplied to convert them to radians. <text:s/>Thus, if you want all angles to be measured in degrees, use a line of <text:span text:style-name="Code">angles pi/180</text:span> near the beginning of the datafile. <text:s/>The default is to measure angles in radians (edit the <text:span text:style-name="Code">d["angles"]</text:span> line in the <text:span text:style-name="Code">ParseCommandLine()</text:span> function if you want to change this default). </text:p>
          </table:table-cell>
        </table:table-row>
        <table:table-row>
          <table:table-cell table:style-name="Table2.A1" office:value-type="string">
            <text:p text:style-name="Table_20_Contents"><text:span text:style-name="Code">del</text:span></text:p>
          </table:table-cell>
          <table:table-cell table:style-name="Table2.A1" office:value-type="string">
            <text:p text:style-name="Table_20_Contents">Delete a previously-defined variable. <text:s/>It's an error to try to delete a non-existent variable.</text:p>
          </table:table-cell>
        </table:table-row>
        <table:table-row>
          <table:table-cell table:style-name="Table2.A1" office:value-type="string">
            <text:p text:style-name="Table_20_Contents"><text:span text:style-name="Code">digits</text:span></text:p>
          </table:table-cell>
          <table:table-cell table:style-name="Table2.A1" office:value-type="string">
            <text:p text:style-name="Table_20_Contents">Set the number of significant figures to be used in the report. <text:s/>If the command line has a <text:span text:style-name="Code">-d</text:span> option, the <text:span text:style-name="Code">-d</text:span> option overrides the <text:span text:style-name="Code">digits</text:span> setting.</text:p>
          </table:table-cell>
        </table:table-row>
        <table:table-row>
          <table:table-cell table:style-name="Table2.A1" office:value-type="string">
            <text:p text:style-name="Table_20_Contents"><text:span text:style-name="Code">material</text:span></text:p>
          </table:table-cell>
          <table:table-cell table:style-name="Table2.A1" office:value-type="string">
            <text:p text:style-name="Table_20_Contents">Defines the current default material. <text:s/>This is only relevant if a command line doesn't include a <text:span text:style-name="Code">material</text:span> or <text:span text:style-name="Code">rho</text:span> keyword. <text:s/>Here, the <text:span text:style-name="Code">expression</text:span> term can be one of the <text:span text:style-name="Code">ShortID</text:span> strings used to identify materials (for example, <text:span text:style-name="Code">"steel"</text:span> designates the default material to be steel (it must be a quoted string)) or it can be a numeric expression of the density in g/cc.</text:p>
          </table:table-cell>
        </table:table-row>
        <table:table-row>
          <table:table-cell table:style-name="Table2.A1" office:value-type="string">
            <text:p text:style-name="Table_20_Contents"><text:span text:style-name="Code">munit</text:span></text:p>
          </table:table-cell>
          <table:table-cell table:style-name="Table2.A1" office:value-type="string">
            <text:p text:style-name="Table_20_Contents">Unit to use to display mass in the report. <text:s/>Defaults to <text:span text:style-name="Code">g</text:span>.</text:p>
          </table:table-cell>
        </table:table-row>
        <table:table-row>
          <table:table-cell table:style-name="Table2.A1" office:value-type="string">
            <text:p text:style-name="Table_20_Contents"><text:span text:style-name="Code">units</text:span></text:p>
          </table:table-cell>
          <table:table-cell table:style-name="Table2.A1" office:value-type="string">
            <text:p text:style-name="Table_20_Contents">Define the units to be used for linear measurements. <text:s/>This definition is in force until a new <text:span text:style-name="Code">units</text:span> line is encountered. <text:s/>The default unit for linear measurement is cm.</text:p>
          </table:table-cell>
        </table:table-row>
        <table:table-row>
          <table:table-cell table:style-name="Table2.A1" office:value-type="string">
            <text:p text:style-name="Table_20_Contents"><text:span text:style-name="Code">vunit</text:span></text:p>
          </table:table-cell>
          <table:table-cell table:style-name="Table2.A1" office:value-type="string">
            <text:p text:style-name="Table_20_Contents">Specifies the unit to use for the volume of items in the report. <text:s/>The default is cubic cm.</text:p>
          </table:table-cell>
        </table:table-row>
      </table:table>
      <text:p text:style-name="Text_20_body"><text:soft-page-break/>You do not need to put quotes around any of the expression strings in the above table because the program knows it's a string. <text:s/>Also, be careful of writing a line like</text:p>
      <text:p text:style-name="Code_20_end">digits = 4</text:p>
      <text:p text:style-name="Text_20_body">You'll expect to see four significant figures in the output, but you'll only see the default three. <text:s/>This is because the <text:span text:style-name="Code">=</text:span> symbol causes the line to be evaluated as a variable assignment. <text:s/>The proper line to change the number of digits is </text:p>
      <text:p text:style-name="Code_20_end">digits 4</text:p>
      <text:p text:style-name="Text_20_body">The <text:span text:style-name="Code">u.py</text:span> module provides the units for the program; read it if you're interested in seeing what units are supported. <text:s/>It's easy to add missing units to this module, so feel free to edit it.</text:p>
      <text:p text:style-name="Text_20_body">The default linear dimension units are cm, the default mass unit is g, the default volume unit is cc (cubic cm), and the default angle measure is radians. <text:s/>If you wish to change these defaults, edit the appropriate lines in the function <text:span text:style-name="Code">ParseCommandLine</text:span>.</text:p>
      <text:h text:style-name="Heading_20_2" text:outline-level="2">Variable definitions</text:h>
      <text:p text:style-name="Text_20_body">You can include lines of the form <text:span text:style-name="Code">x = expr</text:span> where <text:span text:style-name="Code">x</text:span> is a valid python variable name and <text:span text:style-name="Code">expr</text:span> is a valid python expression. <text:s/>Some examples are:</text:p>
      <text:p text:style-name="Code">x = 42</text:p>
      <text:p text:style-name="Code">y = x*cos(pi/8)</text:p>
      <text:p text:style-name="Code_20_end">s = "bolt7"</text:p>
      <text:p text:style-name="Text_20_body">These variable definitions are then in scope from that point forward. <text:s/>A new variable definition line can change the value of the variable from that point forward. <text:s/>You can delete a variable definition with the <text:span text:style-name="Code">del</text:span> control command.</text:p>
      <text:p text:style-name="Text_20_body"><text:span text:style-name="Important_20_-_20_red">Important</text:span>: <text:s/>there must be at least one space character before and after the <text:span text:style-name="Code">=</text:span> character. <text:s/>This is because the line is split on the space characters. <text:s/>Python allows assignments like <text:span text:style-name="Code">x=42</text:span>, but these won't work with the <text:span text:style-name="Code">mass.py</text:span> script.</text:p>
      <text:h text:style-name="Heading_20_2" text:outline-level="2">Code blocks</text:h>
      <text:p text:style-name="Text_20_body">You can include blocks of code in your datafile that execute when they are encountered (actually, they are accumulated until the end of the code block is encountered). <text:s/>This lets you perform convenience calculations or modify the state of the script. <text:s/>Code blocks are delineated by <text:span text:style-name="Code">{</text:span> and <text:span text:style-name="Code">}</text:span> on their separate lines.</text:p>
      <text:p text:style-name="Text_20_body">Here's an example:</text:p>
      <text:p text:style-name="Code">x = 1.23</text:p>
      <text:p text:style-name="Code">{</text:p>
      <text:p text:style-name="Code"><text:s text:c="4"/>print("First = " + str(locals()))</text:p>
      <text:p text:style-name="Code"><text:s text:c="4"/>x = 3.45</text:p>
      <text:p text:style-name="Code"><text:s text:c="4"/>global xyz</text:p>
      <text:p text:style-name="Code"><text:s text:c="4"/>xyz = 77.7</text:p>
      <text:p text:style-name="Code">}</text:p>
      <text:p text:style-name="Code">{</text:p>
      <text:p text:style-name="Code"><text:s text:c="4"/>print("Second = " + str(locals()))</text:p>
      <text:p text:style-name="Code"><text:s text:c="4"/>print("xyz = " + str(xyz))</text:p>
      <text:p text:style-name="Code"><text:s text:c="4"/>exit(0)</text:p>
      <text:p text:style-name="Code_20_end">}</text:p>
      <text:p text:style-name="Text_20_body">When run, this produces the output</text:p>
      <text:p text:style-name="Code">First = {'x': 1.23}</text:p>
      <text:p text:style-name="Code">Second = {'x': 3.4500000000000002}</text:p>
      <text:p text:style-name="Code_20_end">xyz = 77.7</text:p>
      <text:p text:style-name="Text_20_body">The first code block demonstrates that the <text:span text:style-name="Code">x</text:span> variable defined prior to the block is included in the code block's local variables, so you have access to the variables you have defined up to this point. <text:s/>Note the first code block changes the value of <text:span text:style-name="Code">x</text:span>. <text:s/>Note the definition of the global variable <text:span text:style-name="Code">xyz</text:span>.</text:p>
      <text:p text:style-name="Text_20_body">The second code block shows that the value of <text:span text:style-name="Code">x</text:span> has changed and the value of the global variable <text:soft-page-break/><text:span text:style-name="Code">xyz</text:span>, then exits (this is a method to not show the report). <text:s/>This demonstrates that code blocks share the same local and global variables.</text:p>
      <text:p text:style-name="Text_20_body">The first line of the code block can have any indentation you choose (tabs not allowed). <text:s/>This indentation is removed from subsequent lines in the code block. <text:s/>This feature lets you indent code blocks to make them easier to read. <text:s/>You're not allowed to use tab characters in the leading whitespace of the line.</text:p>
      <text:p text:style-name="Text_20_body">If you need to execute a goodly amount of code, you can put it into a module and import it in a code block.</text:p>
      <text:h text:style-name="Heading_20_2" text:outline-level="2">Commenting out blocks in the datafile</text:h>
      <text:p text:style-name="Text_20_body">You can use the keywords <text:span text:style-name="Code">.off</text:span> and <text:span text:style-name="Code">.on</text:span> to tell the <text:span text:style-name="Code">mass.py</text:span> script to ignore portions of the datafile. <text:s/>When <text:span text:style-name="Code">.off</text:span> is encountered, subsequent lines are ignored until a <text:span text:style-name="Code">.on</text:span> line is encountered. <text:s/>This can be handy to help debug a section of the datafile without having to look at the whole report.</text:p>
      <text:p text:style-name="Text_20_body">If you don't like the <text:span text:style-name="Code">.off</text:span> and <text:span text:style-name="Code">.on</text:span> keywords, you can change them in the <text:span text:style-name="Code">ParseCommandLine</text:span> function.</text:p>
      <text:h text:style-name="Heading_20_1" text:outline-level="1">The report</text:h>
      <text:p text:style-name="Text_20_body">The report is organized to show each component as it is encountered in the datafile. <text:s/>The mass and volume are printed in such a way as to align the decimal points of each item. <text:s/>This makes it easier to compare the relative sizes of each contributor to the total.</text:p>
      <text:p text:style-name="Text_20_body">You'll occasionally see the display switch to scientific notation because the number is too large or small for the column. <text:s/>You may be able to fix this by changing the <text:span text:style-name="Code">munit</text:span> or <text:span text:style-name="Code">vunit</text:span> settings.</text:p>
      <text:p text:style-name="Text_20_body">When a <text:span text:style-name="Code">% of Total</text:span> item is printed, the base for that item is either the sum of the positive masses or the sum of the negative masses. <text:s/>This lets you see the rank of the positive contributors and the negative contributors. <text:s/>The net mass and volume are the overall sums of both the positive and negative contributors. <text:s/>The negative contributions are always labeled with a negative sign to alert you that you're looking at a negative contributor.</text:p>
      <text:h text:style-name="Heading_20_2" text:outline-level="2">Calling the report manually</text:h>
      <text:p text:style-name="Text_20_body">You can have the report printed by calling <text:span text:style-name="Code">Report()</text:span> within a code block. <text:s/>This can be useful to see the incremental effects of adding a component. <text:s/>Here's a simple example:</text:p>
      <text:p text:style-name="Code">rect a=1, b=1, L=1</text:p>
      <text:p text:style-name="Code">{</text:p>
      <text:p text:style-name="Code"><text:s text:c="4"/>Report(d)</text:p>
      <text:p text:style-name="Code"><text:s text:c="4"/>print("\n"*2)</text:p>
      <text:p text:style-name="Code">}</text:p>
      <text:p text:style-name="Code_20_end">rect a=2, b=2, L=2</text:p>
      <text:p text:style-name="Text_20_body">that prints the report</text:p>
      <text:p text:style-name="Code">Components:</text:p>
      <text:p text:style-name="Code"><text:s text:c="2"/>Rect&lt;L=1 a=1 b=1 n=1 rho=7.86 un='cm'&gt;</text:p>
      <text:p text:style-name="Code"/>
      <text:p text:style-name="Code">Mass/volume calculation</text:p>
      <text:p text:style-name="Code">-----------------------</text:p>
      <text:p text:style-name="Code"><text:s text:c="3"/>[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 <text:s text:c="19"/>7.86 <text:s text:c="7"/>100. <text:s text:c="11"/>1.00 <text:s text:c="7"/>100. <text:s text:c="3"/></text:p>
      <text:p text:style-name="Code">-------------------- ---------------- ---------- ---------------- ----------</text:p>
      <text:p text:style-name="Code">Total positive <text:s text:c="13"/>7.86 <text:s text:c="23"/>1.00 <text:s text:c="15"/></text:p>
      <text:p text:style-name="Code">Total negative <text:s text:c="13"/>0. <text:s text:c="25"/>0. <text:s text:c="17"/></text:p>
      <text:p text:style-name="Code">-------------------- ---------------- ---------- ---------------- ----------</text:p>
      <text:p text:style-name="Code">Total net <text:s text:c="18"/>7.86 <text:s text:c="23"/>1.00 <text:s text:c="15"/></text:p>
      <text:p text:style-name="Code"/>
      <text:p text:style-name="Code"><text:soft-page-break/></text:p>
      <text:p text:style-name="Code"/>
      <text:p text:style-name="Code">Components:</text:p>
      <text:p text:style-name="Code"><text:s text:c="2"/>Rect&lt;L=1 a=1 b=1 n=1 rho=7.86 un='cm'&gt;</text:p>
      <text:p text:style-name="Code"><text:s text:c="2"/>Rect&lt;L=2 a=2 b=2 n=1 rho=7.86 un='cm'&gt;</text:p>
      <text:p text:style-name="Code"/>
      <text:p text:style-name="Code">Mass/volume calculation</text:p>
      <text:p text:style-name="Code">-----------------------</text:p>
      <text:p text:style-name="Code"><text:s text:c="2"/>[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 <text:s text:c="19"/>7.86 <text:s text:c="8"/>11.1 <text:s text:c="10"/>1.00 <text:s text:c="8"/>11.1 <text:s text:c="2"/></text:p>
      <text:p text:style-name="Code">Rect [6] <text:s text:c="18"/>62.9 <text:s text:c="9"/>88.9 <text:s text:c="10"/>8.00 <text:s text:c="8"/>88.9 <text:s text:c="2"/></text:p>
      <text:p text:style-name="Code">-------------------- ---------------- ---------- ---------------- ----------</text:p>
      <text:p text:style-name="Code">Total positive <text:s text:c="12"/>70.7 <text:s text:c="24"/>9.00 <text:s text:c="15"/></text:p>
      <text:p text:style-name="Code">Total negative <text:s text:c="13"/>0. <text:s text:c="25"/>0. <text:s text:c="17"/></text:p>
      <text:p text:style-name="Code">-------------------- ---------------- ---------- ---------------- ----------</text:p>
      <text:p text:style-name="Code_20_end">Total net <text:s text:c="17"/>70.7 <text:s text:c="24"/>9.00 <text:s text:c="5"/></text:p>
      <text:p text:style-name="Text_20_body">Note the utility of using the <text:span text:style-name="Code">-v</text:span> option to print the components before the report to help you understand the report's context.</text:p>
      <text:h text:style-name="Heading_20_1" text:outline-level="1"><text:bookmark text:name="__RefHeading__63744_300125564"/>Geometrical objects<text:bookmark-end text:name="__RefHeading__63744_300125564"/></text:h>
      <text:p text:style-name="Text_20_body">The leading keyword of a component line in the datafile must be one of the keywords given in this section. <text:s/>The relevant dimensions are shown on a drawing, if appropriate.</text:p>
      <text:p text:style-name="Text_20_body">Objects like I-beams, rectangular tubing, etc. normally have radiused edges, fillets, etc., usually by virtue of needing clearance in the rolling mill's dies or to avoid sharp edges. <text:s/>These features are not modeled by the program except for "2 by" lumber. <text:s/></text:p>
      <text:h text:style-name="Heading_20_2" text:outline-level="2">2x4, 2x6, 2x8, 2x10, 2x12</text:h>
      <text:p text:style-name="Text_20_body">These are <text:span text:style-name="Code">rect</text:span> objects that are sized with <text:span text:style-name="Code">a</text:span> and <text:span text:style-name="Code">b</text:span> 1/2 inch under the nominal dimension for boards commonly used in US construction (2x8 and larger are 3/4 inch under). <text:s/>You only need to specify the length <text:span text:style-name="Code">L</text:span>. <text:s/>The edges are assumed to be rounded to a radius of 3/32 inches.</text:p>
      <text:h text:style-name="Heading_20_2" text:outline-level="2">angle</text:h>
      <text:p text:style-name="Text_20_body"><draw:frame draw:style-name="fr1" draw:name="Object9" text:anchor-type="paragraph" svg:x="0.4882in" svg:y="-0.0354in" svg:width="5.2693in" svg:height="2.6201in" draw:z-index="19"><draw:object xlink:href="./Object 26" xlink:type="simple" xlink:show="embed" xlink:actuate="onLoad"/><draw:image xlink:href="./ObjectReplacements/Object 26" xlink:type="simple" xlink:show="embed" xlink:actuate="onLoad"/></draw:frame><text:span text:style-name="Code">t1</text:span> will default to <text:span text:style-name="Code">t</text:span> if it is not given. <text:s/>The length <text:span text:style-name="Code">L</text:span> is measured perpendicular to the drawing plane.</text:p>
      <text:p text:style-name="Text_20_body">Check: <text:s/>Machinery's Handbook, 19th ed., page 396 gives a mass of 3.71 pounds for a chunk of steel angle 3x3x3/16. <text:s/>The <text:span text:style-name="Code">mass.py</text:span> script gives the same number with the following datafile:</text:p>
      <text:p text:style-name="Code">material steel</text:p>
      <text:p text:style-name="Code">units in</text:p>
      <text:p text:style-name="Code"><text:soft-page-break/>munit lb</text:p>
      <text:p text:style-name="Code_20_end">angle a=3, b=3, t=3/16, L=12</text:p>
      <text:h text:style-name="Heading_20_2" text:outline-level="2">bbl, barrel</text:h>
      <text:p text:style-name="Text_20_body">This is a barrel that has sides that are an arc of a circle:</text:p>
      <text:p text:style-name="Text_20_body"><draw:frame draw:style-name="fr1" draw:name="Object852" text:anchor-type="paragraph" svg:x="1.1508in" svg:y="0.0055in" svg:width="5.2689in" svg:height="2.3756in" draw:z-index="9"><draw:object xlink:href="./Object 6" xlink:type="simple" xlink:show="embed" xlink:actuate="onLoad"/><draw:image xlink:href="./ObjectReplacements/Object 6" xlink:type="simple" xlink:show="embed" xlink:actuate="onLoad"/></draw:frame>The volume formula is approximate (it comes from [marks]).</text:p>
      <text:h text:style-name="Heading_20_2" text:outline-level="2">cap</text:h>
      <text:p text:style-name="Text_20_body">A spherical cap:</text:p>
      <text:p text:style-name="Text_20_body"><draw:frame draw:style-name="fr1" draw:name="Object840" text:anchor-type="paragraph" svg:x="0.4874in" svg:y="-0.0398in" svg:width="5.2665in" svg:height="1.7193in" draw:z-index="10"><draw:object xlink:href="./Object 7" xlink:type="simple" xlink:show="embed" xlink:actuate="onLoad"/><draw:image xlink:href="./ObjectReplacements/Object 7" xlink:type="simple" xlink:show="embed" xlink:actuate="onLoad"/></draw:frame><text:span text:style-name="Code">h</text:span> can range from 0 to <text:span text:style-name="Code">d</text:span>.</text:p>
      <text:h text:style-name="Heading_20_2" text:outline-level="2">cbeam</text:h>
      <text:p text:style-name="Text_20_body"><draw:frame draw:style-name="fr1" draw:name="Object7" text:anchor-type="paragraph" svg:x="0.5638in" svg:y="-0.0256in" svg:width="5.2689in" svg:height="1.2756in" draw:z-index="17"><draw:object xlink:href="./Object 24" xlink:type="simple" xlink:show="embed" xlink:actuate="onLoad"/><draw:image xlink:href="./ObjectReplacements/Object 24" xlink:type="simple" xlink:show="embed" xlink:actuate="onLoad"/></draw:frame>The length <text:span text:style-name="Code">L</text:span> is measured perpendicular to the drawing plane.</text:p>
      <text:h text:style-name="Heading_20_2" text:outline-level="2"><text:soft-page-break/>cone</text:h>
      <text:p text:style-name="Text_20_body"><draw:frame draw:style-name="fr1" draw:name="Object824" text:anchor-type="paragraph" svg:x="-0.0854in" svg:y="0.2272in" svg:width="6.7717in" svg:height="3.1335in" draw:z-index="21"><draw:object xlink:href="./Object 8" xlink:type="simple" xlink:show="embed" xlink:actuate="onLoad"/><draw:image xlink:href="./ObjectReplacements/Object 8" xlink:type="simple" xlink:show="embed" xlink:actuate="onLoad"/><svg:desc>OLE-object</svg:desc></draw:frame>This component is a right circular cone:</text:p>
      <text:h text:style-name="Heading_20_2" text:outline-level="2">cwedge</text:h>
      <text:p text:style-name="Text_20_body"><draw:frame draw:style-name="fr1" draw:name="Object903" text:anchor-type="paragraph" svg:x="0.1874in" svg:y="0.2283in" svg:width="6.7783in" svg:height="2.8161in" draw:z-index="11"><draw:object xlink:href="./Object 9" xlink:type="simple" xlink:show="embed" xlink:actuate="onLoad"/><draw:image xlink:href="./ObjectReplacements/Object 9" xlink:type="simple" xlink:show="embed" xlink:actuate="onLoad"/></draw:frame>A cylindrical wedge:</text:p>
      <text:p text:style-name="Text_20_body"/>
      <text:h text:style-name="Heading_20_2" text:outline-level="2">cyl, cylinder</text:h>
      <text:p text:style-name="Text_20_body">This component is a right circular cylinder of diameter <text:span text:style-name="Code">d</text:span> and length <text:span text:style-name="Code">L</text:span>. <text:s/>You can use the radius <text:span text:style-name="Code">r</text:span> instead of <text:span text:style-name="Code">d</text:span> if you wish.</text:p>
      <text:p text:style-name="Text_20_body"><draw:frame draw:style-name="fr1" draw:name="Object821" text:anchor-type="paragraph" svg:x="0.8598in" svg:y="0.0626in" svg:width="5.5492in" svg:height="2.1717in" draw:z-index="23"><draw:object xlink:href="./Object 2" xlink:type="simple" xlink:show="embed" xlink:actuate="onLoad"/><draw:image xlink:href="./ObjectReplacements/Object 2" xlink:type="simple" xlink:show="embed" xlink:actuate="onLoad"/><svg:desc>OLE-object</svg:desc></draw:frame><text:soft-page-break/></text:p>
      <text:h text:style-name="Heading_20_2" text:outline-level="2">ell, ellipsoid</text:h>
      <text:p text:style-name="Text_20_body"><draw:frame draw:style-name="fr1" draw:name="Object844" text:anchor-type="paragraph" svg:x="0.4555in" svg:y="0.239in" svg:width="5.2681in" svg:height="1.6693in" draw:z-index="12"><draw:object xlink:href="./Object 10" xlink:type="simple" xlink:show="embed" xlink:actuate="onLoad"/><draw:image xlink:href="./ObjectReplacements/Object 10" xlink:type="simple" xlink:show="embed" xlink:actuate="onLoad"/></draw:frame>An ellipsoid:</text:p>
      <text:p text:style-name="Text_20_body">Note a, b, and c are the diameters, not the semidiameters.</text:p>
      <text:h text:style-name="Heading_20_2" text:outline-level="2">frust, frustum</text:h>
      <text:p text:style-name="Text_20_body">The frustum<text:note text:id="ftn4" text:note-class="footnote"><text:note-citation>4</text:note-citation><text:note-body><text:p text:style-name="Footnote">The word is Latin for "piece" or "crumb". <text:s/>Note it's often misspelled as "frustrum".</text:p></text:note-body></text:note> of a cone or pyramid. <text:s/>Though the picture shows a cone and pyramid, the calculation will be correct for any areas A<text:span text:style-name="T1">1</text:span> and A<text:span text:style-name="T1">2</text:span> that are geometrically similar to each other and are in parallel planes a perpendicular distance of <text:span text:style-name="Code">h</text:span> apart.</text:p>
      <text:p text:style-name="Text_20_body"><draw:frame draw:style-name="fr1" draw:name="Object827" text:anchor-type="paragraph" svg:x="-0.089in" svg:y="0.072in" svg:width="6.7693in" svg:height="2.6346in" draw:z-index="8"><draw:object xlink:href="./Object 11" xlink:type="simple" xlink:show="embed" xlink:actuate="onLoad"/><draw:image xlink:href="./ObjectReplacements/Object 11" xlink:type="simple" xlink:show="embed" xlink:actuate="onLoad"/></draw:frame>In particular, note that the areas A<text:span text:style-name="T1">1</text:span> and A<text:span text:style-name="T1">2</text:span> can be moved around in their planes and the volume <text:soft-page-break/>doesn't change (thus, for example, there's no need for the cone to be a right circular cone).</text:p>
      <text:h text:style-name="Heading_20_2" text:outline-level="2">gcyl</text:h>
      <text:p text:style-name="Text_20_body"><draw:frame draw:style-name="fr1" draw:name="Object819" text:anchor-type="paragraph" svg:x="0.9201in" svg:y="0.2472in" svg:width="5.5516in" svg:height="2.2791in" draw:z-index="5"><draw:object xlink:href="./Object 12" xlink:type="simple" xlink:show="embed" xlink:actuate="onLoad"/><draw:image xlink:href="./ObjectReplacements/Object 12" xlink:type="simple" xlink:show="embed" xlink:actuate="onLoad"/></draw:frame>This component is a generalized cylinder:</text:p>
      <text:p text:style-name="Text_20_body">The end caps are planar, congruent, have an area A, and are in parallel planes.</text:p>
      <text:h text:style-name="Heading_20_2" text:outline-level="2">hex, hexagon</text:h>
      <text:p text:style-name="Text_20_body">This object is a bar of material with a hexagonal cross-section and length <text:span text:style-name="Code">L</text:span>. <text:s/>You specify the hexagon's distance across the flats as the diameter <text:span text:style-name="Code">d</text:span> of its inscribed circle; you can use the radius <text:span text:style-name="Code">r</text:span> instead if you wish.</text:p>
      <text:p text:style-name="Text_20_body"/>
      <text:h text:style-name="Heading_20_2" text:outline-level="2">ibeam</text:h>
      <text:p text:style-name="Text_20_body"><draw:frame draw:style-name="fr1" draw:name="Object5" text:anchor-type="paragraph" svg:x="0.4882in" svg:y="-0.039in" svg:width="5.2689in" svg:height="2.302in" draw:z-index="16"><draw:object xlink:href="./Object 22" xlink:type="simple" xlink:show="embed" xlink:actuate="onLoad"/><draw:image xlink:href="./ObjectReplacements/Object 22" xlink:type="simple" xlink:show="embed" xlink:actuate="onLoad"/></draw:frame><text:span text:style-name="Code">t1</text:span> will default to <text:span text:style-name="Code">t</text:span> if it is not given. <text:s/>The length <text:span text:style-name="Code">L</text:span> is measured perpendicular to the drawing plane.</text:p>
      <text:h text:style-name="Heading_20_2" text:outline-level="2">lune</text:h>
      <text:p text:style-name="Text_20_body">This component is the shape of an orange wedge taken from a sphere. <text:s/>The width is given by the angle <text:span text:style-name="Code"><text:span text:style-name="T5">theta</text:span></text:span>.</text:p>
      <text:p text:style-name="Text_20_body"><draw:frame draw:style-name="fr1" draw:name="Object908" text:anchor-type="paragraph" svg:x="0.4862in" svg:y="-0.0374in" svg:width="5.2701in" svg:height="1.628in" draw:z-index="13"><draw:object xlink:href="./Object 13" xlink:type="simple" xlink:show="embed" xlink:actuate="onLoad"/><draw:image xlink:href="./ObjectReplacements/Object 13" xlink:type="simple" xlink:show="embed" xlink:actuate="onLoad"/></draw:frame><text:soft-page-break/>You can specify the sphere's radius <text:span text:style-name="Code">r</text:span> instead of the diameter <text:span text:style-name="Code">d</text:span> if you wish.</text:p>
      <text:h text:style-name="Heading_20_2" text:outline-level="2">oct, octagon</text:h>
      <text:p text:style-name="Text_20_body">This object is a bar of material with an octagonal cross-section and length <text:span text:style-name="Code">L</text:span>. <text:s/>You specify the octagon's distance across the flats as the diameter <text:span text:style-name="Code">d</text:span> of its inscribed circle; you can use the radius <text:span text:style-name="Code">r</text:span> of the inscribed circle instead if you wish.</text:p>
      <text:h text:style-name="Heading_20_2" text:outline-level="2">par, parallelopiped</text:h>
      <text:p text:style-name="Text_20_body">This component is a parallelopiped where the angles between the sides are not right angles:</text:p>
      <text:p text:style-name="Text_20_body"><draw:frame draw:style-name="fr1" draw:name="Object1006" text:anchor-type="paragraph" svg:x="0.4929in" svg:y="-0.0366in" svg:width="5.2543in" svg:height="1.4425in" draw:z-index="14"><draw:object xlink:href="./Object 15" xlink:type="simple" xlink:show="embed" xlink:actuate="onLoad"/><draw:image xlink:href="./ObjectReplacements/Object 15" xlink:type="simple" xlink:show="embed" xlink:actuate="onLoad"/></draw:frame>Note there are six parameters that must be given (three linear dimensions and three angles).</text:p>
      <text:h text:style-name="Heading_20_2" text:outline-level="2">pipe</text:h>
      <text:p text:style-name="Text_20_body">The <text:span text:style-name="Code">pipe</text:span> is a <text:span text:style-name="Code">cyl</text:span> with a hole in it:</text:p>
      <text:p text:style-name="Text_20_body"><draw:frame draw:style-name="fr1" draw:name="Object2" text:anchor-type="paragraph" svg:x="0.8583in" svg:y="0.0598in" svg:width="5.548in" svg:height="2.2043in" draw:z-index="6"><draw:object xlink:href="./Object 3" xlink:type="simple" xlink:show="embed" xlink:actuate="onLoad"/><draw:image xlink:href="./ObjectReplacements/Object 3" xlink:type="simple" xlink:show="embed" xlink:actuate="onLoad"/></draw:frame>You can specify radius <text:span text:style-name="Code">r</text:span> instead of the diameter <text:span text:style-name="Code">d</text:span> if you wish. <text:s/></text:p>
      <text:h text:style-name="Heading_20_2" text:outline-level="2">poly, polygon</text:h>
      <text:p text:style-name="Text_20_body">This is a bar of material with a regular polygon cross section.</text:p>
      <text:p text:style-name="Text_20_body"><draw:frame draw:style-name="fr1" draw:name="Object639" text:anchor-type="paragraph" svg:x="0.6429in" svg:y="0.0075in" svg:width="5.5453in" svg:height="1.8626in" draw:z-index="7"><draw:object xlink:href="./Object 4" xlink:type="simple" xlink:show="embed" xlink:actuate="onLoad"/><draw:image xlink:href="./ObjectReplacements/Object 4" xlink:type="simple" xlink:show="embed" xlink:actuate="onLoad"/></draw:frame><text:soft-page-break/>The size of the polygon is given by the size of the inscribed circle; you can specify either the diameter <text:span text:style-name="Code">d</text:span> or the radius <text:span text:style-name="Code">r</text:span>. <text:s/>You also must specify <text:span text:style-name="Code">nsides</text:span>, the number of sides. <text:s/>The length <text:span text:style-name="Code">L</text:span> is measured perpendicular to the drawing plane.</text:p>
      <text:h text:style-name="Heading_20_2" text:outline-level="2">pyr, pyramid</text:h>
      <text:p text:style-name="Text_20_body">This is a generalized pyramid that can have any shape of base with area A. <text:s/>The sides are required to all converge at a point.</text:p>
      <text:h text:style-name="Heading_20_2" text:outline-level="2"><draw:frame draw:style-name="fr1" draw:name="Object4" text:anchor-type="paragraph" svg:x="0.5264in" svg:y="-0.0602in" svg:width="5.2689in" svg:height="2.2571in" draw:z-index="22"><draw:object xlink:href="./Object 16" xlink:type="simple" xlink:show="embed" xlink:actuate="onLoad"/><draw:image xlink:href="./ObjectReplacements/Object 16" xlink:type="simple" xlink:show="embed" xlink:actuate="onLoad"/><svg:desc>OLE-object</svg:desc></draw:frame>rect, rectangular</text:h>
      <text:p text:style-name="Text_20_body"><draw:frame draw:style-name="fr1" draw:name="Object3" text:anchor-type="paragraph" svg:x="0.8626in" svg:y="0.0654in" svg:width="5.5453in" svg:height="2.7063in" draw:z-index="1"><draw:object xlink:href="./Object 5" xlink:type="simple" xlink:show="embed" xlink:actuate="onLoad"/><draw:image xlink:href="./ObjectReplacements/Object 5" xlink:type="simple" xlink:show="embed" xlink:actuate="onLoad"/></draw:frame>This is a rectangular parallelopiped with sides <text:span text:style-name="Code">a</text:span> and <text:span text:style-name="Code">b</text:span> and length <text:span text:style-name="Code">L</text:span>.</text:p>
      <text:h text:style-name="Heading_20_2" text:outline-level="2"><text:soft-page-break/>rectube, rectangular_tubing</text:h>
      <text:p text:style-name="Text_20_body">Rectangular tubing:</text:p>
      <text:p text:style-name="Text_20_body"><draw:frame draw:style-name="fr1" draw:name="Object8" text:anchor-type="paragraph" svg:x="0.4846in" svg:y="-0.0362in" svg:width="5.2689in" svg:height="1.948in" draw:z-index="20"><draw:object xlink:href="./Object 25" xlink:type="simple" xlink:show="embed" xlink:actuate="onLoad"/><draw:image xlink:href="./ObjectReplacements/Object 25" xlink:type="simple" xlink:show="embed" xlink:actuate="onLoad"/></draw:frame></text:p>
      <text:h text:style-name="Heading_20_2" text:outline-level="2">rev, solid_of_revolution</text:h>
      <text:p text:style-name="Text_20_body"><draw:frame draw:style-name="fr1" draw:name="Object855" text:anchor-type="paragraph" svg:x="0.7425in" svg:y="0.3862in" svg:width="5.2689in" svg:height="2.2126in" draw:z-index="15"><draw:object xlink:href="./Object 17" xlink:type="simple" xlink:show="embed" xlink:actuate="onLoad"/><draw:image xlink:href="./ObjectReplacements/Object 17" xlink:type="simple" xlink:show="embed" xlink:actuate="onLoad"/></draw:frame>This component is a solid of revolution gotten by revolving an area <text:span text:style-name="Code">A</text:span> around an axis at a distance <text:span text:style-name="Code">r</text:span> from the axis:</text:p>
      <text:p text:style-name="Text_20_body">The distance <text:span text:style-name="Code">r</text:span> is measured to the centroid of the area. <text:s/>The area can't cut the axis of rotation. <text:s/>The volume is given by the Theorem of Pappus [marks] and is <draw:frame draw:style-name="fr2" draw:name="Object13" text:anchor-type="as-char" svg:y="-0.1402in" svg:width="0.352in" svg:height="0.1701in" draw:z-index="27"><draw:object xlink:href="./Object 30" xlink:type="simple" xlink:show="embed" xlink:actuate="onLoad"/><draw:image xlink:href="./ObjectReplacements/Object 30" xlink:type="simple" xlink:show="embed" xlink:actuate="onLoad"/></draw:frame>.</text:p>
      <text:h text:style-name="Heading_20_2" text:outline-level="2">sph, sphere</text:h>
      <text:p text:style-name="Text_20_body">A sphere:</text:p>
      <text:h text:style-name="Heading_20_2" text:outline-level="2"><draw:frame draw:style-name="fr1" draw:name="Object836" text:anchor-type="paragraph" svg:x="0.4346in" svg:y="0.0382in" svg:width="5.2681in" svg:height="1.8846in" draw:z-index="24"><draw:object xlink:href="./Object 18" xlink:type="simple" xlink:show="embed" xlink:actuate="onLoad"/><draw:image xlink:href="./ObjectReplacements/Object 18" xlink:type="simple" xlink:show="embed" xlink:actuate="onLoad"/><svg:desc>OLE-object</svg:desc></draw:frame>sphs, spherical_sector</text:h>
      <text:p text:style-name="Text_20_body">A spherical sector, which is a combination of a spherical cap and a right circular cone:</text:p>
      <text:p text:style-name="Text_20_body"><draw:frame draw:style-name="fr1" draw:name="Object838" text:anchor-type="paragraph" svg:x="0.4882in" svg:y="-0.0429in" svg:width="5.2689in" svg:height="1.4799in" draw:z-index="25"><draw:object xlink:href="./Object 19" xlink:type="simple" xlink:show="embed" xlink:actuate="onLoad"/><draw:image xlink:href="./ObjectReplacements/Object 19" xlink:type="simple" xlink:show="embed" xlink:actuate="onLoad"/><svg:desc>OLE-object</svg:desc></draw:frame><text:soft-page-break/></text:p>
      <text:h text:style-name="Heading_20_2" text:outline-level="2">t125, t175, t3</text:h>
      <text:p text:style-name="Text_20_body">I use Torx-drive bugle-head wood screws almost exclusively for wood construction. <text:s/>The three sizes I use the most are #8‑1.25", #9‑1.75", and #9‑3". <text:s/>These three shapes will give the proper mass of one of these screws if you use the material "steel". <text:s/>For example, to calculate the mass of 85 of the 1.25" long screws (each of which has a measured mass of 2.15 g), you'd use the datafile line </text:p>
      <text:p text:style-name="Code_20_end">t125 n = 85, rho = "steel"</text:p>
      <text:p text:style-name="Text_20_body">and you'd get a resulting mass of 183 g.</text:p>
      <text:h text:style-name="Heading_20_2" text:outline-level="2">tbeam</text:h>
      <text:p text:style-name="Text_20_body"><draw:frame draw:style-name="fr1" draw:name="Object6" text:anchor-type="paragraph" svg:x="0.4882in" svg:y="-0.0362in" svg:width="5.2689in" svg:height="2.098in" draw:z-index="18"><draw:object xlink:href="./Object 23" xlink:type="simple" xlink:show="embed" xlink:actuate="onLoad"/><draw:image xlink:href="./ObjectReplacements/Object 23" xlink:type="simple" xlink:show="embed" xlink:actuate="onLoad"/></draw:frame><text:span text:style-name="Code">t1</text:span> will default to <text:span text:style-name="Code">t</text:span> if it is not given. <text:s/>The length <text:span text:style-name="Code">L</text:span> is measured perpendicular to the drawing plane.</text:p>
      <text:h text:style-name="Heading_20_2" text:outline-level="2"><text:soft-page-break/>torus</text:h>
      <text:h text:style-name="Heading_20_2" text:outline-level="2"><draw:frame draw:style-name="fr1" draw:name="Object850" text:anchor-type="paragraph" svg:x="0.6374in" svg:y="0.1138in" svg:width="5.2693in" svg:height="2.7728in" draw:z-index="0"><draw:object xlink:href="./Object 20" xlink:type="simple" xlink:show="embed" xlink:actuate="onLoad"/><draw:image xlink:href="./ObjectReplacements/Object 20" xlink:type="simple" xlink:show="embed" xlink:actuate="onLoad"/><svg:desc>OLE-object</svg:desc></draw:frame>user</text:h>
      <text:p text:style-name="Text_20_body">This is a user-defined volume of value <text:span text:style-name="Code">V</text:span>. <text:s/>You can specify the linear units and the volume will be interpreted as the cube of those units.</text:p>
      <text:h text:style-name="Heading_20_2" text:outline-level="2">wedge</text:h>
      <text:p text:style-name="Text_20_body"><draw:frame draw:style-name="fr1" draw:name="Object834" text:anchor-type="paragraph" svg:x="0.4846in" svg:y="-0.0417in" svg:width="5.2693in" svg:height="1.8862in" draw:z-index="26"><draw:object xlink:href="./Object 21" xlink:type="simple" xlink:show="embed" xlink:actuate="onLoad"/><draw:image xlink:href="./ObjectReplacements/Object 21" xlink:type="simple" xlink:show="embed" xlink:actuate="onLoad"/><svg:desc>OLE-object</svg:desc></draw:frame></text:p>
      <text:h text:style-name="Heading_20_1" text:outline-level="1">Examples</text:h>
      <text:p text:style-name="Text_20_body">In this section, we look at some more examples. <text:s/>To save space, I'll remove the header information from the reports. <text:s/>Some of these examples were made test cases to ensure the program was generating the correct information.</text:p>
      <text:p text:style-name="Text_20_body">I made a quick check of a chunk of 6061 aluminum bar stock in my shop. <text:s/>It was 3/4" in diameter and 10.65 inches long. <text:s/>It measured 209.4 g on my Ohaus triple-beam scale; the program calculated it would be 208.2 g. <text:s/>This is within about half a percent. <text:s/>There was a geometric irregularity in the end (from drilling and cutting off in the lathe) in one end and this could account for the difference. <text:s/>If you want accurate densities for your materials, make a regular solid, measure its size and mass, and calculate the density. <text:s/>With care and geometric perfection of parts, you should probably be able to work to 0.1% accuracies.</text:p>
      <text:h text:style-name="Heading_20_2" text:outline-level="2"><text:soft-page-break/>Test script</text:h>
      <text:p text:style-name="Text_20_body">The <text:span text:style-name="Code">mass.test</text:span> file that comes in the <text:span text:style-name="Code">mass.zip</text:span> package exercises each one of the components. <text:s/>The keyword parameters are chosen so that the volume of each component is 1 cc and the mass is 1 g. <text:s/>Here's the report from running <text:span text:style-name="Code">python mass.py mass.test</text:span>:</text:p>
      <text:p text:style-name="Code"><text:s text:c="2"/>[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2] <text:s text:c="18"/>1.000 <text:s text:c="8"/>2.857 <text:s text:c="8"/>1.000 <text:s text:c="8"/>2.857 </text:p>
      <text:p text:style-name="Code">Rect [13] <text:s text:c="17"/>-1.000 <text:s text:c="5"/>-100.0 <text:s text:c="9"/>-1.000 <text:s text:c="5"/>-100.0 <text:s text:c="2"/></text:p>
      <text:p text:style-name="Code">Cyl [14] <text:s text:c="19"/>1.000 <text:s text:c="8"/>2.857 <text:s text:c="8"/>1.000 <text:s text:c="8"/>2.857 </text:p>
      <text:p text:style-name="Code">Gcyl [15] <text:s text:c="18"/>1.000 <text:s text:c="8"/>2.857 <text:s text:c="8"/>1.000 <text:s text:c="8"/>2.857 </text:p>
      <text:p text:style-name="Code">Pipe [16] <text:s text:c="18"/>1.000 <text:s text:c="8"/>2.857 <text:s text:c="8"/>1.000 <text:s text:c="8"/>2.857 </text:p>
      <text:p text:style-name="Code">2x4 [17] <text:s text:c="19"/>1.000 <text:s text:c="8"/>2.857 <text:s text:c="8"/>1.000 <text:s text:c="8"/>2.857 </text:p>
      <text:p text:style-name="Code">2x6 [18] <text:s text:c="19"/>1.000 <text:s text:c="8"/>2.857 <text:s text:c="8"/>1.000 <text:s text:c="8"/>2.857 </text:p>
      <text:p text:style-name="Code">2x8 [19] <text:s text:c="19"/>1.000 <text:s text:c="8"/>2.857 <text:s text:c="8"/>1.000 <text:s text:c="8"/>2.857 </text:p>
      <text:p text:style-name="Code">2x10 [20] <text:s text:c="18"/>1.000 <text:s text:c="8"/>2.857 <text:s text:c="8"/>1.000 <text:s text:c="8"/>2.857 </text:p>
      <text:p text:style-name="Code">2x12 [21] <text:s text:c="18"/>1.000 <text:s text:c="8"/>2.857 <text:s text:c="8"/>1.000 <text:s text:c="8"/>2.857 </text:p>
      <text:p text:style-name="Code">Cap [22] <text:s text:c="19"/>1.000 <text:s text:c="8"/>2.857 <text:s text:c="8"/>1.000 <text:s text:c="8"/>2.857 </text:p>
      <text:p text:style-name="Code">Sph [23] <text:s text:c="19"/>1.000 <text:s text:c="8"/>2.857 <text:s text:c="8"/>1.000 <text:s text:c="8"/>2.857 </text:p>
      <text:p text:style-name="Code">Hex [24] <text:s text:c="19"/>1.000 <text:s text:c="8"/>2.857 <text:s text:c="8"/>1.000 <text:s text:c="8"/>2.857 </text:p>
      <text:p text:style-name="Code">Poly [25] <text:s text:c="18"/>1.000 <text:s text:c="8"/>2.857 <text:s text:c="8"/>1.000 <text:s text:c="8"/>2.857 </text:p>
      <text:p text:style-name="Code">Cone [26] <text:s text:c="18"/>1.000 <text:s text:c="8"/>2.857 <text:s text:c="8"/>1.000 <text:s text:c="8"/>2.857 </text:p>
      <text:p text:style-name="Code">Pyr [27] <text:s text:c="19"/>1.000 <text:s text:c="8"/>2.857 <text:s text:c="8"/>1.000 <text:s text:c="8"/>2.857 </text:p>
      <text:p text:style-name="Code">Frust [28] <text:s text:c="17"/>1.000 <text:s text:c="8"/>2.857 <text:s text:c="8"/>1.000 <text:s text:c="8"/>2.857 </text:p>
      <text:p text:style-name="Code">Oct [29] <text:s text:c="19"/>1.000 <text:s text:c="8"/>2.857 <text:s text:c="8"/>1.000 <text:s text:c="8"/>2.857 </text:p>
      <text:p text:style-name="Code">Bbl [30] <text:s text:c="19"/>1.000 <text:s text:c="8"/>2.857 <text:s text:c="8"/>1.000 <text:s text:c="8"/>2.857 </text:p>
      <text:p text:style-name="Code">Cwedge [31] <text:s text:c="16"/>1.000 <text:s text:c="8"/>2.857 <text:s text:c="8"/>1.000 <text:s text:c="8"/>2.857 </text:p>
      <text:p text:style-name="Code">Ell [32] <text:s text:c="19"/>1.000 <text:s text:c="8"/>2.857 <text:s text:c="8"/>1.000 <text:s text:c="8"/>2.857 </text:p>
      <text:p text:style-name="Code">Lune [33] <text:s text:c="18"/>1.000 <text:s text:c="8"/>2.857 <text:s text:c="8"/>1.000 <text:s text:c="8"/>2.857 </text:p>
      <text:p text:style-name="Code">Par [34] <text:s text:c="19"/>1.000 <text:s text:c="8"/>2.857 <text:s text:c="8"/>1.000 <text:s text:c="8"/>2.857 </text:p>
      <text:p text:style-name="Code">Rev [35] <text:s text:c="19"/>1.000 <text:s text:c="8"/>2.857 <text:s text:c="8"/>1.000 <text:s text:c="8"/>2.857 </text:p>
      <text:p text:style-name="Code">Sphs [36] <text:s text:c="18"/>1.000 <text:s text:c="8"/>2.857 <text:s text:c="8"/>1.000 <text:s text:c="8"/>2.857 </text:p>
      <text:p text:style-name="Code">Torus [37] <text:s text:c="17"/>1.000 <text:s text:c="8"/>2.857 <text:s text:c="8"/>1.000 <text:s text:c="8"/>2.857 </text:p>
      <text:p text:style-name="Code">User [38] <text:s text:c="18"/>1.000 <text:s text:c="8"/>2.857 <text:s text:c="8"/>1.000 <text:s text:c="8"/>2.857 </text:p>
      <text:p text:style-name="Code">Wedge [39] <text:s text:c="17"/>1.000 <text:s text:c="8"/>2.857 <text:s text:c="8"/>1.000 <text:s text:c="8"/>2.857 </text:p>
      <text:p text:style-name="Code">Ibeam [40] <text:s text:c="17"/>1.000 <text:s text:c="8"/>2.857 <text:s text:c="8"/>1.000 <text:s text:c="8"/>2.857 </text:p>
      <text:p text:style-name="Code">Cbeam [41] <text:s text:c="17"/>1.000 <text:s text:c="8"/>2.857 <text:s text:c="8"/>1.000 <text:s text:c="8"/>2.857 </text:p>
      <text:p text:style-name="Code">Tbeam [42] <text:s text:c="17"/>1.000 <text:s text:c="8"/>2.857 <text:s text:c="8"/>1.000 <text:s text:c="8"/>2.857 </text:p>
      <text:p text:style-name="Code">Angle [43] <text:s text:c="17"/>1.000 <text:s text:c="8"/>2.857 <text:s text:c="8"/>1.000 <text:s text:c="8"/>2.857 </text:p>
      <text:p text:style-name="Code">Rectube [44] <text:s text:c="15"/>1.000 <text:s text:c="8"/>2.857 <text:s text:c="8"/>1.000 <text:s text:c="8"/>2.857 </text:p>
      <text:p text:style-name="Code">T125 [46] <text:s text:c="18"/>1.000 <text:s text:c="8"/>2.857 <text:s text:c="8"/>1.000 <text:s text:c="8"/>2.857 </text:p>
      <text:p text:style-name="Code">T175 [47] <text:s text:c="18"/>1.000 <text:s text:c="8"/>2.857 <text:s text:c="8"/>1.000 <text:s text:c="8"/>2.857 </text:p>
      <text:p text:style-name="Code">T3 [48] <text:s text:c="20"/>1.000 <text:s text:c="8"/>2.857 <text:s text:c="8"/>1.000 <text:s text:c="8"/>2.857 </text:p>
      <text:p text:style-name="Code">-------------------- ---------------- ---------- ---------------- ----------</text:p>
      <text:p text:style-name="Code">Total positive <text:s text:c="12"/>35.00 <text:s text:c="22"/>35.00 <text:s text:c="15"/></text:p>
      <text:p text:style-name="Code">Total negative <text:s text:c="12"/>-1.000 <text:s text:c="21"/>-1.000 <text:s text:c="14"/></text:p>
      <text:p text:style-name="Code">-------------------- ---------------- ---------- ---------------- ----------</text:p>
      <text:p text:style-name="Code_20_end">Total net <text:s text:c="17"/>34.00 <text:s text:c="22"/>34.00 <text:s text:c="15"/></text:p>
      <text:p text:style-name="Text_20_body">The number in square brackets after each component name is the line number in the <text:span text:style-name="Code">mass.test</text:span> file where that component is defined. <text:s/>If a <text:span text:style-name="Code">name</text:span> keyword had been used with a component, you'd see that name instead of the component name and line number. <text:s text:c="11"/></text:p>
      <text:h text:style-name="Heading_20_2" text:outline-level="2">Fish tank</text:h>
      <text:p text:style-name="Text_20_body">Suppose I'm thinking of building a tank for fish from some acrylic sheet. <text:s/>The basic size will be 30 by 12.5 by 17 inches tall. <text:s/>The sides will be 3/16" thick acrylic sheet. <text:s/>The bottom will also be 3/16" acrylic sheet that sits on a base made from 3/4" plywood. <text:s/>What will be the mass of the tank?</text:p>
      <text:p text:style-name="Text_20_body">The datafile is:</text:p>
      <text:p text:style-name="Code">material acrylic</text:p>
      <text:p text:style-name="Code">units in</text:p>
      <text:p text:style-name="Code">munit kg</text:p>
      <text:p text:style-name="Code">vunit in^3</text:p>
      <text:p text:style-name="Code"><text:soft-page-break/>rect a = 17, b = 3/16, L = 30, name="Front", n=2</text:p>
      <text:p text:style-name="Code">rect a = 17, b = 3/16, L = 12.5 - 2*3/16, name="Side", n=2</text:p>
      <text:p text:style-name="Code">rect a = 12.5 - 2*3/16, b = 3/16, L = 30, name="Bottom", n=2</text:p>
      <text:p text:style-name="Code_20_end">rect a = 12.5, b = 3/4, L = 30, name="Base", material="ply"</text:p>
      <text:p text:style-name="Text_20_body">Note how the expressions account for the overlaps needed for gluing the tank together. <text:s/>The program's results are (the <text:span text:style-name="Code">-v</text:span> option is used to get the leading information on each component):</text:p>
      <text:p text:style-name="Code">Components:</text:p>
      <text:p text:style-name="Code"><text:s text:c="2"/>Rect&lt;L=30 a=17 b=0.188 n=2 name='Front' rho=1.19 un='in'&gt;</text:p>
      <text:p text:style-name="Code"><text:s text:c="2"/>Rect&lt;L=12.1 a=17 b=0.188 n=2 name='Side' rho=1.19 un='in'&gt;</text:p>
      <text:p text:style-name="Code"><text:s text:c="2"/>Rect&lt;L=30 a=12.1 b=0.188 n=2 name='Bottom' rho=1.19 un='in'&gt;</text:p>
      <text:p text:style-name="Code"><text:s text:c="2"/>Rect&lt;L=30 a=12.5 b=0.75 material='ply' n=1 name='Base' rho=0.58 un='in'&gt;</text:p>
      <text:p text:style-name="Code"/>
      <text:p text:style-name="Code"><text:s text:c="27"/>Mass <text:s text:c="9"/>% of <text:s text:c="8"/>Volume <text:s text:c="8"/>% of <text:s text:c="2"/></text:p>
      <text:p text:style-name="Code"><text:s text:c="5"/>Component <text:s text:c="13"/>kg <text:s text:c="9"/>Total <text:s text:c="9"/>in^3 <text:s text:c="8"/>Total <text:s text:c="2"/></text:p>
      <text:p text:style-name="Code">-------------------- ---------------- ---------- ---------------- ----------</text:p>
      <text:p text:style-name="Code">Front <text:s text:c="22"/>3.73 <text:s text:c="8"/>35.3 <text:s text:c="8"/>191. <text:s text:c="10"/>27.9 <text:s text:c="2"/></text:p>
      <text:p text:style-name="Code">Side <text:s text:c="23"/>1.51 <text:s text:c="8"/>14.3 <text:s text:c="9"/>77.3 <text:s text:c="9"/>11.3 <text:s text:c="2"/></text:p>
      <text:p text:style-name="Code">Bottom <text:s text:c="21"/>2.66 <text:s text:c="8"/>25.2 <text:s text:c="8"/>136. <text:s text:c="10"/>19.9 <text:s text:c="2"/></text:p>
      <text:p text:style-name="Code">Base <text:s text:c="23"/>2.67 <text:s text:c="8"/>25.3 <text:s text:c="8"/>281. <text:s text:c="10"/>41.0 <text:s text:c="2"/></text:p>
      <text:p text:style-name="Code">-------------------- ---------------- ---------- ---------------- ----------</text:p>
      <text:p text:style-name="Code">Total positive <text:s text:c="12"/>10.6 <text:s text:c="22"/>686. <text:s text:c="17"/></text:p>
      <text:p text:style-name="Code">Total negative <text:s text:c="13"/>0 <text:s text:c="26"/>0 <text:s text:c="18"/></text:p>
      <text:p text:style-name="Code">-------------------- ---------------- ---------- ---------------- ----------</text:p>
      <text:p text:style-name="Code_20_end">Total net <text:s text:c="17"/>10.6 <text:s text:c="22"/>686. <text:s text:c="17"/></text:p>
      <text:p text:style-name="Text_20_body">The calculation of the plastic volume is </text:p>
      <text:p text:style-name="Equation"><draw:frame draw:style-name="fr3" draw:name="Object10" text:anchor-type="as-char" svg:width="3.9098in" svg:height="1.0154in" draw:z-index="2"><draw:object xlink:href="./Object 27" xlink:type="simple" xlink:show="embed" xlink:actuate="onLoad"/><draw:image xlink:href="./ObjectReplacements/Object 27" xlink:type="simple" xlink:show="embed" xlink:actuate="onLoad"/></draw:frame></text:p>
      <text:p text:style-name="Text_20_body">The density of acrylic is 1.19 g/cc or 0.0196 kg/in<text:span text:style-name="T2">3</text:span>. <text:s/>Thus, the mass of the tank is 7.897 kg.</text:p>
      <text:p text:style-name="Text_20_body">The area of the base is <draw:frame draw:style-name="fr3" draw:name="Object11" text:anchor-type="as-char" svg:width="0.8665in" svg:height="0.1701in" draw:z-index="3"><draw:object xlink:href="./Object 28" xlink:type="simple" xlink:show="embed" xlink:actuate="onLoad"/><draw:image xlink:href="./ObjectReplacements/Object 28" xlink:type="simple" xlink:show="embed" xlink:actuate="onLoad"/><svg:desc>formula</svg:desc></draw:frame> or 281.2500 in<text:span text:style-name="T2">3</text:span>. <text:s/>The density of plywood is 0.00950 kg/in<text:span text:style-name="T2">3</text:span>, which means the base has a mass of 2.67 kg. <text:s/></text:p>
      <text:p text:style-name="Text_20_body">The total volume is 405.0 + 281.2 = 686.2 in<text:span text:style-name="T2">3</text:span> and the total mass is 2.67 + 7.90 = 10.57 kg. <text:s/></text:p>
      <text:p text:style-name="Text_20_body">Thus, the script calculated the correct values.</text:p>
      <text:p text:style-name="Text_20_body">Filled with water to within 1 inch of the top, the volume of water would be</text:p>
      <text:p text:style-name="Equation"><draw:frame draw:style-name="fr3" draw:name="Object1" text:anchor-type="as-char" svg:width="5.6835in" svg:height="0.4016in" draw:z-index="28"><draw:object xlink:href="./Object 1" xlink:type="simple" xlink:show="embed" xlink:actuate="onLoad"/><draw:image xlink:href="./ObjectReplacements/Object 1" xlink:type="simple" xlink:show="embed" xlink:actuate="onLoad"/></draw:frame></text:p>
      <text:p text:style-name="Text_20_body">which has a mass of 72.4 kg.</text:p>
      <text:p text:style-name="Text_20_body">Note the 1 g/cc density of water is approximate; it is technically defined to be this value at the triple point, which is 3.98 <text:span text:style-name="T7">°</text:span>C. <text:s/>At 20 <text:span text:style-name="T7">°</text:span>C, the density of pure water with no dissolved air is 0.99823 g/cc, or 0.18% lower than the value used in the script.</text:p>
      <text:h text:style-name="Heading_20_2" text:outline-level="2">Mass and volume of the Earth</text:h>
      <text:p text:style-name="Text_20_body">If we suppose the Earth is a sphere of radius 6371.01 km and has an average density of 5.51526 g/cc, then we can use the following datafile to calculate the mass and volume of the Earth:</text:p>
      <text:p text:style-name="Code">digits 5</text:p>
      <text:p text:style-name="Code">munit Yg</text:p>
      <text:p text:style-name="Code">vunit Mm^3</text:p>
      <text:p text:style-name="Code">r = 6371.01</text:p>
      <text:p text:style-name="Code_20_end">cap r = r, h = r, un="km", n=2, rho=5.51526</text:p>
      <text:p text:style-name="Text_20_body">we get the following results:</text:p>
      <text:p text:style-name="Code"><text:s text:c="27"/>Mass <text:s text:c="9"/>% of <text:s text:c="8"/>Volume <text:s text:c="8"/>% of <text:s text:c="2"/></text:p>
      <text:p text:style-name="Code"><text:soft-page-break/><text:s text:c="5"/>Component <text:s text:c="13"/>Yg <text:s text:c="9"/>Total <text:s text:c="9"/>Mm^3 <text:s text:c="8"/>Total <text:s text:c="2"/></text:p>
      <text:p text:style-name="Code">-------------------- ---------------- ---------- ---------------- ----------</text:p>
      <text:p text:style-name="Code">Cap [5] <text:s text:c="17"/>5974.2 <text:s text:c="8"/>100.00 <text:s text:c="6"/>1083.2 <text:s text:c="8"/>100.00 <text:s/></text:p>
      <text:p text:style-name="Code">-------------------- ---------------- ---------- ---------------- ----------</text:p>
      <text:p text:style-name="Code">Total positive <text:s text:c="10"/>5974.2 <text:s text:c="21"/>1083.2 <text:s text:c="16"/></text:p>
      <text:p text:style-name="Code">Total negative <text:s text:c="13"/>0 <text:s text:c="26"/>0 <text:s text:c="18"/></text:p>
      <text:p text:style-name="Code">-------------------- ---------------- ---------- ---------------- ----------</text:p>
      <text:p text:style-name="Code_20_end">Total net <text:s text:c="15"/>5974.2 <text:s text:c="21"/>1083.2 <text:s text:c="16"/></text:p>
      <text:p text:style-name="Text_20_body">The calculation is done by assuming the Earth is composed of two half-spheres (this exercised the spherical cap object). <text:s/>The GNU units program calculates the Earth's mass as 5974.2 Yg and the Earth's volume as 1083.2 Mm<text:span text:style-name="T2">3</text:span>. <text:s/>The GNU units calculations were:</text:p>
      <text:p text:style-name="Code">You have: earthmass</text:p>
      <text:p text:style-name="Code">You want: Yg</text:p>
      <text:p text:style-name="Code"><text:s text:c="8"/>earthmass = 5974.2 Yg</text:p>
      <text:p text:style-name="Code"><text:s text:c="8"/>earthmass = (1 / 0.000167386) Yg</text:p>
      <text:p text:style-name="Code">You have: 4|3 pi earthradius^3</text:p>
      <text:p text:style-name="Code">You want: Mm3</text:p>
      <text:p text:style-name="Code"><text:s text:c="8"/>4|3 pi earthradius^3 = 1083.21 Mm3</text:p>
      <text:p text:style-name="Code_20_end"><text:s text:c="8"/>4|3 pi earthradius^3 = (1 / 0.00092318) Mm3</text:p>
      <text:h text:style-name="Heading_20_2" text:outline-level="2">Cat scratching post</text:h>
      <text:p text:style-name="Text_20_body">A number of years ago my wife purchased a cat scratching post. <text:s/>It's basically a tube of cardboard wrapped with 1/4" manila rope, then mounted on a particleboard base covered with carpet. <text:s/>Our cats use it so much that the rope has been ripped to shreds in some parts. There was an injection-molded plastic piece in the bottom of the cardboard tube that captured a nut and allowed a flat-head 8 mm screw to hold the tube to the base. <text:s text:c="2"/>Unfortunately, this plastic piece broke. <text:s/>I designed a new insert made from a chunk of 2x4 turned to a cylinder of 2.5 inches in diameter. <text:s/>Instead of the captured nut, I made a metal insert with an internal thread that could be secured to the wooden cylinder. <text:s/>Here's its design (I changed the threads because I had some 5/16" taps available):</text:p>
      <text:p text:style-name="Text_20_body"><draw:frame draw:style-name="fr1" draw:name="Object12" text:anchor-type="paragraph" svg:x="-0.089in" svg:y="0.0717in" svg:width="6.7681in" svg:height="1.6307in" draw:z-index="4"><draw:object xlink:href="./Object 29" xlink:type="simple" xlink:show="embed" xlink:actuate="onLoad"/><draw:image xlink:href="./ObjectReplacements/Object 29" xlink:type="simple" xlink:show="embed" xlink:actuate="onLoad"/><svg:desc>OLE-object</svg:desc></draw:frame>Here's the datafile that models this piece:</text:p>
      <text:p text:style-name="Code">digits 3</text:p>
      <text:p text:style-name="Code">material al</text:p>
      <text:p text:style-name="Code">units in</text:p>
      <text:p text:style-name="Code">munit g</text:p>
      <text:p text:style-name="Code">vunit cc</text:p>
      <text:p text:style-name="Code">title = "Metal adapter for cat scratching post"</text:p>
      <text:p text:style-name="Code"/>
      <text:p text:style-name="Code"># The body is made from 3/4" metal bar stock. <text:s/>This is a flange 0.1"</text:p>
      <text:p text:style-name="Code"># long.</text:p>
      <text:p text:style-name="Code">cyl d = 3/4, L = 0.1, name="Main body"</text:p>
      <text:p text:style-name="Code"/>
      <text:p text:style-name="Code"># The body is turned down to 1/2" OD and has a 5/16-18 thread tapped</text:p>
      <text:p text:style-name="Code"># through it.</text:p>
      <text:p text:style-name="Code">cyl d = 1/2, L = 1.5, name="1/2 shank"</text:p>
      <text:p text:style-name="Code"># Subtract out the missing thread.</text:p>
      <text:p text:style-name="Code">thd dia = "5/16", tpi=18, L = 1.5, neg=True, name="Thread"</text:p>
      <text:p text:style-name="Code"/>
      <text:p text:style-name="Code"># There are two small holes drilled in the hub to secure the adapter</text:p>
      <text:p text:style-name="Code"># to the 2x4 chunk of wood with small brads through some holes drilled</text:p>
      <text:p text:style-name="Code"><text:soft-page-break/># with a #48 drill (0.076"). <text:s/>Subtract their contribution.</text:p>
      <text:p text:style-name="Code_20_end">cyl d = 0.076, L = 0.1, neg=True, name="Brad holes"</text:p>
      <text:p text:style-name="Text_20_body">Here are the results of running <text:span text:style-name="Code">python mass.py -v datafile</text:span></text:p>
      <text:p text:style-name="Code">Components:</text:p>
      <text:p text:style-name="Code"><text:s text:c="2"/>Cyl&lt;L=0.1 d=0.75 n=1 name='Main body' r=0.375 rho=2.7 un='in'&gt;</text:p>
      <text:p text:style-name="Code"><text:s text:c="2"/>Cyl&lt;L=1.5 d=0.5 n=1 name='1/2 shank' r=0.25 rho=2.7 un='in'&gt;</text:p>
      <text:p text:style-name="Code"><text:s text:c="2"/>Thd&lt;L=1.5 dia='5/16' n=1 name='Thread' neg=True pitch=0.00141 rho=2.7 tpi=18 type='60' un='in'&gt;</text:p>
      <text:p text:style-name="Code"><text:s text:c="2"/>Cyl&lt;L=0.1 d=0.076 n=1 name='Brad holes' neg=True r=0.038 rho=2.7 un='in'&gt;</text:p>
      <text:p text:style-name="Code"/>
      <text:p text:style-name="Code"><text:s text:c="27"/>Mass <text:s text:c="9"/>% of <text:s text:c="8"/>Volume <text:s text:c="8"/>% of <text:s text:c="2"/></text:p>
      <text:p text:style-name="Code"><text:s text:c="5"/>Component <text:s text:c="13"/>g <text:s text:c="10"/>Total <text:s text:c="10"/>cc <text:s text:c="9"/>Total <text:s text:c="2"/></text:p>
      <text:p text:style-name="Code">-------------------- ---------------- ---------- ---------------- ----------</text:p>
      <text:p text:style-name="Code">Main body <text:s text:c="18"/>1.95 <text:s text:c="8"/>13.0 <text:s text:c="10"/>0.724 <text:s text:c="7"/>13.0 <text:s text:c="2"/></text:p>
      <text:p text:style-name="Code">1/2 shank <text:s text:c="17"/>13.0 <text:s text:c="9"/>87.0 <text:s text:c="10"/>4.83 <text:s text:c="8"/>87.0 <text:s text:c="2"/></text:p>
      <text:p text:style-name="Code">Thread <text:s text:c="20"/>-5.08 <text:s text:c="7"/>-99.6 <text:s text:c="9"/>-1.88 <text:s text:c="7"/>-99.6 <text:s text:c="2"/></text:p>
      <text:p text:style-name="Code">Brad holes <text:s text:c="16"/>-0.0201 <text:s text:c="6"/>-0.394 <text:s text:c="7"/>-0.00743 <text:s text:c="5"/>-0.394 </text:p>
      <text:p text:style-name="Code">-------------------- ---------------- ---------- ---------------- ----------</text:p>
      <text:p text:style-name="Code">Total positive <text:s text:c="12"/>15.0 <text:s text:c="24"/>5.55 <text:s text:c="15"/></text:p>
      <text:p text:style-name="Code">Total negative <text:s text:c="12"/>-5.10 <text:s text:c="22"/>-1.89 <text:s text:c="15"/></text:p>
      <text:p text:style-name="Code">-------------------- ---------------- ---------- ---------------- ----------</text:p>
      <text:p text:style-name="Code_20_end">Total net <text:s text:c="18"/>9.89 <text:s text:c="23"/>3.66 <text:s text:c="19"/></text:p>
      <text:p text:style-name="Text_20_body">The program predicts that the part will have a mass of 9.9 grams. <text:s/></text:p>
      <text:p text:style-name="Text_20_body">Unfortunately, when I made the part to fix the cat scratching post, I forgot to measure its mass before installing it! <text:s/>Thus, I wasn't able to verify the software worked correctly in this case.</text:p>
      <text:h text:style-name="Heading_20_2" text:outline-level="2">5 gallon bucket</text:h>
      <text:p text:style-name="Text_20_body">I have a Rheem round 5 gallon bucket whose interior is a frustum of a right cone. <text:s/>The bottom diameter is 10.42 inches, the top diameter is 11.34 inches, and the height is 14 inches. <text:s/>Let's use the program to calculate the volume in gallons. <text:s/>The datafile is </text:p>
      <text:p text:style-name="Code"># This is the calculation of the absolutely-full volume of a Rheem 5</text:p>
      <text:p text:style-name="Code"># gallon bucket and mass when it is filled with water.</text:p>
      <text:p text:style-name="Code"/>
      <text:p text:style-name="Code">material water</text:p>
      <text:p text:style-name="Code">munit kg</text:p>
      <text:p text:style-name="Code">vunit gal</text:p>
      <text:p text:style-name="Code"/>
      <text:p text:style-name="Code"># Calculate the areas of the top and bottom of the frustum</text:p>
      <text:p text:style-name="Code">area1 = pi*10.42**2/4</text:p>
      <text:p text:style-name="Code">area2 = pi*11.34**2/4</text:p>
      <text:p text:style-name="Code_20_end">frust A1 = area1, A2 = area2, h = 14, un="in"</text:p>
      <text:p text:style-name="Text_20_body">When the program was run with these data, the results were:</text:p>
      <text:p text:style-name="Code"><text:s text:c="27"/>Mass <text:s text:c="9"/>% of <text:s text:c="8"/>Volume <text:s text:c="8"/>% of <text:s text:c="2"/></text:p>
      <text:p text:style-name="Code"><text:s text:c="5"/>Component <text:s text:c="13"/>kg <text:s text:c="9"/>Total <text:s text:c="9"/>gal <text:s text:c="9"/>Total <text:s text:c="2"/></text:p>
      <text:p text:style-name="Code">-------------------- ---------------- ---------- ---------------- ----------</text:p>
      <text:p text:style-name="Code">Frust [11] <text:s text:c="16"/>21.3 <text:s text:c="8"/>100. <text:s text:c="11"/>5.64 <text:s text:c="7"/>100. <text:s text:c="3"/></text:p>
      <text:p text:style-name="Code">-------------------- ---------------- ---------- ---------------- ----------</text:p>
      <text:p text:style-name="Code">Total positive <text:s text:c="12"/>21.3 <text:s text:c="24"/>5.64 <text:s text:c="15"/></text:p>
      <text:p text:style-name="Code">Total negative <text:s text:c="13"/>0 <text:s text:c="26"/>0 <text:s text:c="18"/></text:p>
      <text:p text:style-name="Code">-------------------- ---------------- ---------- ---------------- ----------</text:p>
      <text:p text:style-name="Code_20_end">Total net <text:s text:c="17"/>21.3 <text:s text:c="24"/>5.64 <text:s text:c="15"/></text:p>
      <text:p text:style-name="Text_20_body">A separate program I wrote a few years ago calculated this bucket's volume as 5.638 gallons, so the two methods give the same answer (not surprising, as they use the same formula).</text:p>
      <text:h text:style-name="Heading_20_2" text:outline-level="2">Mass of air in a house</text:h>
      <text:p text:style-name="Text_20_body">A few years ago a relative gave me a laser distance meter. <text:s/>One of the first tasks I used it for was to measure the inside dimensions of each of the rooms in my house. <text:s/>I put these dimensions into a datafile (<text:span text:style-name="Code">mass.house</text:span>) and used it to calculate the mass of air in my house:</text:p>
      <text:p text:style-name="Code"><text:soft-page-break/># Air volume of a house based on laser distance measurements.</text:p>
      <text:p text:style-name="Code"/>
      <text:p text:style-name="Code"># Correct the density of air to the house's elevation above sea level</text:p>
      <text:p text:style-name="Code">material 0.0012*0.92</text:p>
      <text:p text:style-name="Code">units m</text:p>
      <text:p text:style-name="Code">munit kg</text:p>
      <text:p text:style-name="Code">vunit m^3</text:p>
      <text:p text:style-name="Code"/>
      <text:p text:style-name="Code">h = 2.33 <text:s text:c="3"/># Height of rooms in m</text:p>
      <text:p text:style-name="Code"/>
      <text:p text:style-name="Code">rect a=7.44, b=4.15, L=h, name="Living room"</text:p>
      <text:p text:style-name="Code">rect a=3.69, b=7.32, L=h, name="Green room"</text:p>
      <text:p text:style-name="Code">rect a=8.32, b=4.02, L=h, name="Kitchen/dining"</text:p>
      <text:p text:style-name="Code">rect a=6.16, b=4.15, L=h, name="Den"</text:p>
      <text:p text:style-name="Code">rect a=3.11, b=4.12, L=h, name="Reading room + bath"</text:p>
      <text:p text:style-name="Code">rect a=5.36, b=4.11, L=h, name="Computer room"</text:p>
      <text:p text:style-name="Code">rect a=4.63, b=7.53, L=h, name="Master bedroom"</text:p>
      <text:p text:style-name="Code">rect a=3.26, b=4.63, L=h, name="Bedroom 1"</text:p>
      <text:p text:style-name="Code">rect a=3.38, b=4.63, L=h, name="Bedroom 2"</text:p>
      <text:p text:style-name="Code">rect a=3.44, b=3.54, L=h, name="Laundry room"</text:p>
      <text:p text:style-name="Code">rect a=2.87, b=2.83, L=h, name="Front bathroom"</text:p>
      <text:p text:style-name="Code">rect a=0.76, b=1.22, L=h, name="Front hall closet"</text:p>
      <text:p text:style-name="Code">rect a=1.43, b=3.63, L=h, name="BR closets + linen"</text:p>
      <text:p text:style-name="Code">rect a=0.94, b=1.37, L=h, name="Furnace closet"</text:p>
      <text:p text:style-name="Code">rect a=0.82, b=1.46, L=h, name="Hall corner"</text:p>
      <text:p text:style-name="Code">rect a=1.07, b=2.47, L=h, name="MBR hall"</text:p>
      <text:p text:style-name="Code">rect a=4.15, b=1.46, L=h, name="Front hall"</text:p>
      <text:p text:style-name="Code">rect a=4.91, b=1.07, L=h, name="Side hall"</text:p>
      <text:p text:style-name="Code">rect a=4.15, b=4.30, L=h, name="Storage room"</text:p>
      <text:p text:style-name="Code">rect a=5.33, b=8.20, L=h, name="Shop"</text:p>
      <text:p text:style-name="Code_20_end">rect a=8.26, b=8.81, L=h, name="Garage"</text:p>
      <text:p text:style-name="Text_20_body">Note the <text:span text:style-name="Code">material</text:span> control line that specified the density of the air in g/cc by using an expression; the density is at 20 <text:span text:style-name="T6">°</text:span>C and 1 atmosphere as sea level, corrected to my altitude. <text:s/>The results were:</text:p>
      <text:p text:style-name="Code">Mass/volume calculation</text:p>
      <text:p text:style-name="Code">-----------------------</text:p>
      <text:p text:style-name="Code"><text:s text:c="2"/>[x] is line no. <text:s text:c="9"/>Mass <text:s text:c="9"/>% of <text:s text:c="8"/>Volume <text:s text:c="8"/>% of <text:s text:c="2"/></text:p>
      <text:p text:style-name="Code"><text:s text:c="5"/>Component <text:s text:c="13"/>kg <text:s text:c="9"/>Total <text:s text:c="9"/>m^3 <text:s text:c="9"/>Total <text:s text:c="2"/></text:p>
      <text:p text:style-name="Code">-------------------- ---------------- ---------- ---------------- ----------</text:p>
      <text:p text:style-name="Code">Living room <text:s text:c="15"/>79.4 <text:s text:c="10"/>7.83 <text:s text:c="8"/>71.9 <text:s text:c="10"/>7.83 <text:s/></text:p>
      <text:p text:style-name="Code">Green room <text:s text:c="16"/>69.5 <text:s text:c="10"/>6.85 <text:s text:c="8"/>62.9 <text:s text:c="10"/>6.85 <text:s/></text:p>
      <text:p text:style-name="Code">Kitchen/dining <text:s text:c="12"/>86.0 <text:s text:c="10"/>8.48 <text:s text:c="8"/>77.9 <text:s text:c="10"/>8.48 <text:s/></text:p>
      <text:p text:style-name="Code">Den <text:s text:c="23"/>65.8 <text:s text:c="10"/>6.48 <text:s text:c="8"/>59.6 <text:s text:c="10"/>6.48 <text:s/></text:p>
      <text:p text:style-name="Code">Reading room + bath <text:s text:c="7"/>33.0 <text:s text:c="10"/>3.25 <text:s text:c="8"/>29.9 <text:s text:c="10"/>3.25 <text:s/></text:p>
      <text:p text:style-name="Code">Computer room <text:s text:c="13"/>56.7 <text:s text:c="10"/>5.58 <text:s text:c="8"/>51.3 <text:s text:c="10"/>5.58 <text:s/></text:p>
      <text:p text:style-name="Code">Master bedroom <text:s text:c="12"/>89.7 <text:s text:c="10"/>8.84 <text:s text:c="8"/>81.2 <text:s text:c="10"/>8.84 <text:s/></text:p>
      <text:p text:style-name="Code">Bedroom 1 <text:s text:c="17"/>38.8 <text:s text:c="10"/>3.83 <text:s text:c="8"/>35.2 <text:s text:c="10"/>3.83 <text:s/></text:p>
      <text:p text:style-name="Code">Bedroom 2 <text:s text:c="17"/>40.3 <text:s text:c="10"/>3.97 <text:s text:c="8"/>36.5 <text:s text:c="10"/>3.97 <text:s/></text:p>
      <text:p text:style-name="Code">Laundry room <text:s text:c="14"/>31.3 <text:s text:c="10"/>3.09 <text:s text:c="8"/>28.4 <text:s text:c="10"/>3.09 <text:s/></text:p>
      <text:p text:style-name="Code">Front bathroom <text:s text:c="12"/>20.9 <text:s text:c="10"/>2.06 <text:s text:c="8"/>18.9 <text:s text:c="10"/>2.06 <text:s/></text:p>
      <text:p text:style-name="Code">Front hall closet <text:s text:c="10"/>2.39 <text:s text:c="9"/>0.235 <text:s text:c="8"/>2.16 <text:s text:c="9"/>0.235 </text:p>
      <text:p text:style-name="Code">BR closets + linen <text:s text:c="8"/>13.4 <text:s text:c="10"/>1.32 <text:s text:c="8"/>12.1 <text:s text:c="10"/>1.32 <text:s/></text:p>
      <text:p text:style-name="Code">Furnace closet <text:s text:c="13"/>3.31 <text:s text:c="9"/>0.326 <text:s text:c="8"/>3.00 <text:s text:c="9"/>0.326 </text:p>
      <text:p text:style-name="Code">Hall corner <text:s text:c="16"/>3.08 <text:s text:c="9"/>0.303 <text:s text:c="8"/>2.79 <text:s text:c="9"/>0.303 </text:p>
      <text:p text:style-name="Code">MBR hall <text:s text:c="19"/>6.80 <text:s text:c="9"/>0.670 <text:s text:c="8"/>6.16 <text:s text:c="9"/>0.670 </text:p>
      <text:p text:style-name="Code">Front hall <text:s text:c="16"/>15.6 <text:s text:c="10"/>1.54 <text:s text:c="8"/>14.1 <text:s text:c="10"/>1.54 <text:s/></text:p>
      <text:p text:style-name="Code">Side hall <text:s text:c="17"/>13.5 <text:s text:c="10"/>1.33 <text:s text:c="8"/>12.2 <text:s text:c="10"/>1.33 <text:s/></text:p>
      <text:p text:style-name="Code">Storage room <text:s text:c="14"/>45.9 <text:s text:c="10"/>4.52 <text:s text:c="8"/>41.6 <text:s text:c="10"/>4.52 <text:s/></text:p>
      <text:p text:style-name="Code">Shop <text:s text:c="21"/>112. <text:s text:c="10"/>11.1 <text:s text:c="8"/>102. <text:s text:c="10"/>11.1 <text:s text:c="2"/></text:p>
      <text:p text:style-name="Code">Garage <text:s text:c="19"/>187. <text:s text:c="10"/>18.4 <text:s text:c="8"/>170. <text:s text:c="10"/>18.4 <text:s text:c="2"/></text:p>
      <text:p text:style-name="Code">-------------------- ---------------- ---------- ---------------- ----------</text:p>
      <text:p text:style-name="Code">Total positive <text:s text:c="10"/>1010. <text:s text:c="23"/>919. <text:s text:c="17"/></text:p>
      <text:p text:style-name="Code">Total negative <text:s text:c="13"/>0. <text:s text:c="25"/>0. <text:s text:c="17"/></text:p>
      <text:p text:style-name="Code">-------------------- ---------------- ---------- ---------------- ----------</text:p>
      <text:p text:style-name="Code_20_end">Total net <text:s text:c="15"/>1010. <text:s text:c="23"/>919. <text:s text:c="17"/></text:p>
      <text:p text:style-name="Text_20_body">I would not have thought that my house contained over a metric tonne of air. <text:s/>However, at sea level, a cubic meter of air has a mass of 1.2 kg, so the numbers are reasonable.</text:p>
      <text:h text:style-name="Heading_20_2" text:outline-level="2"><text:soft-page-break/>A bolt</text:h>
      <text:p text:style-name="Text_20_body">I grabbed a 1/2"-13 UNC bolt from my shop and modeled it with the following datafile (<text:span text:style-name="Code">mass.bolt</text:span>):</text:p>
      <text:p text:style-name="Code"># This is a model for a 1/2-13 UNC hex-head bolt that is 5" long; the</text:p>
      <text:p text:style-name="Code"># threaded portion was 1" long. <text:s/>The measured mass on an Ohaus</text:p>
      <text:p text:style-name="Code"># triple-beam balance was 131.3 g.</text:p>
      <text:p text:style-name="Code"/>
      <text:p text:style-name="Code"># The numbers below give 131.4 g, so the model works well.</text:p>
      <text:p text:style-name="Code"/>
      <text:p text:style-name="Code">digits 4</text:p>
      <text:p text:style-name="Code">material steel</text:p>
      <text:p text:style-name="Code">units in</text:p>
      <text:p text:style-name="Code">munit g</text:p>
      <text:p text:style-name="Code">vunit in^3</text:p>
      <text:p text:style-name="Code">title = "1/2 inch bolt"</text:p>
      <text:p text:style-name="Code"/>
      <text:p text:style-name="Code"># Unthreaded portion</text:p>
      <text:p text:style-name="Code">cyl d = 0.494, L = 3.6, name="Unthreaded"</text:p>
      <text:p text:style-name="Code"># We'll model the mass of the threaded portion by using a cylinder</text:p>
      <text:p text:style-name="Code"># with the same diameter as the pitch diameter.</text:p>
      <text:p text:style-name="Code">cyl d = 0.446, L = 1.34, tpi=13, name="Thread"</text:p>
      <text:p text:style-name="Code"/>
      <text:p text:style-name="Code"># Hex head</text:p>
      <text:p text:style-name="Code_20_end">hex d = 0.683, L = 0.3, name="Hex"</text:p>
      <text:p text:style-name="Text_20_body">The results were:</text:p>
      <text:p text:style-name="Code"><text:s text:c="2"/>[x] is line no. <text:s text:c="9"/>Mass <text:s text:c="9"/>% of <text:s text:c="8"/>Volume <text:s text:c="8"/>% of</text:p>
      <text:p text:style-name="Code"><text:s text:c="5"/>Component <text:s text:c="13"/>g <text:s text:c="10"/>Total <text:s text:c="9"/>in^3 <text:s text:c="8"/>Total</text:p>
      <text:p text:style-name="Code">-------------------- ---------------- ---------- ---------------- ----------</text:p>
      <text:p text:style-name="Code">Unthreaded <text:s text:c="16"/>88.87 <text:s text:c="8"/>67.61 <text:s text:c="9"/>0.6900 <text:s text:c="6"/>67.61</text:p>
      <text:p text:style-name="Code">Thread <text:s text:c="20"/>26.96 <text:s text:c="8"/>20.51 <text:s text:c="9"/>0.2093 <text:s text:c="6"/>20.51</text:p>
      <text:p text:style-name="Code">Hex <text:s text:c="23"/>15.61 <text:s text:c="8"/>11.88 <text:s text:c="9"/>0.1212 <text:s text:c="6"/>11.88</text:p>
      <text:p text:style-name="Code">-------------------- ---------------- ---------- ---------------- ----------</text:p>
      <text:p text:style-name="Code">Total positive <text:s text:c="11"/>131.4 <text:s text:c="24"/>1.021</text:p>
      <text:p text:style-name="Code">Total negative <text:s text:c="13"/>0. <text:s text:c="25"/>0.</text:p>
      <text:p text:style-name="Code">-------------------- ---------------- ---------- ---------------- ----------</text:p>
      <text:p text:style-name="Code_20_end">Total net <text:s text:c="16"/>131.4 <text:s text:c="24"/>1.021 <text:s text:c="4"/></text:p>
      <text:p text:style-name="Text_20_body">The measured mass of the bolt was 131.3 g (the accuracy of my Ohaus triple beam scale is unknown, but I estimate it to be about 1 g). <text:s/>The script estimated the mass within about 0.1%.</text:p>
      <text:p text:style-name="Text_20_body">One application of the program could be the inverse problem of measuring the density of the steel used in the bolt. <text:s/>If you accurately entered the bolt's geometry (including its plating) and measured the mass accurately, you could tune the plating and steel densities until the <text:span text:style-name="Code">mass.py</text:span> script calculated the measured mass (the problem is overdetermined because there are two unknown densities, but one measured mass). <text:s/>A better experimental design would be to machine the bolt to an accurate cylinder, measure it, and calculate the density.</text:p>
      <text:h text:style-name="Heading_20_2" text:outline-level="2">Building a room</text:h>
      <text:p text:style-name="Text_20_body">Suppose I wanted to frame a room, add drywall to the walls and ceiling, and add a plywood floor. <text:s/>Further suppose I want to know the mass. <text:s/>Here's an example datafile (<text:span text:style-name="Code">mass.frame</text:span> in the <text:span text:style-name="Code">mass.zip </text:span><text:s/>package):</text:p>
      <text:p text:style-name="Code"># This estimates the mass of a framed room that is covered in 1/2"</text:p>
      <text:p text:style-name="Code"># drywall and framed with 2x4 lumber on 16" centers. <text:s/>Suppose the 2x4s</text:p>
      <text:p text:style-name="Code"># used are 4 inches under 8' high and the dimensions in terms of 16</text:p>
      <text:p text:style-name="Code"># inch gaps are 12 along 1 wall and 9 along the other. <text:s/>Assume 1"</text:p>
      <text:p text:style-name="Code"># plywood covers the floor and ignore the joists and rafters. <text:s/>Each</text:p>
      <text:p text:style-name="Code"># wall will be a bottom 2x4, a vertical stud at each end, and a</text:p>
      <text:p text:style-name="Code"># horizontal stud along the tops of the vertical studs. <text:s/>There's no</text:p>
      <text:p text:style-name="Code"># framing for windows or doors, as this is just to get an estimate.</text:p>
      <text:p text:style-name="Code"/>
      <text:p text:style-name="Code">digits 2</text:p>
      <text:p text:style-name="Code">units in</text:p>
      <text:p text:style-name="Code"><text:soft-page-break/></text:p>
      <text:p text:style-name="Code"># The mass unit is the total capacity of the utility trailer</text:p>
      <text:p text:style-name="Code">munit 1000 lb</text:p>
      <text:p text:style-name="Code"/>
      <text:p text:style-name="Code">trailer = 96.5*56.4*32.2 </text:p>
      <text:p text:style-name="Code"># The following volume unit is an expression for the volume of my</text:p>
      <text:p text:style-name="Code"># trailer in cubic inches.</text:p>
      <text:p text:style-name="Code">vunit trailer in3</text:p>
      <text:p text:style-name="Code">material fir</text:p>
      <text:p text:style-name="Code"/>
      <text:p text:style-name="Code">nw = 9</text:p>
      <text:p text:style-name="Code">nl = 12</text:p>
      <text:p text:style-name="Code">width <text:s/>= nw*16</text:p>
      <text:p text:style-name="Code">length = nl*16</text:p>
      <text:p text:style-name="Code">height = 8*12 - 4</text:p>
      <text:p text:style-name="Code">title = "Framed room; volume units are the utility trailer's volume"</text:p>
      <text:p text:style-name="Code"/>
      <text:p text:style-name="Code"># Vertical studs for walls. <text:s/>Multiply quantity by 2 because there are</text:p>
      <text:p text:style-name="Code"># two walls. <text:s/>We add one to the count to avoid a fencepost error.</text:p>
      <text:p text:style-name="Code">2x4 L=height, n=2*(nw + 1), name="Width vert. studs"</text:p>
      <text:p text:style-name="Code">2x4 L=height, n=2*(nl + 1), name="Length vert. studs"</text:p>
      <text:p text:style-name="Code"/>
      <text:p text:style-name="Code"># Horizontal pieces for each wall.</text:p>
      <text:p text:style-name="Code">2x4 L=width, n=4, name="Width hor."</text:p>
      <text:p text:style-name="Code">2x4 L=length, n=4, name="Length hor."</text:p>
      <text:p text:style-name="Code"/>
      <text:p text:style-name="Code"># Floor plywood</text:p>
      <text:p text:style-name="Code">rect a=width, b=length, L=1, material="ply", name="Plywood floor"</text:p>
      <text:p text:style-name="Code"/>
      <text:p text:style-name="Code"># Drywall</text:p>
      <text:p text:style-name="Code">material drywall</text:p>
      <text:p text:style-name="Code">rect a=width, b=height, L=1/2, name="Width drywall", n=2</text:p>
      <text:p text:style-name="Code">rect a=length, b=height, L=1/2, name="Length drywall", n=2</text:p>
      <text:p text:style-name="Code_20_end">rect a=length, b=width, L=1/2, name="Ceiling drywall"</text:p>
      <text:p text:style-name="Text_20_body">When this is run by the command <text:span text:style-name="Code">python mass.py mass.frame</text:span>, the results are</text:p>
      <text:p text:style-name="Code">Mass/volume calculation</text:p>
      <text:p text:style-name="Code">-----------------------</text:p>
      <text:p text:style-name="Code"><text:s text:c="2"/>Framed room; volume units are the utility trailer's volume</text:p>
      <text:p text:style-name="Code"/>
      <text:p text:style-name="Code"><text:s text:c="2"/>[x] is line no. <text:s text:c="9"/>Mass <text:s text:c="9"/>% of <text:s text:c="8"/>Volume <text:s text:c="8"/>% of</text:p>
      <text:p text:style-name="Code"><text:s text:c="5"/>Component <text:s text:c="10"/>1000 lb <text:s text:c="7"/>Total <text:s text:c="4"/>175251.72 in3 <text:s text:c="4"/>Total</text:p>
      <text:p text:style-name="Code">-------------------- ---------------- ---------- ---------------- ----------</text:p>
      <text:p text:style-name="Code">Width vert. studs <text:s text:c="10"/>0.18 <text:s text:c="9"/>7.5 <text:s text:c="10"/>0.055 <text:s text:c="8"/>9.5</text:p>
      <text:p text:style-name="Code">Length vert. studs <text:s text:c="9"/>0.24 <text:s text:c="9"/>9.7 <text:s text:c="10"/>0.072 <text:s text:c="7"/>12.</text:p>
      <text:p text:style-name="Code">Width hor. <text:s text:c="17"/>0.057 <text:s text:c="8"/>2.3 <text:s text:c="10"/>0.017 <text:s text:c="8"/>3.0</text:p>
      <text:p text:style-name="Code">Length hor. <text:s text:c="16"/>0.076 <text:s text:c="8"/>3.1 <text:s text:c="10"/>0.023 <text:s text:c="8"/>4.0</text:p>
      <text:p text:style-name="Code">Plywood floor <text:s text:c="14"/>0.58 <text:s text:c="8"/>24. <text:s text:c="11"/>0.16 <text:s text:c="8"/>27.</text:p>
      <text:p text:style-name="Code">Width drywall <text:s text:c="14"/>0.38 <text:s text:c="8"/>16. <text:s text:c="11"/>0.076 <text:s text:c="7"/>13.</text:p>
      <text:p text:style-name="Code">Length drywall <text:s text:c="13"/>0.51 <text:s text:c="8"/>21. <text:s text:c="11"/>0.10 <text:s text:c="8"/>17.</text:p>
      <text:p text:style-name="Code">Ceiling drywall <text:s text:c="12"/>0.40 <text:s text:c="8"/>17. <text:s text:c="11"/>0.079 <text:s text:c="7"/>14.</text:p>
      <text:p text:style-name="Code">-------------------- ---------------- ---------- ---------------- ----------</text:p>
      <text:p text:style-name="Code">Total positive <text:s text:c="13"/>2.4 <text:s text:c="24"/>0.58</text:p>
      <text:p text:style-name="Code">Total negative <text:s text:c="13"/>0. <text:s text:c="25"/>0.</text:p>
      <text:p text:style-name="Code">-------------------- ---------------- ---------- ---------------- ----------</text:p>
      <text:p text:style-name="Code_20_end">Total net <text:s text:c="18"/>2.4 <text:s text:c="24"/>0.58</text:p>
      <text:p text:style-name="Text_20_body">Note the special values of <text:span text:style-name="Code">munit</text:span> and <text:span text:style-name="Code">vunit</text:span>. <text:s/>This is a convenience, as it lets me see the mass as a fraction of the load limit of my utility trailer and the volume in terms of what the trailer can carry. <text:s/>Clearly, I'll need three trips to get the material; this might factor into a decision of whether I'd want to pay to have someone deliver the materials instead.</text:p>
      <text:h text:style-name="Heading_20_1" text:outline-level="1"><text:soft-page-break/>Modifying the software</text:h>
      <text:h text:style-name="Heading_20_2" text:outline-level="2">Adding a new material</text:h>
      <text:p text:style-name="Text_20_body">Add the material to the global <text:span text:style-name="Code">materials</text:span> dictionary. <text:s/>Unless you've used a <text:span text:style-name="Code">ShortID</text:span> string that has already been used, this is all you should need to do. <text:s/></text:p>
      <text:p text:style-name="Text_20_body">The level number is provided to control what you see when you use the <text:span text:style-name="Code">-m</text:span> option. <text:s/>I like to put the materials that I use most frequently at level 1, yet keep the list to a minimal length. <text:s/>This lets me find the material of interest quickly by running the script with the <text:span text:style-name="Code">-m</text:span> option. <text:s/>If I need to see a less-frequently-used material, I use the <text:span text:style-name="Code">-l</text:span> option with a number larger than 1.</text:p>
      <text:h text:style-name="Heading_20_2" text:outline-level="2">Adding a new shape</text:h>
      <text:p text:style-name="Text_20_body">The shapes used by the program are all derived from the <text:span text:style-name="Code">Primitive</text:span> object. <text:s/>A new shape is gotten by defining a new class for it. <text:s/></text:p>
      <text:p text:style-name="Text_20_body">To add a new class, I suggest you make a copy of an existing class and modify the methods. <text:s/>Typically, you have to write the correct <text:span text:style-name="Code">volume</text:span> method and check for the correct variable names in the <text:span text:style-name="Code">check</text:span> method. <text:s/>If you don't like the names I've chosen for the object's variables, you can change the <text:span text:style-name="Code">check</text:span> method to use what you prefer (excluding diameters <text:span text:style-name="Code">d</text:span> and <text:span text:style-name="Code">D</text:span> and radii <text:span text:style-name="Code">r</text:span> and <text:span text:style-name="Code">R</text:span>, as these are defined in <text:span text:style-name="Code">Primitive</text:span>'s constructor.</text:p>
      <text:p text:style-name="Text_20_body">Because you can just copy and paste existing code, adding a new shape should take little work.</text:p>
      <text:p text:style-name="Text_20_body">Note: <text:s/>the component keyword for the new object you've added will be the class name in lower case. <text:s text:c="3"/>If you want to change things around, modify the code in the <text:span text:style-name="Code">GetShapes()</text:span> function. <text:s/>For example, you can see there how I modified the class name of e.g. <text:span text:style-name="Code">Us2x4</text:span> to get the component keyword of <text:span text:style-name="Code">2x4</text:span>. <text:s/>This was necessary because a python class name can't begin with a number (it must be a letter or an underscore.</text:p>
      <text:h text:style-name="Heading_20_2" text:outline-level="2">Adding new units</text:h>
      <text:p text:style-name="Text_20_body">Modify the global variable <text:span text:style-name="Code">SI_unit_definitions_string</text:span> in the <text:span text:style-name="Code">u.py</text:span> module to add more units. <text:s/>If you don't like the default selection in <text:span text:style-name="Code">u.py</text:span>, you could instead define your own and call <text:span text:style-name="Code">Initialize()</text:span> in <text:span text:style-name="Code">mass.py</text:span> with your definitions.</text:p>
      <text:h text:style-name="Heading_20_1" text:outline-level="1"><text:bookmark text:name="__RefHeading__34893_300125564"/>Installing python<text:bookmark-end text:name="__RefHeading__34893_300125564"/></text:h>
      <text:p text:style-name="Text_20_body">You can download python from <text:a xlink:type="simple" xlink:href="http://www.python.org/">http://www.python.org/</text:a>. <text:s/>To use the <text:span text:style-name="Code">mass.py</text:span> script with no changes, you should install a 2.6.x or 2.7.x version of python. <text:s/>The script should work with python 3, but the <text:span text:style-name="Code">sig</text:span> module won't work if you want to use uncertainties at the same time. <text:s/>I recommend using python version 2.</text:p>
      <text:p text:style-name="Text_20_body">If you're on a Linux system, there's a good chance that python is already installed. <text:s/>At a command line, type <text:span text:style-name="Code">python</text:span>. <text:s/>If you get a message about the python version and a <text:span text:style-name="Code">&gt;&gt;&gt;</text:span> prompt, then python is installed and working. <text:s/>Type <text:span text:style-name="Code">ctrl-D</text:span> to exit the python interpreter and get back to the command line.</text:p>
      <text:p text:style-name="Text_20_body">If you're on a Mac, you may also have python installed. <text:s/>If not, you can download the appropriate installer from the python website.</text:p>
      <text:p text:style-name="Text_20_body">On Windows, the python installer will ask the usual questions and then perform the installation. <text:s/>I recommend that you install python in a directory path that does not contain space characters. <text:s/>You'll have to add the python installation directory to your <text:span text:style-name="Code">PATH</text:span> and you may want to define an appropriate <text:span text:style-name="Code">PYTHONPATH</text:span> environment variable if you want to locate library modules (like <text:span text:style-name="Code">sig.py</text:span> in the <text:span text:style-name="Code">mass.zip package</text:span>) in non-standard places. <text:s/>You should then be able to type <text:span text:style-name="Code">python</text:span> at a DOS prompt and see the python version and the <text:span text:style-name="Code">&gt;&gt;&gt;</text:span> prompt; type <text:span text:style-name="Code">ctrl-Z</text:span> to exit the interpreter and get back to the command line.</text:p>
      <text:h text:style-name="Heading_20_1" text:outline-level="1"><text:soft-page-break/>References</text:h>
      <table:table table:name="Table3" table:style-name="Table3">
        <table:table-column table:style-name="Table3.A"/>
        <table:table-column table:style-name="Table3.B"/>
        <table:table-row>
          <table:table-cell table:style-name="Table3.A1" office:value-type="string">
            <text:p text:style-name="Table_20_Contents">[marks]</text:p>
          </table:table-cell>
          <table:table-cell table:style-name="Table3.A1" office:value-type="string">
            <text:p text:style-name="Table_20_Contents">L. Marks and T. Baumeister, <text:span text:style-name="T3">Standard Handbook for Mechanical Engineers</text:span><text:span text:style-name="T4">, 7th ed., McGraw-Hill, 1967. <text:s/>You may be able to download the 1916 edition from Google books (it is an excellent reference, but nearly a 100 MB downlo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5" svg:font-family="Arial"/>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Abstract" style:family="paragraph" style:parent-style-name="Text_20_body" style:master-page-name="">
      <style:paragraph-properties fo:margin-left="0.2in" fo:margin-right="0in" fo:text-indent="0in" style:auto-text-indent="false" style:page-number="auto" fo:background-color="#e6e6e6" fo:padding="0.0201in" fo:border="0.0071in solid #000000" style:shadow="none">
        <style:background-image/>
      </style:paragraph-properties>
      <style:text-properties fo:font-style="normal" fo:font-weight="normal"/>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8T21:48:29.89</meta:creation-date>
    <meta:editing-cycles>1</meta:editing-cycles>
    <meta:editing-duration>PT00H00M00S</meta:editing-duration>
    <meta:generator>OpenOffice.org/3.2$Win32 OpenOffice.org_project/320m18$Build-9502</meta:generator>
    <meta:document-statistic meta:table-count="5" meta:image-count="0" meta:object-count="29" meta:page-count="26" meta:paragraph-count="664" meta:word-count="8219" meta:character-count="53825"/>
    <meta:user-defined meta:name="Info 2"/>
    <meta:user-defined meta:name="Info 3"/>
    <meta:user-defined meta:name="Info 4"/>
    <meta:user-defined meta:name="Version">18 May 2014</meta:user-defined>
    <meta:template xlink:type="simple" xlink:actuate="onRequest" xlink:title="Normal" xlink:href="../../doc/templates_open_office/Normal.ott" meta:date="2010-11-30T13:06:41"/>
  </office:meta>
</office:document-meta>
</file>

<file path=Object 1/content.xml><?xml version="1.0" encoding="utf-8"?>
<math xmlns="http://www.w3.org/1998/Math/MathML">
  <semantics>
    <mrow>
      <mfenced open="" close="">
        <mrow>
          <mrow>
            <mn>30</mn>
            <mi mathvariant="normal">−</mi>
            <mn>2</mn>
          </mrow>
          <mfrac>
            <mn>3</mn>
            <mn>16</mn>
          </mfrac>
        </mrow>
      </mfenced>
      <mfenced open="" close="">
        <mrow>
          <mrow>
            <mn>12.5</mn>
            <mi mathvariant="normal">−</mi>
            <mn>2</mn>
          </mrow>
          <mfrac>
            <mn>3</mn>
            <mn>16</mn>
          </mfrac>
        </mrow>
      </mfenced>
      <mfenced open="" close="">
        <mrow>
          <mrow>
            <mn>17</mn>
            <mi mathvariant="normal">−</mi>
            <mn>1</mn>
          </mrow>
          <mi mathvariant="normal">−</mi>
          <mfrac>
            <mn>3</mn>
            <mn>16</mn>
          </mfrac>
        </mrow>
      </mfenced>
      <mrow>
        <mi/>
        <mi mathvariant="normal">=</mi>
        <mi/>
      </mrow>
      <mrow>
        <mo stretchy="false">(</mo>
        <mrow>
          <mn>30</mn>
          <mi mathvariant="normal">−</mi>
          <mn>2.38</mn>
        </mrow>
        <mo stretchy="false">)</mo>
      </mrow>
      <mrow>
        <mo stretchy="false">(</mo>
        <mrow>
          <mn>12.5</mn>
          <mi mathvariant="normal">−</mi>
          <mn>2.38</mn>
        </mrow>
        <mo stretchy="false">)</mo>
      </mrow>
      <mrow>
        <mo stretchy="false">(</mo>
        <mrow>
          <mn>16</mn>
          <mi mathvariant="normal">−</mi>
          <mn>0.19</mn>
        </mrow>
        <mo stretchy="false">)</mo>
      </mrow>
      <mrow>
        <mi/>
        <mi mathvariant="normal">=</mi>
        <mi/>
      </mrow>
      <mn>4419</mn>
      <msup>
        <mtext> in</mtext>
        <mn>3</mn>
      </msup>
    </mrow>
    <annotation encoding="StarMath 5.0">left (30 - 2 3 over 16 right ) left ( 12.5 - 2 3 over 16 right ) left ( 17 - 1 - 3 over 16 right )
`=` (30 - 2.38)(12.5 - 2.38)(16 - 0.19) `=` 4419 " in"^3</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02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7.304cm" svg:height="3.936cm" svg:x="1.661cm" svg:y="2.143cm">
          <text:p/>
        </draw:ellipse>
        <draw:line draw:style-name="Dashed" draw:layer="layout" svg:x1="1.631cm" svg:y1="4.111cm" svg:x2="8.977cm" svg:y2="4.111cm">
          <text:p/>
        </draw:line>
        <draw:line draw:style-name="Dashed" draw:layer="layout" svg:x1="5.313cm" svg:y1="6.051cm" svg:x2="5.313cm" svg:y2="2.164cm">
          <text:p/>
        </draw:line>
        <draw:ellipse draw:style-name="gr2" draw:text-style-name="P1" draw:layer="layout" svg:width="7.392cm" svg:height="0.918cm" svg:x="1.617cm" svg:y="3.652cm" draw:kind="arc" draw:start-angle="185" draw:end-angle="7.5">
          <text:p/>
        </draw:ellipse>
        <draw:ellipse draw:style-name="Dashed" draw:layer="layout" svg:width="7.392cm" svg:height="0.918cm" draw:transform="rotate (3.1415926535892) translate (9.01cm 4.519cm)" draw:kind="arc" draw:start-angle="172.51" draw:end-angle="355">
          <text:p/>
        </draw:ellipse>
        <draw:ellipse draw:style-name="gr2" draw:text-style-name="P1" draw:layer="layout" svg:width="1.006cm" svg:height="3.894cm" svg:x="4.81cm" svg:y="2.164cm" draw:kind="arc" draw:start-angle="90" draw:end-angle="275">
          <text:p/>
        </draw:ellipse>
        <draw:ellipse draw:style-name="Dashed" draw:layer="layout" svg:width="1.006cm" svg:height="3.894cm" svg:x="4.857cm" svg:y="2.164cm" draw:kind="arc" draw:start-angle="264.99" draw:end-angle="90">
          <text:p/>
        </draw:ellipse>
        <draw:line draw:style-name="Dashed" draw:layer="layout" svg:x1="4.81cm" svg:y1="4.548cm" svg:x2="5.838cm" svg:y2="3.608cm">
          <text:p/>
        </draw:line>
        <draw:frame draw:style-name="gr3" draw:layer="layout" svg:width="0.503cm" svg:height="0.502cm" svg:x="1.071cm" svg:y="2.646cm">
          <draw:text-box>
            <text:p>a</text:p>
          </draw:text-box>
        </draw:frame>
        <draw:line draw:style-name="Arrow" draw:layer="layout" svg:x1="1.377cm" svg:y1="3.039cm" svg:x2="2.93cm" svg:y2="4.132cm">
          <text:p/>
        </draw:line>
        <draw:frame draw:style-name="gr3" draw:layer="layout" svg:width="0.503cm" svg:height="0.502cm" svg:x="1.924cm" svg:y="2.1cm">
          <draw:text-box>
            <text:p>b</text:p>
          </draw:text-box>
        </draw:frame>
        <draw:line draw:style-name="Arrow" draw:layer="layout" svg:x1="2.339cm" svg:y1="2.318cm" svg:x2="5.335cm" svg:y2="3.105cm">
          <text:p/>
        </draw:line>
        <draw:frame draw:style-name="gr3" draw:layer="layout" svg:width="0.503cm" svg:height="0.502cm" svg:x="9.861cm" svg:y="4.942cm">
          <draw:text-box>
            <text:p>c</text:p>
          </draw:text-box>
        </draw:frame>
        <draw:line draw:style-name="Arrow" draw:layer="layout" svg:x1="9.665cm" svg:y1="5.073cm" svg:x2="5.576cm" svg:y2="3.892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draw:textarea-horizontal-align="center" draw:textarea-vertical-align="middle" draw:line-distance="0.429cm"/>
    </style:style>
    <style:style style:name="gr2" style:family="graphic" style:parent-style-name="standard">
      <style:graphic-properties draw:stroke="none" svg:stroke-color="#000000" draw:fill="none" draw:fill-color="#ffffff" fo:min-height="0.351cm"/>
    </style:style>
    <style:style style:name="gr3" style:family="graphic" style:parent-style-name="standard">
      <style:graphic-properties draw:textarea-horizontal-align="center" draw:textarea-vertical-align="middle"/>
    </style:style>
    <style:style style:name="gr4" style:family="graphic" style:parent-style-name="Dashed">
      <style:graphic-properties svg:stroke-color="#666666"/>
    </style:style>
    <style:style style:name="gr5" style:family="graphic" style:parent-style-name="standard">
      <style:graphic-properties draw:stroke="dash" draw:stroke-dash="_32__20_Dots_20_1_20_Dash" svg:stroke-width="0.025cm" draw:marker-start-width="0.33cm" draw:marker-end-width="0.33cm" draw:textarea-horizontal-align="center" draw:textarea-vertical-align="middle" fo:padding-top="-0.013cm" fo:padding-bottom="-0.013cm" fo:padding-left="-0.013cm" fo:padding-right="-0.013cm"/>
    </style:style>
    <style:style style:name="gr6" style:family="graphic" style:parent-style-name="standard">
      <style:graphic-properties draw:stroke="solid" svg:stroke-color="#000000" draw:textarea-horizontal-align="center" draw:textarea-vertical-align="middle"/>
    </style:style>
    <style:style style:name="gr7" style:family="graphic" style:parent-style-name="Dashed">
      <style:graphic-properties draw:stroke="solid" svg:stroke-color="#00000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Arrow" draw:layer="layout" svg:x1="1.054cm" svg:y1="5.726cm" svg:x2="1.943cm" svg:y2="4.837cm">
          <text:p/>
        </draw:line>
        <draw:line draw:style-name="Dashed" draw:layer="layout" svg:x1="1.84cm" svg:y1="3.597cm" svg:x2="2.125cm" svg:y2="0.075cm">
          <text:p/>
        </draw:line>
        <draw:line draw:style-name="Dashed" draw:layer="layout" svg:x1="-0.765cm" svg:y1="4.196cm" svg:x2="1.84cm" svg:y2="3.597cm">
          <text:p/>
        </draw:line>
        <draw:line draw:style-name="Dashed" draw:layer="layout" svg:x1="1.84cm" svg:y1="3.597cm" svg:x2="4.444cm" svg:y2="4.217cm">
          <text:p/>
        </draw:line>
        <draw:polygon draw:style-name="Figure" draw:layer="layout" svg:width="5.078cm" svg:height="3.038cm" draw:transform="rotate (1.29520883790475) translate (0.289257662027719cm 5.24979007945733cm)" svg:viewBox="0 0 5079 3039" draw:points="0,3415 4780,3414 5079,4469 880,6453">
          <text:p/>
        </draw:polygon>
        <draw:polygon draw:style-name="Figure" draw:layer="layout" svg:width="2.84cm" svg:height="4.173cm" draw:transform="rotate (2.3567180889675) translate (0.29cm 5.25cm)" svg:viewBox="0 0 2841 4174" draw:points="0,-7019 1491,-7019 2841,-2846 2331,-2845">
          <text:p/>
        </draw:polygon>
        <draw:measure draw:style-name="gr1" draw:text-style-name="P1" draw:layer="measurelines" svg:x1="-0.765cm" svg:y1="4.196cm" svg:x2="1.229cm" svg:y2="0.29cm">
          <text:p text:style-name="P1"><text:span text:style-name="T1"><text:s/></text:span></text:p>
        </draw:measure>
        <draw:frame draw:style-name="gr2" draw:layer="layout" svg:width="0.331cm" svg:height="0.437cm" svg:x="0.103cm" svg:y="0.64cm">
          <draw:text-box>
            <text:p>s</text:p>
          </draw:text-box>
        </draw:frame>
        <draw:line draw:style-name="Arrow_2c__20_double" draw:layer="layout" svg:x1="5.775cm" svg:y1="4.402cm" svg:x2="5.775cm" svg:y2="0.455cm">
          <text:p/>
        </draw:line>
        <draw:frame draw:style-name="gr2" draw:layer="layout" svg:width="0.434cm" svg:height="0.437cm" svg:x="5.271cm" svg:y="2.212cm">
          <draw:text-box>
            <text:p>h</text:p>
          </draw:text-box>
        </draw:frame>
        <draw:g>
          <draw:ellipse draw:style-name="gr3" draw:text-style-name="P2" draw:layer="layout" svg:width="3.432cm" svg:height="0.786cm" svg:x="7.206cm" svg:y="4.03cm" draw:kind="arc" draw:start-angle="175" draw:end-angle="2.5">
            <text:p/>
          </draw:ellipse>
          <draw:ellipse draw:style-name="gr4" draw:layer="layout" svg:width="3.432cm" svg:height="0.786cm" draw:transform="rotate (3.1415926535892) translate (10.638cm 4.807cm)" draw:kind="arc" draw:start-angle="177.49" draw:end-angle="5.01">
            <text:p/>
          </draw:ellipse>
        </draw:g>
        <draw:line draw:style-name="gr3" draw:text-style-name="P2" draw:layer="layout" svg:x1="8.304cm" svg:y1="0.467cm" svg:x2="7.213cm" svg:y2="4.389cm">
          <text:p/>
        </draw:line>
        <draw:line draw:style-name="gr3" draw:text-style-name="P2" draw:layer="layout" svg:x1="10.636cm" svg:y1="4.406cm" svg:x2="9.557cm" svg:y2="0.473cm">
          <text:p/>
        </draw:line>
        <draw:g>
          <draw:line draw:style-name="gr5" draw:text-style-name="P2" draw:layer="layout" svg:x1="2.295cm" svg:y1="0.46cm" svg:x2="8.93cm" svg:y2="0.46cm">
            <text:p/>
          </draw:line>
          <draw:line draw:style-name="gr5" draw:text-style-name="P2" draw:layer="layout" svg:x1="1.736cm" svg:y1="4.402cm" svg:x2="8.922cm" svg:y2="4.402cm">
            <text:p/>
          </draw:line>
        </draw:g>
        <draw:g>
          <draw:ellipse draw:style-name="gr6" draw:text-style-name="P2" draw:layer="layout" svg:width="1.256cm" svg:height="0.288cm" svg:x="8.302cm" svg:y="0.335cm" draw:kind="arc" draw:start-angle="175" draw:end-angle="2.5">
            <text:p/>
          </draw:ellipse>
          <draw:ellipse draw:style-name="gr7" draw:layer="layout" svg:width="-1.256cm" svg:height="-0.288cm" svg:x="9.558cm" svg:y="0.62cm" draw:kind="arc" draw:start-angle="177.49" draw:end-angle="5.01">
            <text:p/>
          </draw:ellipse>
        </draw:g>
        <draw:polygon draw:style-name="Figure" draw:layer="layout" svg:width="4.914cm" svg:height="1.157cm" draw:transform="rotate (1.73293741430484) translate (3.43659518349277cm 5.23251987477895cm)" svg:viewBox="0 0 4915 1158" draw:points="0,5109 4643,5094 4915,5511 840,6252">
          <text:p/>
        </draw:polygon>
        <draw:line draw:style-name="standard" draw:layer="layout" svg:x1="1.59cm" svg:y1="0.65cm" svg:x2="1.229cm" svg:y2="0.29cm">
          <text:p/>
        </draw:line>
        <draw:line draw:style-name="gr3" draw:text-style-name="P2" draw:layer="layout" svg:x1="1.256cm" svg:y1="0.275cm" svg:x2="2.125cm" svg:y2="0.075cm">
          <text:p/>
        </draw:line>
        <draw:line draw:style-name="standard" draw:layer="layout" svg:x1="2.14cm" svg:y1="0.097cm" svg:x2="3.055cm" svg:y2="0.315cm">
          <text:p/>
        </draw:line>
        <draw:line draw:style-name="standard" draw:layer="layout" svg:x1="1.59cm" svg:y1="0.65cm" svg:x2="2.687cm" svg:y2="0.65cm">
          <text:p/>
        </draw:line>
        <draw:frame draw:style-name="gr2" draw:layer="layout" svg:width="0.434cm" svg:height="0.529cm" svg:x="0.413cm" svg:y="5.582cm">
          <draw:text-box>
            <text:p>A<text:span text:style-name="T2">1</text:span></text:p>
          </draw:text-box>
        </draw:frame>
        <draw:frame draw:style-name="gr2" draw:layer="layout" svg:width="0.434cm" svg:height="0.529cm" svg:x="3.104cm" svg:y="-0.536cm">
          <draw:text-box>
            <text:p>A<text:span text:style-name="T2">2</text:span></text:p>
          </draw:text-box>
        </draw:frame>
        <draw:line draw:style-name="Arrow" draw:layer="layout" svg:x1="2.915cm" svg:y1="-0.206cm" svg:x2="1.799cm" svg:y2="0.393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0.248cm"/>
    </style:style>
    <style:style style:name="gr4" style:family="graphic" style:parent-style-name="standard">
      <style:graphic-properties draw:stroke="none" svg:stroke-color="#000000" draw:fill="none" draw:fill-color="#ffffff" fo:min-height="0.248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Area_2c__20_gray" draw:layer="layout" svg:width="5.062cm" svg:height="1.095cm" draw:transform="rotate (-0.090408055254476) translate (3.88045662285053cm 1.2115907996352cm)" svg:viewBox="0 0 5063 1096" draw:points="515,2809 2409,2809 3254,2277 4296,2556 5063,1748 4552,1722 3970,1713 3370,1726 2750,1761 2013,1870 1500,1936 910,2073 487,2215 112,2436 0,2571 92,2667 350,2768">
          <text:p/>
        </draw:polygon>
        <draw:polygon draw:style-name="gr1" draw:text-style-name="P1" draw:layer="layout" svg:width="5.062cm" svg:height="1.095cm" draw:transform="rotate (-0.0904080552544759) translate (3.88145662285053cm 5.7125907996352cm)" svg:viewBox="0 0 5063 1096" draw:points="515,11774 2409,11774 3254,11242 4296,11521 5063,10713 4552,10687 3970,10678 3370,10691 2750,10726 2013,10835 1500,10902 910,11038 487,11180 112,11401 0,11536 92,11632 350,11733">
          <text:p/>
        </draw:polygon>
        <draw:polygon draw:style-name="Figure" draw:layer="layout" svg:width="4.955cm" svg:height="2.378cm" draw:transform="rotate (-1.57062179387059) translate (6.18113494234677cm 2.06558493713576cm)" svg:viewBox="0 0 4956 2379" draw:points="0,-9983 4501,-9984 4605,-10067 4785,-10475 4956,-12362 455,-12361 284,-10474 187,-10190">
          <text:p/>
        </draw:polygon>
        <draw:polygon draw:style-name="Figure" draw:layer="layout" svg:width="4.856cm" svg:height="4.8cm" draw:transform="skewX (7.98785764096447E-017) rotate (0.472111562664377) translate (4.35877250938993cm 3.45142097456727cm)" svg:viewBox="0 0 4857 4801" draw:points="2046,10112 3044,10112 3777,10904 4857,10630 2811,14639 1731,14913 998,14121 0,14121">
          <text:p/>
        </draw:polygon>
        <draw:line draw:style-name="gr2" draw:text-style-name="P1" draw:layer="layout" svg:x1="7.07cm" svg:y1="2.067cm" svg:x2="7.07cm" svg:y2="6.568cm">
          <text:p/>
        </draw:line>
        <draw:line draw:style-name="gr2" draw:text-style-name="P1" draw:layer="layout" svg:x1="8.083cm" svg:y1="2.439cm" svg:x2="8.083cm" svg:y2="6.94cm">
          <text:p/>
        </draw:line>
        <draw:frame draw:style-name="gr3" draw:text-style-name="P1" draw:layer="layout" svg:width="0.558cm" svg:height="0.437cm" svg:x="5.727cm" svg:y="1.736cm">
          <draw:text-box>
            <text:p text:style-name="P1">A</text:p>
          </draw:text-box>
        </draw:frame>
        <draw:frame draw:style-name="gr4" draw:layer="layout" svg:width="0.558cm" svg:height="0.437cm" svg:x="9.219cm" svg:y="3.884cm">
          <draw:text-box>
            <text:p text:style-name="P1">h</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65%" draw:textarea-horizontal-align="center" draw:textarea-vertical-align="middle" draw:shadow-opacity="65%"/>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stroke="none" draw:fill="solid" draw:fill-color="#999999" draw:opacity="50%" draw:textarea-horizontal-align="center" draw:textarea-vertical-align="middle" draw:shadow-opacity="50%"/>
    </style:style>
    <style:style style:name="gr3" style:family="graphic" style:parent-style-name="standard">
      <style:graphic-properties draw:marker-start="" draw:marker-start-width="0.152cm" draw:marker-end="Arrow" draw:marker-end-width="0.152cm" draw:textarea-horizontal-align="center" draw:textarea-vertical-align="middle"/>
    </style:style>
    <style:style style:name="gr4" style:family="graphic" style:parent-style-name="standard">
      <style:graphic-properties draw:marker-start="Arrow" draw:marker-start-width="0.152cm" draw:marker-end="" draw:marker-end-width="0.152cm" draw:textarea-horizontal-align="center" draw:textarea-vertical-align="middle"/>
    </style:style>
    <style:style style:name="gr5" style:family="graphic" style:parent-style-name="standard">
      <style:graphic-properties draw:stroke="none" svg:stroke-color="#000000" draw:fill="none" draw:fill-color="#ffffff" fo:min-height="0.284cm"/>
    </style:style>
    <style:style style:name="gr6" style:family="graphic" style:parent-style-name="measure" style:list-style-name="L1">
      <style:graphic-properties draw:textarea-horizontal-align="center" draw:textarea-vertical-align="middle"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Dashed" draw:layer="layout" svg:x1="5.257cm" svg:y1="5.398cm" svg:x2="7.243cm" svg:y2="6.902cm">
            <text:p/>
          </draw:line>
          <draw:line draw:style-name="Dashed" draw:layer="layout" svg:x1="5.257cm" svg:y1="5.398cm" svg:x2="8.364cm" svg:y2="6.286cm">
            <text:p/>
          </draw:line>
        </draw:g>
        <draw:line draw:style-name="gr1" draw:text-style-name="P1" draw:layer="layout" svg:x1="5.825cm" svg:y1="5.824cm" svg:x2="6.251cm" svg:y2="5.682cm">
          <text:p/>
        </draw:line>
        <draw:polygon draw:style-name="gr2" draw:text-style-name="P1" draw:layer="layout" svg:width="2.635cm" svg:height="2.111cm" draw:transform="rotate (-0.914203462195644) translate (5.49797349233943cm 3.91310946298494cm)" svg:viewBox="0 0 2636 2112" draw:points="0,-3739 292,-3739 547,-3722 837,-3632 1126,-3455 1541,-3180 1854,-2916 2117,-2646 2420,-2255 2521,-2066 2579,-1820 2636,-2156 2590,-2505 2397,-2923 2086,-3276 1717,-3582 1191,-3830 709,-3932 347,-3899">
          <text:p/>
        </draw:polygon>
        <draw:line draw:style-name="gr1" draw:text-style-name="P1" draw:layer="layout" svg:x1="5.239cm" svg:y1="3.569cm" svg:x2="5.239cm" svg:y2="7.706cm">
          <text:p/>
        </draw:line>
        <draw:ellipse draw:style-name="gr1" draw:text-style-name="P1" draw:layer="layout" svg:width="1.244cm" svg:height="3.232cm" svg:x="4.599cm" svg:y="4.031cm" draw:kind="arc" draw:start-angle="270" draw:end-angle="90">
          <text:p/>
        </draw:ellipse>
        <draw:ellipse draw:style-name="gr1" draw:text-style-name="P1" draw:layer="layout" svg:width="2.096cm" svg:height="3.232cm" svg:x="4.173cm" svg:y="4.031cm" draw:kind="arc" draw:start-angle="270" draw:end-angle="90">
          <text:p/>
        </draw:ellipse>
        <draw:line draw:style-name="gr1" draw:text-style-name="P1" draw:layer="layout" svg:x1="5.257cm" svg:y1="5.398cm" svg:x2="6.251cm" svg:y2="5.682cm">
          <text:p/>
        </draw:line>
        <draw:line draw:style-name="gr1" draw:text-style-name="P1" draw:layer="layout" svg:x1="5.257cm" svg:y1="5.398cm" svg:x2="5.825cm" svg:y2="5.824cm">
          <text:p/>
        </draw:line>
        <draw:ellipse draw:style-name="gr3" draw:text-style-name="P1" draw:layer="layout" svg:width="6.428cm" svg:height="2.912cm" svg:x="2.043cm" svg:y="3.942cm" draw:kind="arc" draw:start-angle="327.5" draw:end-angle="352.5">
          <text:p/>
        </draw:ellipse>
        <draw:ellipse draw:style-name="gr4" draw:text-style-name="P1" draw:layer="layout" svg:width="6.392cm" svg:height="2.948cm" svg:x="2.061cm" svg:y="3.924cm" draw:kind="arc" draw:start-angle="287.5" draw:end-angle="300">
          <text:p/>
        </draw:ellipse>
        <draw:frame draw:style-name="gr5" draw:layer="layout" svg:width="1.132cm" svg:height="0.437cm" svg:x="6.939cm" svg:y="6.215cm">
          <draw:text-box>
            <text:p text:style-name="P1"><text:span text:style-name="T1">theta</text:span></text:p>
          </draw:text-box>
        </draw:frame>
        <draw:measure draw:style-name="gr6" draw:text-style-name="P2" draw:layer="measurelines" svg:x1="5.221cm" svg:y1="4.031cm" svg:x2="5.221cm" svg:y2="7.263cm">
          <text:p text:style-name="P2"><text:span text:style-name="T2"><text:s/></text:span></text:p>
        </draw:measure>
        <draw:frame draw:style-name="gr5" draw:layer="layout" svg:width="0.55cm" svg:height="0.437cm" svg:x="3.907cm" svg:y="5.328cm">
          <draw:text-box>
            <text:p text:style-name="P1"><text:span text:style-name="T1">d</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215cm"/>
    </style:style>
    <style:style style:name="gr3" style:family="graphic" style:parent-style-name="standard">
      <style:graphic-properties draw:stroke="none" svg:stroke-color="#000000" draw:fill="solid" draw:fill-color="#ffffff" fo:min-height="0.215cm"/>
    </style:style>
    <style:style style:name="P1" style:family="paragraph">
      <style:paragraph-properties fo:text-align="cente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357cm" svg:height="1.95cm" draw:transform="skewX (0.5235987755982) translate (4.516cm 3.976cm)">
          <text:p/>
        </draw:rect>
        <draw:polygon draw:style-name="gr1" draw:text-style-name="P1" draw:layer="layout" svg:width="3.631cm" svg:height="0.935cm" draw:transform="rotate (0.618195621056275) translate (1.55622871935711cm 6.08081094142037cm)" svg:viewBox="0 0 3632 936" draw:points="0,12651 1584,12651 3632,11715 2048,11715">
          <text:p/>
        </draw:polygon>
        <draw:polygon draw:style-name="Figure" draw:layer="layout" svg:width="6.647cm" svg:height="0.917cm" svg:x="3.225cm" svg:y="3.976cm" svg:viewBox="0 0 6648 918" draw:points="0,918 5357,918 6648,0 1291,0">
          <text:p/>
        </draw:polygon>
        <draw:polygon draw:style-name="Figure" draw:layer="layout" svg:width="3.691cm" svg:height="0.658cm" draw:transform="rotate (1.0471975511964) translate (7.456cm 6.844cm)" svg:viewBox="0 0 3692 659" draw:points="0,19758 2252,19758 3692,20417 1441,20417">
          <text:p/>
        </draw:polygon>
        <draw:frame draw:style-name="gr2" draw:layer="layout" svg:width="0.218cm" svg:height="0.437cm" svg:x="4.833cm" svg:y="6.931cm">
          <draw:text-box>
            <text:p>a</text:p>
          </draw:text-box>
        </draw:frame>
        <draw:frame draw:style-name="gr2" draw:layer="layout" svg:width="0.218cm" svg:height="0.437cm" svg:x="8.421cm" svg:y="6.406cm">
          <draw:text-box>
            <text:p>b</text:p>
          </draw:text-box>
        </draw:frame>
        <draw:frame draw:style-name="gr2" draw:layer="layout" svg:width="0.197cm" svg:height="0.437cm" svg:x="2.317cm" svg:y="5.53cm">
          <draw:text-box>
            <text:p>c</text:p>
          </draw:text-box>
        </draw:frame>
        <draw:rect draw:style-name="Figure" draw:layer="layout" svg:width="5.357cm" svg:height="1.95cm" draw:transform="skewX (0.5235987755982) translate (3.225cm 4.894cm)">
          <text:p/>
        </draw:rect>
        <draw:circle draw:style-name="Arrow_2c__20_double" draw:layer="layout" svg:width="1.546cm" svg:height="1.546cm" svg:x="1.326cm" svg:y="6.071cm" draw:kind="arc" draw:start-angle="0" draw:end-angle="60">
          <text:p/>
        </draw:circle>
        <draw:frame draw:style-name="gr2" draw:layer="layout" svg:width="1.496cm" svg:height="0.437cm" svg:x="2.924cm" svg:y="6.207cm">
          <draw:text-box>
            <text:p><text:span text:style-name="T1">theta_ac</text:span></text:p>
          </draw:text-box>
        </draw:frame>
        <draw:ellipse draw:style-name="Arrow_2c__20_double" draw:layer="layout" svg:width="3.25cm" svg:height="1.412cm" svg:x="7.122cm" svg:y="5.22cm" draw:kind="arc" draw:start-angle="180" draw:end-angle="240">
          <text:p/>
        </draw:ellipse>
        <draw:frame draw:style-name="gr2" draw:layer="layout" svg:width="1.518cm" svg:height="0.437cm" svg:x="5.73cm" svg:y="6.19cm">
          <draw:text-box>
            <text:p><text:span text:style-name="T1">theta_ab</text:span></text:p>
          </draw:text-box>
        </draw:frame>
        <draw:ellipse draw:style-name="Arrow_2c__20_double" draw:layer="layout" svg:width="2.05cm" svg:height="3.83cm" svg:x="6.431cm" svg:y="4.929cm" draw:kind="arc" draw:start-angle="20" draw:end-angle="42.5">
          <text:p/>
        </draw:ellipse>
        <draw:frame draw:style-name="gr3" draw:layer="layout" svg:width="1.496cm" svg:height="0.437cm" svg:x="8.472cm" svg:y="5.339cm">
          <draw:text-box>
            <text:p><text:span text:style-name="T1">theta_bc</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60%" draw:textarea-horizontal-align="center" draw:textarea-vertical-align="middle" draw:shadow-opacity="6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503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measure" style:list-style-name="L1">
      <style:graphic-properties draw:textarea-horizontal-align="center" draw:textarea-vertical-align="middle" draw:end-guide="2.07cm" draw:placing="below"/>
    </style:style>
    <style:style style:name="gr5" style:family="graphic" style:parent-style-name="objectwithoutfill">
      <style:graphic-properties draw:stroke="none" draw:fill="solid" draw:fill-color="#ffffff" draw:opacity="50%" draw:textarea-horizontal-align="center" draw:textarea-vertical-align="middle" draw:shadow-opacity="50%"/>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72cm" svg:height="0.503cm" svg:x="4.712cm" svg:y="5.619cm">
          <draw:text-box>
            <text:p>A</text:p>
          </draw:text-box>
        </draw:frame>
        <draw:path draw:style-name="gr2" draw:text-style-name="P1" draw:layer="layout" svg:width="3.678cm" svg:height="3.419cm" draw:transform="rotate (-2.2949334334481) translate (7.6559661332684cm 5.81033618850558cm)" svg:viewBox="0 0 3679 3420" svg:d="m431-17058c312-2 621 61 913 165 238 85 383 286 571 442 168 138 286 329 432 488 183 200 476 189 720 207 209 15 637 37 611-207-27-259-347-392-520-589-187-210-356-438-560-632-240-229-566-360-791-605-171-186-370-299-556-455-169-142-366-253-532-400-159-138-277-311-463-435-469-314-154 292-135 426 32 216 164 406 193 623 34 255 172 488 36 736l56 207z">
          <text:p/>
        </draw:path>
        <draw:line draw:style-name="gr3" draw:text-style-name="P1" draw:layer="layout" svg:x1="2.742cm" svg:y1="6.308cm" svg:x2="5.311cm" svg:y2="0.844cm">
          <text:p/>
        </draw:line>
        <draw:line draw:style-name="gr3" draw:text-style-name="P1" draw:layer="layout" svg:x1="7.611cm" svg:y1="5.81cm" svg:x2="5.311cm" svg:y2="0.844cm">
          <text:p/>
        </draw:line>
        <draw:measure draw:style-name="gr4" draw:text-style-name="P2" draw:layer="measurelines" svg:x1="7.611cm" svg:y1="5.81cm" svg:x2="7.611cm" svg:y2="0.844cm">
          <text:p text:style-name="P2"><text:span text:style-name="T1"><text:s/></text:span></text:p>
        </draw:measure>
        <draw:frame draw:style-name="gr1" draw:layer="layout" svg:width="0.572cm" svg:height="0.503cm" svg:x="8.642cm" svg:y="3.204cm">
          <draw:text-box>
            <text:p>h</text:p>
          </draw:text-box>
        </draw:frame>
        <draw:path draw:style-name="gr5" draw:text-style-name="P1" draw:layer="layout" svg:width="3.497cm" svg:height="3.304cm" draw:transform="rotate (-2.35619449019309) translate (7.58236597768878cm 5.70452828972366cm)" svg:viewBox="0 0 3498 3305" svg:d="m2643-15591c266 140 364-196 665-68 358 153 126-314-14-393-190-106-360-247-555-339-189-88-294-208-489-326-243-146-451-27-651-216-150-141-293-286-447-421-165-143-333-288-448-474-111-182-218-340-339-502-125-167-61-697-338-338 40 203-89 459 13 717 81 204 125 418 190 625 70 220 56 485 203 664 135 162 186 347 366 474 157 112 239 330 421 394 241 86 492 154 746 176 234 21 439 227 677 81l69-40z">
          <text:p/>
        </draw:path>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2_20_Dots_20_3_20_Dashes" svg:stroke-width="0.025cm" draw:marker-start-width="0.33cm" draw:marker-end-width="0.33cm" draw:textarea-horizontal-align="center" draw:textarea-vertical-align="middle" fo:padding-top="-0.013cm" fo:padding-bottom="-0.013cm" fo:padding-left="-0.013cm" fo:padding-right="-0.013cm"/>
    </style:style>
    <style:style style:name="gr2" style:family="graphic" style:parent-style-name="objectwithoutfill">
      <style:graphic-properties draw:fill="solid" draw:fill-color="#f5f5f5" draw:textarea-horizontal-align="center" draw:textarea-vertical-align="middle"/>
    </style:style>
    <style:style style:name="gr3" style:family="graphic" style:parent-style-name="standard">
      <style:graphic-properties draw:stroke="none" svg:stroke-color="#000000" draw:fill="none" draw:fill-color="#ffffff" fo:min-height="0.219cm"/>
    </style:style>
    <style:style style:name="gr4" style:family="graphic" style:parent-style-name="standard">
      <style:graphic-properties draw:stroke="none" svg:stroke-color="#000000" draw:fill="none" draw:fill-color="#ffffff" fo:min-height="0.285cm"/>
    </style:style>
    <style:style style:name="gr5" style:family="graphic" style:parent-style-name="measure" style:list-style-name="L1">
      <style:graphic-properties draw:textarea-horizontal-align="center" draw:textarea-vertical-align="middle" draw:line-distance="2.88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291cm" svg:y1="5.335cm" svg:x2="5.291cm" svg:y2="9.643cm">
          <text:p/>
        </draw:line>
        <draw:g>
          <draw:path draw:style-name="gr2" draw:text-style-name="P1" draw:layer="layout" svg:width="2.352cm" svg:height="2.197cm" draw:transform="rotate (-2.63614530221292) translate (11.6242190734289cm 7.99615822208036cm)" svg:viewBox="0 0 2353 2198" svg:d="m1070-23091c293 97 532-133 791-212 243-72 368-314 444-529 85-240 61-535-106-758-149-199-373-287-580-396-202-107-401-348-646-233-229 107-489 206-634 423-131 195-252 400-320 624-72 237 70 483 267 647 199 165 428 217 620 368l192 106z">
            <text:p/>
          </draw:path>
        </draw:g>
        <draw:line draw:style-name="Arrow_2c__20_double" draw:layer="layout" svg:x1="10.07cm" svg:y1="7.651cm" svg:x2="5.292cm" svg:y2="7.651cm">
          <text:p/>
        </draw:line>
        <draw:frame draw:style-name="gr3" draw:layer="layout" svg:width="0.133cm" svg:height="0.437cm" svg:x="7.684cm" svg:y="7.15cm">
          <draw:text-box>
            <text:p>r</text:p>
          </draw:text-box>
        </draw:frame>
        <draw:frame draw:style-name="gr3" draw:layer="layout" svg:width="2.58cm" svg:height="0.437cm" svg:x="5.512cm" svg:y="5.161cm">
          <draw:text-box>
            <text:p>Axis of rotation</text:p>
          </draw:text-box>
        </draw:frame>
        <draw:line draw:style-name="Arrow" draw:layer="layout" svg:x1="9.031cm" svg:y1="9.534cm" svg:x2="9.779cm" svg:y2="8.57cm">
          <text:p/>
        </draw:line>
        <draw:frame draw:style-name="gr4" draw:layer="layout" svg:width="1.509cm" svg:height="0.437cm" svg:x="8.32cm" svg:y="9.643cm">
          <draw:text-box>
            <text:p>Area = A</text:p>
          </draw:text-box>
        </draw:frame>
        <draw:g>
          <draw:path draw:style-name="gr2" draw:text-style-name="P1" draw:layer="layout" svg:width="2.352cm" svg:height="2.197cm" draw:transform="rotate (2.63614530221174) translate (0.982442066198015cm 9.13541463847194cm)" svg:viewBox="0 0 2353 2198" svg:d="m1283-12876c-293 97-532-133-791-212-243-72-368-314-444-529-85-240-61-535 106-758 149-199 373-287 580-396 202-107 401-348 646-233 229 107 489 206 634 423 131 195 252 400 320 624 72 237-70 483-267 647-199 165-428 217-620 368l-192 106z">
            <text:p/>
          </draw:path>
        </draw:g>
        <draw:measure draw:style-name="gr5" draw:text-style-name="P2" draw:layer="measurelines" svg:x1="10.07cm" svg:y1="7.651cm" svg:x2="0.461cm" svg:y2="7.651cm">
          <text:p text:style-name="P2"><text:span text:style-name="T1">d</text:span></text:p>
        </draw:measure>
        <draw:g>
          <draw:line draw:style-name="Dashed" draw:layer="layout" svg:x1="0.905cm" svg:y1="6.607cm" svg:x2="9.643cm" svg:y2="6.607cm">
            <text:p/>
          </draw:line>
          <draw:line draw:style-name="Dashed" draw:layer="layout" svg:x1="0.924cm" svg:y1="8.55cm" svg:x2="9.662cm" svg:y2="8.55cm">
            <text:p/>
          </draw:line>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0.263cm"/>
    </style:style>
    <style:style style:name="gr4" style:family="graphic" style:parent-style-name="measure" style:list-style-name="L1">
      <style:graphic-properties draw:textarea-horizontal-align="center" draw:textarea-vertical-align="middle" draw:line-distance="2.182cm" draw:start-guide="-0.508cm" draw:end-guide="-0.508cm"/>
    </style:style>
    <style:style style:name="gr5" style:family="graphic" style:parent-style-name="standard">
      <style:graphic-properties draw:stroke="none" svg:stroke-color="#000000" draw:fill="none" draw:fill-color="#ffffff" fo:min-height="0.50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3.716cm" svg:height="3.716cm" svg:x="3.499cm" svg:y="2.21cm">
          <text:p/>
        </draw:circle>
        <draw:ellipse draw:style-name="gr2" draw:text-style-name="P1" draw:layer="layout" svg:width="3.718cm" svg:height="0.654cm" svg:x="3.498cm" svg:y="3.741cm" draw:kind="arc" draw:start-angle="180" draw:end-angle="347.5">
          <text:p/>
        </draw:ellipse>
        <draw:ellipse draw:style-name="Dashed" draw:layer="layout" svg:width="3.718cm" svg:height="0.654cm" draw:transform="rotate (3.1415926535892) translate (7.216cm 4.392cm)" draw:kind="arc" draw:start-angle="192.49" draw:end-angle="0">
          <text:p/>
        </draw:ellipse>
        <draw:line draw:style-name="Arrow" draw:layer="layout" svg:x1="5.357cm" svg:y1="4.068cm" svg:x2="7.215cm" svg:y2="4.068cm">
          <text:p/>
        </draw:line>
        <draw:frame draw:style-name="gr3" draw:text-style-name="P1" draw:layer="layout" svg:width="0.415cm" svg:height="0.437cm" svg:x="5.641cm" svg:y="3.608cm">
          <draw:text-box>
            <text:p text:style-name="P1">r</text:p>
          </draw:text-box>
        </draw:frame>
        <draw:measure draw:style-name="gr4" draw:text-style-name="P2" draw:layer="measurelines" svg:x1="7.215cm" svg:y1="4.068cm" svg:x2="3.498cm" svg:y2="4.068cm">
          <text:p text:style-name="P2"><text:span text:style-name="T1"><text:s/></text:span></text:p>
        </draw:measure>
        <draw:frame draw:style-name="gr5" draw:layer="layout" svg:width="0.613cm" svg:height="0.503cm" svg:x="5.291cm" svg:y="6.342cm">
          <draw:text-box>
            <text:p>d</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Figure">
      <style:graphic-properties draw:stroke="none" draw:fill-color="#e6e6e6"/>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197cm"/>
    </style:style>
    <style:style style:name="gr4" style:family="graphic" style:parent-style-name="measure" style:list-style-name="L1">
      <style:graphic-properties draw:textarea-horizontal-align="center" draw:textarea-vertical-align="middle" draw:line-distance="2.685cm" draw:start-guide="-0.508cm" draw:end-guide="-0.43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1.763cm" svg:height="1.73cm" draw:transform="rotate (2.28393785915935) translate (5.02395304957633cm 4.48304061239521cm)" svg:viewBox="0 0 1764 1731" draw:points="0,1734 1764,1734 1720,1985 1674,2206 1597,2428 1487,2622 1291,2916 1118,3083 837,3273 642,3365 506,3421 276,3465">
          <text:p/>
        </draw:polygon>
        <draw:circle draw:style-name="Dashed" draw:layer="layout" svg:width="3.498cm" svg:height="3.498cm" svg:x="3.28cm" svg:y="2.733cm">
          <text:p/>
        </draw:circle>
        <draw:line draw:style-name="gr2" draw:text-style-name="P1" draw:layer="layout" svg:x1="5.029cm" svg:y1="4.482cm" svg:x2="3.87cm" svg:y2="3.149cm">
          <text:p/>
        </draw:line>
        <draw:line draw:style-name="gr2" draw:text-style-name="P1" draw:layer="layout" svg:x1="5.024cm" svg:y1="4.483cm" svg:x2="6.183cm" svg:y2="3.15cm">
          <text:p/>
        </draw:line>
        <draw:circle draw:style-name="gr2" draw:text-style-name="P1" draw:layer="layout" svg:width="3.498cm" svg:height="3.498cm" svg:x="3.28cm" svg:y="2.733cm" draw:kind="arc" draw:start-angle="50" draw:end-angle="132.5">
          <text:p/>
        </draw:circle>
        <draw:frame draw:style-name="gr3" draw:text-style-name="P1" draw:layer="layout" svg:width="0.744cm" svg:height="0.437cm" svg:x="5.511cm" svg:y="3.718cm">
          <draw:text-box>
            <text:p text:style-name="P1">r</text:p>
          </draw:text-box>
        </draw:frame>
        <draw:measure draw:style-name="gr4" draw:text-style-name="P2" draw:layer="layout" svg:x1="5.074cm" svg:y1="2.712cm" svg:x2="5.074cm" svg:y2="6.21cm">
          <text:p text:style-name="P2"><text:span text:style-name="T1"><text:s/></text:span></text:p>
        </draw:measure>
        <draw:frame draw:style-name="gr3" draw:text-style-name="P1" draw:layer="layout" svg:width="0.744cm" svg:height="0.437cm" svg:x="7.685cm" svg:y="4.373cm">
          <draw:text-box>
            <text:p text:style-name="P1">d</text:p>
          </draw:text-box>
        </draw:frame>
        <draw:circle draw:style-name="Arrow_2c__20_double" draw:layer="layout" svg:width="1.4cm" svg:height="1.4cm" svg:x="4.329cm" svg:y="3.782cm" draw:kind="arc" draw:start-angle="50" draw:end-angle="127.5">
          <text:p/>
        </draw:circle>
        <draw:frame draw:style-name="gr3" draw:text-style-name="P1" draw:layer="layout" svg:width="0.744cm" svg:height="0.437cm" svg:x="4.68cm" svg:y="3.348cm">
          <draw:text-box>
            <text:p text:style-name="P1"><text:span text:style-name="T2">θ</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Figure">
      <style:graphic-properties draw:stroke="none" draw:stroke-dash="Fine_20_Dashed_20__28_var_29_" svg:stroke-width="0cm" draw:marker-start-width="0.305cm" draw:marker-end-width="0.305cm" fo:padding-top="-0.025cm" fo:padding-bottom="-0.025cm" fo:padding-left="-0.025cm" fo:padding-right="-0.025cm"/>
    </style:style>
    <style:style style:name="gr3" style:family="graphic" style:parent-style-name="Figure">
      <style:graphic-properties draw:stroke="none"/>
    </style:style>
    <style:style style:name="gr4" style:family="graphic" style:parent-style-name="measure" style:list-style-name="L1">
      <style:graphic-properties draw:textarea-horizontal-align="center" draw:textarea-vertical-align="middle" draw:line-distance="2.611cm" draw:start-guide="-0.254cm" draw:end-guide="-0.254cm"/>
    </style:style>
    <style:style style:name="gr5" style:family="graphic" style:parent-style-name="standard">
      <style:graphic-properties draw:stroke="none" svg:stroke-color="#000000" draw:fill="none" draw:fill-color="#ffffff" fo:min-height="0.331cm"/>
    </style:style>
    <style:style style:name="gr6"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0.91cm" svg:height="4.216cm" svg:x="3.101cm" svg:y="0.992cm">
          <text:p/>
        </draw:ellipse>
        <draw:rect draw:style-name="Figure" draw:layer="layout" svg:width="4.279cm" svg:height="4.196cm" svg:x="3.514cm" svg:y="0.992cm">
          <text:p/>
        </draw:rect>
        <draw:ellipse draw:style-name="Figure" draw:layer="layout" svg:width="0.91cm" svg:height="4.216cm" svg:x="7.338cm" svg:y="0.992cm">
          <text:p/>
        </draw:ellipse>
        <draw:g>
          <draw:ellipse draw:style-name="gr2" draw:layer="layout" svg:width="0.455cm" svg:height="3.634cm" svg:x="3.303cm" svg:y="1.032cm">
            <text:p/>
          </draw:ellipse>
          <draw:ellipse draw:style-name="gr2" draw:layer="layout" svg:width="0.455cm" svg:height="3.634cm" svg:x="3.304cm" svg:y="1.52cm">
            <text:p/>
          </draw:ellipse>
        </draw:g>
        <draw:rect draw:style-name="gr3" draw:layer="layout" svg:width="0.852cm" svg:height="0.352cm" svg:x="3.111cm" svg:y="5.223cm">
          <text:p/>
        </draw:rect>
        <draw:measure draw:style-name="gr4" draw:text-style-name="P2" draw:layer="measurelines" svg:x1="7.793cm" svg:y1="0.992cm" svg:x2="7.793cm" svg:y2="5.188cm">
          <text:p text:style-name="P2"><text:span text:style-name="T1"><text:s/></text:span></text:p>
        </draw:measure>
        <draw:frame draw:style-name="gr5" draw:layer="layout" svg:width="0.558cm" svg:height="0.437cm" svg:x="10.585cm" svg:y="2.898cm">
          <draw:text-box>
            <text:p>d</text:p>
          </draw:text-box>
        </draw:frame>
        <draw:measure draw:style-name="gr6" draw:text-style-name="P1" draw:layer="measurelines" svg:x1="7.793cm" svg:y1="5.188cm" svg:x2="3.514cm" svg:y2="5.188cm">
          <text:p text:style-name="P3"><text:span text:style-name="T1"><text:s/></text:span></text:p>
        </draw:measure>
        <draw:frame draw:style-name="gr5" draw:layer="layout" svg:width="0.558cm" svg:height="0.437cm" svg:x="5.399cm" svg:y="5.565cm">
          <draw:text-box>
            <text:p>L</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Dashed">
      <style:graphic-properties draw:stroke-dash="Ultrafine_20_2_20_Dots_20_3_20_Dashes" svg:stroke-width="0.025cm" draw:marker-start-width="0.33cm" draw:marker-end-width="0.33cm" fo:padding-top="-0.013cm" fo:padding-bottom="-0.013cm" fo:padding-left="-0.013cm" fo:padding-right="-0.013cm"/>
    </style:style>
    <style:style style:name="gr3" style:family="graphic" style:parent-style-name="objectwithoutfill">
      <style:graphic-properties draw:fill="hatch" draw:fill-color="#ffffff" draw:fill-hatch-name="Black_20_45_20_Degrees" draw:fill-hatch-solid="false" draw:textarea-horizontal-align="center" draw:textarea-vertical-align="middle"/>
    </style:style>
    <style:style style:name="gr4" style:family="graphic" style:parent-style-name="standard">
      <style:graphic-properties draw:stroke="none" svg:stroke-color="#000000" draw:fill="none" draw:fill-color="#ffffff" fo:min-height="0.547cm"/>
    </style:style>
    <style:style style:name="gr5" style:family="graphic" style:parent-style-name="Arrow">
      <style:graphic-properties svg:stroke-width="0.051cm" draw:marker-start-width="0.203cm" draw:marker-end-width="0.203cm" fo:padding-top="0.013cm" fo:padding-bottom="0.013cm" fo:padding-left="0.013cm" fo:padding-right="0.013cm"/>
    </style:style>
    <style:style style:name="gr6" style:family="graphic" style:parent-style-name="standard">
      <style:graphic-properties draw:stroke="none" svg:stroke-color="#000000" draw:fill="solid" draw:fill-color="#ffffff" fo:min-height="0.108cm"/>
    </style:style>
    <style:style style:name="gr7" style:family="graphic" style:parent-style-name="measure" style:list-style-name="L1">
      <style:graphic-properties draw:textarea-horizontal-align="center" draw:textarea-vertical-align="middle" draw:line-distance="3.714cm" draw:start-guide="-0.508cm" draw:end-guide="-0.508cm"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6.866cm" svg:height="6.866cm" svg:x="2.274cm" svg:y="0.94cm">
          <text:p/>
        </draw:circle>
        <draw:circle draw:style-name="gr1" draw:text-style-name="P1" draw:layer="layout" svg:width="3.762cm" svg:height="3.762cm" svg:x="3.826cm" svg:y="2.492cm">
          <text:p/>
        </draw:circle>
        <draw:circle draw:style-name="gr2" draw:layer="layout" svg:width="5.334cm" svg:height="5.334cm" svg:x="3.04cm" svg:y="1.706cm">
          <text:p/>
        </draw:circle>
        <draw:circle draw:style-name="gr3" draw:text-style-name="P1" draw:layer="layout" svg:width="1.53cm" svg:height="1.53cm" svg:x="7.588cm" svg:y="3.608cm">
          <text:p/>
        </draw:circle>
        <draw:line draw:style-name="Arrow" draw:layer="layout" svg:x1="5.707cm" svg:y1="4.373cm" svg:x2="7.303cm" svg:y2="2.208cm">
          <text:p/>
        </draw:line>
        <draw:frame draw:style-name="gr4" draw:layer="layout" svg:width="0.59cm" svg:height="0.547cm" svg:x="6.107cm" svg:y="2.908cm">
          <draw:text-box>
            <text:p>R</text:p>
          </draw:text-box>
        </draw:frame>
        <draw:line draw:style-name="gr5" draw:layer="layout" svg:x1="8.374cm" svg:y1="4.373cm" svg:x2="9.118cm" svg:y2="4.373cm">
          <text:p/>
        </draw:line>
        <draw:frame draw:style-name="gr6" draw:text-style-name="P1" draw:layer="layout" svg:width="0.431cm" svg:height="0.437cm" svg:x="8.422cm" svg:y="3.847cm">
          <draw:text-box>
            <text:p text:style-name="P1">r</text:p>
          </draw:text-box>
        </draw:frame>
        <draw:line draw:style-name="Arrow_2c__20_double" draw:layer="layout" svg:x1="7.02cm" svg:y1="5.697cm" svg:x2="8.134cm" svg:y2="6.822cm">
          <text:p/>
        </draw:line>
        <draw:frame draw:style-name="gr6" draw:text-style-name="P1" draw:layer="layout" svg:width="0.431cm" svg:height="0.437cm" svg:x="7.601cm" svg:y="5.872cm">
          <draw:text-box>
            <text:p text:style-name="P1">d</text:p>
          </draw:text-box>
        </draw:frame>
        <draw:measure draw:style-name="gr7" draw:text-style-name="P2" draw:layer="measurelines" svg:x1="5.685cm" svg:y1="1.727cm" svg:x2="5.685cm" svg:y2="7.041cm">
          <text:p text:style-name="P2"><text:span text:style-name="T1"><text:s/></text:span></text:p>
        </draw:measure>
        <draw:frame draw:style-name="gr6" draw:text-style-name="P1" draw:layer="layout" svg:width="0.431cm" svg:height="0.437cm" svg:x="1.482cm" svg:y="4.224cm">
          <draw:text-box>
            <text:p text:style-name="P1">D</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draw:textarea-horizontal-align="center" draw:textarea-vertical-align="middle" draw:line-distance="0.294cm"/>
    </style:style>
    <style:style style:name="gr2" style:family="graphic" style:parent-style-name="measure" style:list-style-name="L1">
      <style:graphic-properties draw:textarea-horizontal-align="center" draw:textarea-vertical-align="middle" draw:line-distance="0.281cm"/>
    </style:style>
    <style:style style:name="gr3" style:family="graphic" style:parent-style-name="standard">
      <style:graphic-properties draw:stroke="none" svg:stroke-color="#000000" draw:fill="none" draw:fill-color="#ffffff" fo:min-height="0.284cm"/>
    </style:style>
    <style:style style:name="gr4" style:family="graphic" style:parent-style-name="measure" style:list-style-name="L1">
      <style:graphic-properties draw:textarea-horizontal-align="center" draw:textarea-vertical-align="middle" draw:line-distance="0.304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Dashed" draw:layer="layout" svg:x1="6.778cm" svg:y1="4.702cm" svg:x2="4.133cm" svg:y2="4.702cm">
          <text:p/>
        </draw:line>
        <draw:line draw:style-name="Dashed" draw:layer="layout" svg:x1="3.061cm" svg:y1="2.537cm" svg:x2="4.133cm" svg:y2="4.702cm">
          <text:p/>
        </draw:line>
        <draw:line draw:style-name="Dashed" draw:layer="layout" svg:x1="4.133cm" svg:y1="4.702cm" svg:x2="3.367cm" svg:y2="5.489cm">
          <text:p/>
        </draw:line>
        <draw:polygon draw:style-name="objectwithoutfill" draw:layer="layout" svg:width="3.247cm" svg:height="0.613cm" draw:transform="rotate (1.14039813325288) translate (5.75077516192806cm 5.46689677615352cm)" svg:viewBox="0 0 3248 614" draw:points="0,15015 3248,15015 1124,15629">
          <text:p/>
        </draw:polygon>
        <draw:polygon draw:style-name="Figure" draw:layer="layout" svg:width="4.066cm" svg:height="2.953cm" draw:transform="rotate (0.0054105206811814) translate (3.03888099685057cm 2.53700544621183cm)" svg:viewBox="0 0 4067 2954" draw:points="22,5107 4067,5107 2696,8051 312,8061 0,5129">
          <text:p/>
        </draw:polygon>
        <draw:measure draw:style-name="gr1" draw:text-style-name="P1" draw:layer="measurelines" svg:x1="6.778cm" svg:y1="4.702cm" svg:x2="5.751cm" svg:y2="5.467cm">
          <text:p text:style-name="P1"><text:span text:style-name="T1"><text:s/></text:span></text:p>
        </draw:measure>
        <draw:measure draw:style-name="gr2" draw:text-style-name="P1" draw:layer="measurelines" svg:x1="5.751cm" svg:y1="5.467cm" svg:x2="3.367cm" svg:y2="5.489cm">
          <text:p text:style-name="P1"><text:span text:style-name="T1"><text:s/></text:span></text:p>
        </draw:measure>
        <draw:frame draw:style-name="gr3" draw:layer="layout" svg:width="0.568cm" svg:height="0.437cm" svg:x="4.386cm" svg:y="5.926cm">
          <draw:text-box>
            <text:p text:style-name="P2">a</text:p>
          </draw:text-box>
        </draw:frame>
        <draw:frame draw:style-name="gr3" draw:layer="layout" svg:width="0.568cm" svg:height="0.437cm" svg:x="6.464cm" svg:y="5.337cm">
          <draw:text-box>
            <text:p text:style-name="P2">b</text:p>
          </draw:text-box>
        </draw:frame>
        <draw:measure draw:style-name="gr4" draw:text-style-name="P1" draw:layer="measurelines" svg:x1="3.061cm" svg:y1="2.537cm" svg:x2="7.106cm" svg:y2="2.515cm">
          <text:p text:style-name="P1"><text:span text:style-name="T1"><text:s/></text:span></text:p>
        </draw:measure>
        <draw:frame draw:style-name="gr3" draw:layer="layout" svg:width="0.568cm" svg:height="0.437cm" svg:x="4.78cm" svg:y="1.73cm">
          <draw:text-box>
            <text:p text:style-name="P2">c</text:p>
          </draw:text-box>
        </draw:frame>
        <draw:line draw:style-name="Arrow_2c__20_double" draw:layer="layout" svg:x1="4.832cm" svg:y1="2.515cm" svg:x2="4.832cm" svg:y2="5.139cm">
          <text:p/>
        </draw:line>
        <draw:frame draw:style-name="gr3" draw:layer="layout" svg:width="0.568cm" svg:height="0.437cm" svg:x="4.824cm" svg:y="3.611cm">
          <draw:text-box>
            <text:p text:style-name="P2">h</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graphic-properties draw:textarea-horizontal-align="center" draw:textarea-vertical-align="middle"/>
    </style:style>
    <style:style style:name="gr4" style:family="graphic" style:parent-style-name="measure" style:list-style-name="L1">
      <style:graphic-properties draw:textarea-horizontal-align="center" draw:textarea-vertical-align="middle"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4.244cm" svg:y="0.867cm">
          <draw:text-box>
            <text:p text:style-name="P1">w</text:p>
          </draw:text-box>
        </draw:frame>
        <draw:rect draw:style-name="gr2" draw:text-style-name="P1" draw:layer="layout" svg:width="4.352cm" svg:height="0.402cm" svg:x="2.493cm" svg:y="1.4cm">
          <text:p/>
        </draw:rect>
        <draw:rect draw:style-name="gr2" draw:text-style-name="P1" draw:layer="layout" svg:width="4.352cm" svg:height="0.402cm" svg:x="2.493cm" svg:y="6.1cm">
          <text:p/>
        </draw:rect>
        <draw:rect draw:style-name="gr2" draw:text-style-name="P1" draw:layer="layout" svg:width="0.92cm" svg:height="4.295cm" svg:x="4.165cm" svg:y="1.802cm">
          <text:p/>
        </draw:rect>
        <draw:measure draw:style-name="gr3" draw:text-style-name="P1" draw:layer="measurelines" svg:x1="6.845cm" svg:y1="1.4cm" svg:x2="6.845cm" svg:y2="6.502cm">
          <text:p text:style-name="P2"><text:span text:style-name="T1"><text:s/></text:span></text:p>
        </draw:measure>
        <draw:frame draw:style-name="gr1" draw:layer="layout" svg:width="0.568cm" svg:height="0.437cm" svg:x="7.733cm" svg:y="3.802cm">
          <draw:text-box>
            <text:p text:style-name="P1">h</text:p>
          </draw:text-box>
        </draw:frame>
        <draw:measure draw:style-name="gr4" draw:text-style-name="P3" draw:layer="measurelines" svg:x1="2.493cm" svg:y1="1.4cm" svg:x2="2.493cm" svg:y2="1.802cm">
          <text:p text:style-name="P3"><text:span text:style-name="T1"><text:s/></text:span></text:p>
        </draw:measure>
        <draw:frame draw:style-name="gr1" draw:layer="layout" svg:width="0.568cm" svg:height="0.437cm" svg:x="1.401cm" svg:y="2.168cm">
          <draw:text-box>
            <text:p text:style-name="P1">t</text:p>
          </draw:text-box>
        </draw:frame>
        <draw:measure draw:style-name="gr3" draw:text-style-name="P1" draw:layer="measurelines" svg:x1="5.1cm" svg:y1="2.984cm" svg:x2="4.142cm" svg:y2="2.984cm">
          <text:p text:style-name="P2"><text:span text:style-name="T1"><text:s/></text:span></text:p>
        </draw:measure>
        <draw:frame draw:style-name="gr1" draw:layer="layout" svg:width="0.568cm" svg:height="0.437cm" svg:x="4.316cm" svg:y="3.281cm">
          <draw:text-box>
            <text:p text:style-name="P1">t1</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graphic-properties draw:textarea-horizontal-align="center" draw:textarea-vertical-align="middle" draw:end-guide="1.61cm"/>
    </style:style>
    <style:style style:name="gr4" style:family="graphic" style:parent-style-name="measure" style:list-style-name="L1">
      <style:graphic-properties draw:textarea-horizontal-align="center" draw:textarea-vertical-align="middle" draw:placing="below"/>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4.244cm" svg:y="0.867cm">
          <draw:text-box>
            <text:p text:style-name="P1">w</text:p>
          </draw:text-box>
        </draw:frame>
        <draw:rect draw:style-name="gr2" draw:text-style-name="P1" draw:layer="layout" svg:width="4.352cm" svg:height="0.402cm" svg:x="2.493cm" svg:y="1.4cm">
          <text:p/>
        </draw:rect>
        <draw:rect draw:style-name="gr2" draw:text-style-name="P1" draw:layer="layout" svg:width="0.92cm" svg:height="4.295cm" svg:x="4.165cm" svg:y="1.802cm">
          <text:p/>
        </draw:rect>
        <draw:measure draw:style-name="gr3" draw:text-style-name="P2" draw:layer="measurelines" svg:x1="6.845cm" svg:y1="1.4cm" svg:x2="6.845cm" svg:y2="6.077cm">
          <text:p text:style-name="P2"><text:span text:style-name="T1"><text:s/></text:span></text:p>
        </draw:measure>
        <draw:frame draw:style-name="gr1" draw:layer="layout" svg:width="0.568cm" svg:height="0.437cm" svg:x="7.733cm" svg:y="3.802cm">
          <draw:text-box>
            <text:p text:style-name="P1">h</text:p>
          </draw:text-box>
        </draw:frame>
        <draw:measure draw:style-name="gr4" draw:text-style-name="P3" draw:layer="measurelines" svg:x1="2.493cm" svg:y1="1.4cm" svg:x2="2.493cm" svg:y2="1.802cm">
          <text:p text:style-name="P3"><text:span text:style-name="T1"><text:s/></text:span></text:p>
        </draw:measure>
        <draw:frame draw:style-name="gr1" draw:layer="layout" svg:width="0.568cm" svg:height="0.437cm" svg:x="1.401cm" svg:y="2.168cm">
          <draw:text-box>
            <text:p text:style-name="P1">t</text:p>
          </draw:text-box>
        </draw:frame>
        <draw:measure draw:style-name="gr5" draw:text-style-name="P1" draw:layer="measurelines" svg:x1="5.1cm" svg:y1="2.984cm" svg:x2="4.142cm" svg:y2="2.984cm">
          <text:p text:style-name="P2"><text:span text:style-name="T1"><text:s/></text:span></text:p>
        </draw:measure>
        <draw:frame draw:style-name="gr1" draw:layer="layout" svg:width="0.568cm" svg:height="0.437cm" svg:x="4.316cm" svg:y="3.281cm">
          <draw:text-box>
            <text:p text:style-name="P1">t1</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284cm"/>
    </style:style>
    <style:style style:name="gr3" style:family="graphic" style:parent-style-name="measure" style:list-style-name="L1">
      <style:graphic-properties draw:textarea-horizontal-align="center" draw:textarea-vertical-align="middle" draw:line-distance="0.414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475cm" svg:height="5.507cm" draw:transform="rotate (-1.5707963267946) translate (7.023cm 2.70299999999183cm)" svg:viewBox="0 0 1476 5508" draw:points="0,-8538 1476,-8538 1476,-14046 0,-14046 0,-13739 1169,-13739 1169,-8845 0,-8845">
          <text:p/>
        </draw:polygon>
        <draw:frame draw:style-name="gr2" draw:layer="layout" svg:width="0.568cm" svg:height="0.437cm" svg:x="7.924cm" svg:y="3.285cm">
          <draw:text-box>
            <text:p text:style-name="P1">h</text:p>
          </draw:text-box>
        </draw:frame>
        <draw:measure draw:style-name="gr3" draw:text-style-name="P2" draw:layer="measurelines" svg:x1="1.515cm" svg:y1="2.703cm" svg:x2="1.822cm" svg:y2="2.703cm">
          <text:p text:style-name="P2"><text:span text:style-name="T1"><text:s/></text:span></text:p>
        </draw:measure>
        <draw:frame draw:style-name="gr2" draw:layer="layout" svg:width="0.568cm" svg:height="0.437cm" svg:x="2.091cm" svg:y="2.078cm">
          <draw:text-box>
            <text:p text:style-name="P1">t</text:p>
          </draw:text-box>
        </draw:frame>
        <draw:measure draw:style-name="gr4" draw:text-style-name="P1" draw:layer="measurelines" svg:x1="7.023cm" svg:y1="4.179cm" svg:x2="1.515cm" svg:y2="4.179cm">
          <text:p text:style-name="P3"><text:span text:style-name="T1"><text:s/></text:span></text:p>
        </draw:measure>
        <draw:frame draw:style-name="gr2" draw:layer="layout" svg:width="0.568cm" svg:height="0.437cm" svg:x="3.891cm" svg:y="4.475cm">
          <draw:text-box>
            <text:p text:style-name="P1">w</text:p>
          </draw:text-box>
        </draw:frame>
        <draw:measure draw:style-name="gr4" draw:text-style-name="P1" draw:layer="measurelines" svg:x1="7.023cm" svg:y1="2.703cm" svg:x2="7.023cm" svg:y2="4.179cm">
          <text:p text:style-name="P3"><text:span text:style-name="T1"><text:s/></text:span></text:p>
        </draw:measur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measure">
      <style:graphic-properties draw:textarea-horizontal-align="center" draw:textarea-vertical-align="middle"/>
    </style:style>
    <style:style style:name="gr5" style:family="graphic" style:parent-style-name="Arrow_2c__20_double">
      <style:graphic-properties svg:stroke-width="0cm" draw:marker-start-width="0.127cm" draw:marker-end-width="0.127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10.264cm" svg:y="3.744cm">
          <draw:text-box>
            <text:p text:style-name="P1">b</text:p>
          </draw:text-box>
        </draw:frame>
        <draw:polygon draw:style-name="gr2" draw:text-style-name="P1" draw:layer="layout" svg:width="2.837cm" svg:height="3.814cm" svg:x="6.5cm" svg:y="2.837cm" svg:viewBox="0 0 2838 3815" draw:points="0,3815 0,1649 2838,0 2838,2052">
          <text:p/>
        </draw:polygon>
        <draw:polygon draw:style-name="gr2" draw:text-style-name="P1" draw:layer="layout" svg:width="2.51cm" svg:height="3.2cm" svg:x="6.673cm" svg:y="3.106cm" svg:viewBox="0 0 2511 3201" draw:points="19,3201 0,1455 2492,0 2511,1725">
          <text:p/>
        </draw:polygon>
        <draw:line draw:style-name="gr3" draw:text-style-name="P1" draw:layer="layout" svg:x1="3.738cm" svg:y1="2.838cm" svg:x2="9.338cm" svg:y2="2.838cm">
          <text:p/>
        </draw:line>
        <draw:line draw:style-name="gr3" draw:text-style-name="P1" draw:layer="layout" svg:x1="0.9cm" svg:y1="4.487cm" svg:x2="6.5cm" svg:y2="4.487cm">
          <text:p/>
        </draw:line>
        <draw:line draw:style-name="gr3" draw:text-style-name="P1" draw:layer="layout" svg:x1="0.9cm" svg:y1="6.653cm" svg:x2="6.5cm" svg:y2="6.653cm">
          <text:p/>
        </draw:line>
        <draw:polyline draw:style-name="gr2" draw:text-style-name="P1" draw:layer="layout" svg:width="3.814cm" svg:height="2.837cm" draw:transform="rotate (1.5707963267946) translate (0.9cm 6.653cm)" svg:viewBox="0 0 3815 2838" draw:points="0,1800 2166,1800 3815,4638">
          <text:p/>
        </draw:polyline>
        <draw:measure draw:style-name="gr4" draw:text-style-name="P1" draw:layer="measurelines" svg:x1="9.338cm" svg:y1="2.838cm" svg:x2="9.338cm" svg:y2="4.889cm">
          <text:p text:style-name="P2"><text:span text:style-name="T1"><text:s/></text:span></text:p>
        </draw:measure>
        <draw:measure draw:style-name="gr4" draw:text-style-name="P1" draw:layer="measurelines" svg:x1="7.938cm" svg:y1="3.623cm" svg:x2="7.938cm" svg:y2="3.815cm">
          <text:p text:style-name="P2"><text:span text:style-name="T1"><text:s/></text:span></text:p>
        </draw:measure>
        <draw:frame draw:style-name="gr1" draw:layer="layout" svg:width="0.568cm" svg:height="0.437cm" svg:x="8.465cm" svg:y="4.106cm">
          <draw:text-box>
            <text:p text:style-name="P1">t</text:p>
          </draw:text-box>
        </draw:frame>
        <draw:frame draw:style-name="gr1" draw:layer="layout" svg:width="0.568cm" svg:height="0.437cm" svg:x="8.902cm" svg:y="5.569cm">
          <draw:text-box>
            <text:p text:style-name="P1">a</text:p>
          </draw:text-box>
        </draw:frame>
        <draw:measure draw:style-name="gr4" draw:text-style-name="P1" draw:layer="measurelines" svg:x1="6.5cm" svg:y1="6.653cm" svg:x2="0.9cm" svg:y2="6.653cm">
          <text:p text:style-name="P2"><text:span text:style-name="T1"><text:s/></text:span></text:p>
        </draw:measure>
        <draw:frame draw:style-name="gr1" draw:layer="layout" svg:width="0.568cm" svg:height="0.437cm" svg:x="3.44cm" svg:y="6.987cm">
          <draw:text-box>
            <text:p text:style-name="P1">L</text:p>
          </draw:text-box>
        </draw:frame>
        <draw:line draw:style-name="Narrow_20_line" draw:layer="layout" svg:x1="6.682cm" svg:y1="6.662cm" svg:x2="7.582cm" svg:y2="6.662cm">
          <text:p/>
        </draw:line>
        <draw:line draw:style-name="gr5" draw:layer="layout" svg:x1="7.332cm" svg:y1="6.662cm" svg:x2="10.108cm" svg:y2="4.882cm">
          <text:p/>
        </draw:lin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521cm"/>
    </style:style>
    <style:style style:name="gr4" style:family="graphic" style:parent-style-name="measure" style:list-style-name="L1">
      <style:graphic-properties draw:textarea-horizontal-align="center" draw:textarea-vertical-align="middle" draw:line-distance="0.432cm"/>
    </style:style>
    <style:style style:name="gr5" style:family="graphic" style:parent-style-name="measure" style:list-style-name="L1">
      <style:graphic-properties draw:textarea-horizontal-align="center" draw:textarea-vertical-align="middle" draw:line-distance="0.356cm"/>
    </style:style>
    <style:style style:name="gr6"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1.562cm" svg:y="3.207cm">
          <draw:text-box>
            <text:p text:style-name="P1">a</text:p>
          </draw:text-box>
        </draw:frame>
        <draw:polygon draw:style-name="gr2" draw:text-style-name="P1" draw:layer="layout" svg:width="5.08cm" svg:height="3.067cm" draw:transform="rotate (-1.57079632679579) translate (5.67599999999849cm 0.958999999999094cm)" svg:viewBox="0 0 5081 3068" draw:points="0,-8296 5081,-8296 5081,-11352 4755,-11340 4755,-8907 19,-8907 19,-8284">
          <text:p/>
        </draw:polygon>
        <draw:measure draw:style-name="gr3" draw:text-style-name="P2" draw:layer="measurelines" svg:x1="2.62cm" svg:y1="6.04cm" svg:x2="2.62cm" svg:y2="0.997cm">
          <text:p text:style-name="P2"><text:s/></text:p>
        </draw:measure>
        <draw:measure draw:style-name="gr4" draw:text-style-name="P2" draw:layer="measurelines" svg:x1="5.676cm" svg:y1="6.04cm" svg:x2="2.62cm" svg:y2="6.04cm">
          <text:p text:style-name="P2"><text:s/></text:p>
        </draw:measure>
        <draw:frame draw:style-name="gr1" draw:layer="layout" svg:width="0.568cm" svg:height="0.437cm" svg:x="3.862cm" svg:y="6.508cm">
          <draw:text-box>
            <text:p text:style-name="P1">b</text:p>
          </draw:text-box>
        </draw:frame>
        <draw:measure draw:style-name="gr5" draw:text-style-name="P2" draw:layer="measurelines" svg:x1="2.62cm" svg:y1="0.959cm" svg:x2="3.231cm" svg:y2="0.959cm">
          <text:p text:style-name="P2"><text:s/></text:p>
        </draw:measure>
        <draw:frame draw:style-name="gr1" draw:layer="layout" svg:width="0.568cm" svg:height="0.437cm" svg:x="3.267cm" svg:y="0.393cm">
          <draw:text-box>
            <text:p text:style-name="P1">t</text:p>
          </draw:text-box>
        </draw:frame>
        <draw:measure draw:style-name="gr6" draw:text-style-name="P1" draw:layer="measurelines" svg:x1="5.664cm" svg:y1="5.714cm" svg:x2="5.664cm" svg:y2="6.04cm">
          <text:p text:style-name="P2"><text:s/></text:p>
        </draw:measure>
        <draw:frame draw:style-name="gr1" draw:layer="layout" svg:width="0.568cm" svg:height="0.437cm" svg:x="6.182cm" svg:y="4.88cm">
          <draw:text-box>
            <text:p text:style-name="P1">t1</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math xmlns="http://www.w3.org/1998/Math/MathML">
  <semantics>
    <mtable>
      <mtr>
        <mtd>
          <mrow>
            <mn>2</mn>
            <mfenced open="[" close="]">
              <mrow>
                <mrow>
                  <mrow>
                    <mn>30</mn>
                    <mi mathvariant="normal">⋅</mi>
                    <mn>17</mn>
                  </mrow>
                  <mi mathvariant="normal">⋅</mi>
                  <mfrac>
                    <mn>3</mn>
                    <mn>16</mn>
                  </mfrac>
                </mrow>
                <mrow>
                  <mi/>
                  <mo stretchy="false">+</mo>
                  <mi/>
                </mrow>
                <mrow>
                  <mrow>
                    <mn>17</mn>
                    <mi mathvariant="normal">⋅</mi>
                    <mfrac>
                      <mn>3</mn>
                      <mn>16</mn>
                    </mfrac>
                  </mrow>
                  <mi mathvariant="normal">⋅</mi>
                  <mfenced open="" close="">
                    <mrow>
                      <mrow>
                        <mn>12.5</mn>
                        <mi mathvariant="normal">−</mi>
                        <mn>2</mn>
                      </mrow>
                      <mfrac>
                        <mn>3</mn>
                        <mn>16</mn>
                      </mfrac>
                    </mrow>
                  </mfenced>
                </mrow>
                <mrow>
                  <mi/>
                  <mo stretchy="false">+</mo>
                  <mi/>
                </mrow>
                <mrow>
                  <mrow>
                    <mfenced open="" close="">
                      <mrow>
                        <mrow>
                          <mn>12.5</mn>
                          <mi mathvariant="normal">−</mi>
                          <mn>2</mn>
                        </mrow>
                        <mfrac>
                          <mn>3</mn>
                          <mn>16</mn>
                        </mfrac>
                      </mrow>
                    </mfenced>
                    <mi mathvariant="normal">⋅</mi>
                    <mfrac>
                      <mn>3</mn>
                      <mn>16</mn>
                    </mfrac>
                  </mrow>
                  <mi mathvariant="normal">⋅</mi>
                  <mn>30</mn>
                </mrow>
              </mrow>
            </mfenced>
          </mrow>
        </mtd>
      </mtr>
      <mtr>
        <mtd>
          <mrow>
            <mrow>
              <mi/>
              <mi mathvariant="normal">=</mi>
              <mi/>
            </mrow>
            <mn>2</mn>
            <mfenced open="[" close="]">
              <mrow>
                <mrow>
                  <mn>95.6250</mn>
                  <mo stretchy="false">+</mo>
                  <mn>34.6484</mn>
                </mrow>
                <mo stretchy="false">+</mo>
                <mn>68.2031</mn>
              </mrow>
            </mfenced>
          </mrow>
        </mtd>
      </mtr>
      <mtr>
        <mtd>
          <mrow>
            <mrow>
              <mi/>
              <mi mathvariant="normal">=</mi>
              <mi/>
            </mrow>
            <mrow>
              <mrow>
                <mn>191.2500</mn>
                <mo stretchy="false">+</mo>
                <mn>77.2969</mn>
              </mrow>
              <mo stretchy="false">+</mo>
              <mn>136.4062</mn>
            </mrow>
          </mrow>
        </mtd>
      </mtr>
      <mtr>
        <mtd>
          <mrow>
            <mrow>
              <mi/>
              <mi mathvariant="normal">=</mi>
              <mi/>
            </mrow>
            <mn>404.9531</mn>
            <msup>
              <mtext> in</mtext>
              <mn>3</mn>
            </msup>
          </mrow>
        </mtd>
      </mtr>
    </mtable>
    <annotation encoding="StarMath 5.0">stack {
alignl 2 left [ alignc { 30 cdot 17 cdot {3 over 16} `+` 17 cdot {3 over 16} cdot left ( 12.5 - 2 3 over 16 right ) `+` left ( 12.5 - 2 {3 over 16} right ) cdot {3 over 16} cdot 30 } right ] #
alignl `=` 2 left [ 95.6250 + 34.6484 + 68.2031 right ] # 
alignl `=` 191.2500 + 77.2969 + 136.4062  # 
alignl `=` 404.9531 " in"^3
}</annotation>
  </semantics>
</math>
</file>

<file path=Object 28/content.xml><?xml version="1.0" encoding="utf-8"?>
<math xmlns="http://www.w3.org/1998/Math/MathML">
  <semantics>
    <mrow>
      <mrow>
        <mn>0.75</mn>
        <mi mathvariant="normal">⋅</mi>
        <mn>12.5</mn>
      </mrow>
      <mi mathvariant="normal">⋅</mi>
      <mn>30</mn>
    </mrow>
    <annotation encoding="StarMath 5.0">0.75 cdot 12.5 cdot 30</annotation>
  </semantics>
</math>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351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end-guide="0.355cm"/>
    </style:style>
    <style:style style:name="gr4" style:family="graphic" style:parent-style-name="measure" style:list-style-name="L1">
      <style:graphic-properties draw:textarea-horizontal-align="center" draw:textarea-vertical-align="middle" draw:measure-align="left-outside"/>
    </style:style>
    <style:style style:name="gr5" style:family="graphic" style:parent-style-name="standard">
      <style:graphic-properties svg:stroke-width="0.025cm" draw:marker-start-width="0.33cm" draw:marker-end-width="0.33cm" draw:textarea-horizontal-align="center" draw:textarea-vertical-align="middle" fo:padding-top="-0.013cm" fo:padding-bottom="-0.013cm" fo:padding-left="-0.013cm" fo:padding-right="-0.0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103cm" svg:height="0.437cm" svg:x="5.343cm" svg:y="2.629cm">
          <draw:text-box>
            <text:p>0.5" <text:span text:style-name="T1">Φ</text:span></text:p>
          </draw:text-box>
        </draw:frame>
        <draw:rect draw:style-name="gr2" draw:text-style-name="P1" draw:layer="layout" svg:width="6.33cm" svg:height="1.079cm" svg:x="2.422cm" svg:y="3.684cm">
          <text:p/>
        </draw:rect>
        <draw:rect draw:style-name="gr2" draw:text-style-name="P1" draw:layer="layout" svg:width="0.387cm" svg:height="2.035cm" svg:x="8.752cm" svg:y="3.216cm">
          <text:p/>
        </draw:rect>
        <draw:rect draw:style-name="Dashed" draw:layer="layout" svg:width="6.717cm" svg:height="0.671cm" svg:x="2.422cm" svg:y="3.888cm">
          <text:p/>
        </draw:rect>
        <draw:rect draw:style-name="Dashed" draw:layer="layout" svg:width="6.713cm" svg:height="0.468cm" svg:x="2.43cm" svg:y="3.996cm">
          <text:p/>
        </draw:rect>
        <draw:measure draw:style-name="gr3" draw:text-style-name="P2" draw:layer="measurelines" svg:x1="8.752cm" svg:y1="5.251cm" svg:x2="2.43cm" svg:y2="5.251cm">
          <text:p text:style-name="P2">1.5"</text:p>
        </draw:measure>
        <draw:measure draw:style-name="gr4" draw:text-style-name="P2" draw:layer="measurelines" svg:x1="9.139cm" svg:y1="5.251cm" svg:x2="8.752cm" svg:y2="5.251cm">
          <text:p text:style-name="P2">0.1<text:measure text:kind="gap"/>"<text:measure text:kind="gap"/></text:p>
        </draw:measure>
        <draw:line draw:style-name="Arrow" draw:layer="layout" svg:x1="5.148cm" svg:y1="2.88cm" svg:x2="3.978cm" svg:y2="3.708cm">
          <text:p/>
        </draw:line>
        <draw:frame draw:style-name="gr1" draw:layer="layout" svg:width="2.136cm" svg:height="0.437cm" svg:x="11.361cm" svg:y="5.762cm">
          <draw:text-box>
            <text:p>#48 (0.076")</text:p>
          </draw:text-box>
        </draw:frame>
        <draw:line draw:style-name="Arrow" draw:layer="layout" svg:x1="11.267cm" svg:y1="2.358cm" svg:x2="11.915cm" svg:y2="3.348cm">
          <text:p/>
        </draw:line>
        <draw:circle draw:style-name="gr2" draw:text-style-name="P1" draw:layer="layout" svg:width="2.086cm" svg:height="2.086cm" svg:x="11.403cm" svg:y="3.205cm">
          <text:p/>
        </draw:circle>
        <draw:circle draw:style-name="Dashed" draw:layer="layout" svg:width="1.152cm" svg:height="1.152cm" svg:x="11.87cm" svg:y="3.672cm">
          <text:p/>
        </draw:circle>
        <draw:circle draw:style-name="Dashed" draw:layer="layout" svg:width="0.72cm" svg:height="0.72cm" svg:x="12.086cm" svg:y="3.888cm">
          <text:p/>
        </draw:circle>
        <draw:circle draw:style-name="standard" draw:layer="layout" svg:width="0.468cm" svg:height="0.468cm" svg:x="12.212cm" svg:y="4.014cm">
          <text:p/>
        </draw:circle>
        <draw:circle draw:style-name="gr2" draw:text-style-name="P1" draw:layer="layout" svg:width="0.216cm" svg:height="0.216cm" svg:x="11.545cm" svg:y="4.114cm">
          <text:p/>
        </draw:circle>
        <draw:circle draw:style-name="gr2" draw:text-style-name="P1" draw:layer="layout" svg:width="0.216cm" svg:height="0.216cm" svg:x="13.145cm" svg:y="4.114cm">
          <text:p/>
        </draw:circle>
        <draw:g>
          <draw:line draw:style-name="Arrow" draw:layer="layout" svg:x1="11.159cm" svg:y1="5.958cm" svg:x2="11.591cm" svg:y2="4.356cm">
            <text:p/>
          </draw:line>
          <draw:line draw:style-name="gr5" draw:text-style-name="P1" draw:layer="layout" svg:x1="11.159cm" svg:y1="5.958cm" svg:x2="11.537cm" svg:y2="5.958cm">
            <text:p/>
          </draw:line>
        </draw:g>
        <draw:frame draw:style-name="gr1" draw:layer="layout" svg:width="1.319cm" svg:height="0.437cm" svg:x="9.699cm" svg:y="2.144cm">
          <draw:text-box>
            <text:p>0.75" <text:span text:style-name="T1">Φ</text:span></text:p>
          </draw:text-box>
        </draw:frame>
        <draw:frame draw:style-name="gr1" draw:layer="layout" svg:width="2.271cm" svg:height="0.437cm" svg:x="-0.225cm" svg:y="2.558cm">
          <draw:text-box>
            <text:p>5/16-18 UNC</text:p>
          </draw:text-box>
        </draw:frame>
        <draw:line draw:style-name="Arrow" draw:layer="layout" svg:x1="0.792cm" svg:y1="3.06cm" svg:x2="2.43cm" svg:y2="4.176cm">
          <text:p/>
        </draw:lin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25cm" svg:stroke-color="#000000" draw:marker-start-width="0.33cm" draw:marker-start-center="false" draw:marker-end-width="0.33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Figure">
      <style:graphic-properties draw:fill-color="#f5f5f5"/>
    </style:style>
    <style:style style:name="gr3" style:family="graphic" style:parent-style-name="Figure">
      <style:graphic-properties draw:stroke="none" draw:stroke-dash="Fine_20_Dashed_20__28_var_29_" svg:stroke-width="0cm" draw:marker-start-width="0.305cm" draw:marker-end-width="0.305cm" fo:padding-top="-0.025cm" fo:padding-bottom="-0.025cm" fo:padding-left="-0.025cm" fo:padding-right="-0.025cm"/>
    </style:style>
    <style:style style:name="gr4" style:family="graphic" style:parent-style-name="Figure">
      <style:graphic-properties draw:stroke="none"/>
    </style:style>
    <style:style style:name="gr5" style:family="graphic" style:parent-style-name="measure" style:list-style-name="L1">
      <style:graphic-properties draw:textarea-horizontal-align="center" draw:textarea-vertical-align="middle" draw:line-distance="2.611cm" draw:start-guide="-0.254cm" draw:end-guide="-0.254cm"/>
    </style:style>
    <style:style style:name="gr6" style:family="graphic" style:parent-style-name="standard">
      <style:graphic-properties draw:stroke="none" svg:stroke-color="#000000" draw:fill="none" draw:fill-color="#ffffff" fo:min-height="0.331cm"/>
    </style:style>
    <style:style style:name="gr7"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0.91cm" svg:height="4.216cm" svg:x="3.101cm" svg:y="0.992cm">
          <text:p/>
        </draw:ellipse>
        <draw:rect draw:style-name="Figure" draw:layer="layout" svg:width="4.279cm" svg:height="4.196cm" svg:x="3.514cm" svg:y="0.992cm">
          <text:p/>
        </draw:rect>
        <draw:ellipse draw:style-name="Figure" draw:layer="layout" svg:width="0.91cm" svg:height="4.216cm" svg:x="7.338cm" svg:y="0.992cm">
          <text:p/>
        </draw:ellipse>
        <draw:ellipse draw:style-name="gr2" draw:layer="layout" svg:width="0.563cm" svg:height="3.624cm" svg:x="7.513cm" svg:y="1.266cm">
          <text:p/>
        </draw:ellipse>
        <draw:g>
          <draw:ellipse draw:style-name="gr3" draw:layer="layout" svg:width="0.455cm" svg:height="3.634cm" svg:x="3.303cm" svg:y="1.032cm">
            <text:p/>
          </draw:ellipse>
          <draw:ellipse draw:style-name="gr3" draw:layer="layout" svg:width="0.455cm" svg:height="3.634cm" svg:x="3.304cm" svg:y="1.52cm">
            <text:p/>
          </draw:ellipse>
        </draw:g>
        <draw:rect draw:style-name="gr4" draw:layer="layout" svg:width="0.852cm" svg:height="0.352cm" svg:x="3.111cm" svg:y="5.223cm">
          <text:p/>
        </draw:rect>
        <draw:measure draw:style-name="gr5" draw:text-style-name="P2" draw:layer="measurelines" svg:x1="7.793cm" svg:y1="0.992cm" svg:x2="7.793cm" svg:y2="5.188cm">
          <text:p text:style-name="P2"><text:span text:style-name="T1"><text:s/></text:span></text:p>
        </draw:measure>
        <draw:frame draw:style-name="gr6" draw:layer="layout" svg:width="0.558cm" svg:height="0.437cm" svg:x="8.585cm" svg:y="1.697cm">
          <draw:text-box>
            <text:p>t</text:p>
          </draw:text-box>
        </draw:frame>
        <draw:frame draw:style-name="gr6" draw:layer="layout" svg:width="0.558cm" svg:height="0.437cm" svg:x="10.585cm" svg:y="2.898cm">
          <draw:text-box>
            <text:p>d</text:p>
          </draw:text-box>
        </draw:frame>
        <draw:measure draw:style-name="gr7" draw:text-style-name="P1" draw:layer="measurelines" svg:x1="7.793cm" svg:y1="5.188cm" svg:x2="3.514cm" svg:y2="5.188cm">
          <text:p text:style-name="P3"><text:span text:style-name="T1"><text:s/></text:span></text:p>
        </draw:measure>
        <draw:frame draw:style-name="gr6" draw:layer="layout" svg:width="0.558cm" svg:height="0.437cm" svg:x="5.399cm" svg:y="5.565cm">
          <draw:text-box>
            <text:p>L</text:p>
          </draw:text-box>
        </draw:frame>
        <draw:measure draw:style-name="gr7" draw:text-style-name="P1" draw:layer="measurelines" svg:x1="7.793cm" svg:y1="0.992cm" svg:x2="7.793cm" svg:y2="1.247cm">
          <text:p text:style-name="P3"><text:span text:style-name="T1"><text:s/></text:span></text:p>
        </draw:measur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math xmlns="http://www.w3.org/1998/Math/MathML">
  <semantics>
    <mrow>
      <mo stretchy="false">π</mo>
      <mi>d</mi>
      <mi>A</mi>
    </mrow>
    <annotation encoding="StarMath 5.0">%pi d A</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Arrow">
      <style:graphic-properties draw:marker-start="Arrow"/>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ircle draw:style-name="Scribed_20_circle" draw:layer="layout" svg:width="3.846cm" svg:height="3.846cm" svg:x="3.708cm" svg:y="3.096cm">
            <text:p/>
          </draw:circle>
        </draw:g>
        <draw:polygon draw:style-name="gr1" draw:text-style-name="P1" draw:layer="layout" svg:width="4.607cm" svg:height="4.317cm" draw:transform="rotate (1.27409035395562) translate (2.63976056948998cm 6.50079610166058cm)" svg:viewBox="0 0 4608 4318" draw:points="796,13168 3751,13168 4608,10553 2299,8850 0,10626 808,13146">
          <text:p/>
        </draw:polygon>
        <draw:line draw:style-name="Arrow" draw:layer="layout" svg:x1="5.634cm" svg:y1="5.004cm" svg:x2="6.786cm" svg:y2="3.42cm">
          <text:p>r</text:p>
          <text:p/>
        </draw:line>
        <draw:line draw:style-name="gr2" draw:layer="layout" svg:x1="4.239cm" svg:y1="3.668cm" svg:x2="7.021cm" svg:y2="6.333cm">
          <text:p/>
          <text:p/>
          <text:p>d</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textarea-horizontal-align="center" draw:textarea-vertical-align="middle"/>
      <style:paragraph-properties fo:text-align="center"/>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80808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svg:stroke-width="0.025cm" draw:marker-start="Arrow" draw:marker-start-width="0.102cm" draw:marker-end-width="0.1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Dashe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258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307cm" svg:y1="5.389cm" svg:x2="3.307cm" svg:y2="0.952cm">
          <text:p/>
        </draw:line>
        <draw:line draw:style-name="gr2" draw:text-style-name="P1" draw:layer="layout" svg:x1="1.808cm" svg:y1="6.99cm" svg:x2="1.808cm" svg:y2="2.553cm">
          <text:p/>
        </draw:line>
        <draw:line draw:style-name="gr2" draw:text-style-name="P1" draw:layer="layout" svg:x1="1.808cm" svg:y1="2.553cm" svg:x2="3.307cm" svg:y2="0.952cm">
          <text:p/>
        </draw:line>
        <draw:line draw:style-name="gr2" draw:text-style-name="P1" draw:layer="layout" svg:x1="8.923cm" svg:y1="2.553cm" svg:x2="10.422cm" svg:y2="0.952cm">
          <text:p/>
        </draw:line>
        <draw:line draw:style-name="gr2" draw:text-style-name="P1" draw:layer="layout" svg:x1="8.923cm" svg:y1="6.99cm" svg:x2="10.422cm" svg:y2="5.389cm">
          <text:p/>
        </draw:line>
        <draw:line draw:style-name="gr1" draw:text-style-name="P1" draw:layer="layout" svg:x1="1.808cm" svg:y1="6.99cm" svg:x2="3.307cm" svg:y2="5.389cm">
          <text:p/>
        </draw:line>
        <draw:frame draw:style-name="gr3" draw:layer="layout" svg:width="0.322cm" svg:height="0.437cm" svg:x="2.081cm" svg:y="1.468cm">
          <draw:text-box>
            <text:p>a</text:p>
          </draw:text-box>
        </draw:frame>
        <draw:frame draw:style-name="gr3" draw:layer="layout" svg:width="0.322cm" svg:height="0.437cm" svg:x="1.306cm" svg:y="4.518cm">
          <draw:text-box>
            <text:p>b</text:p>
          </draw:text-box>
        </draw:frame>
        <draw:frame draw:style-name="gr3" draw:layer="layout" svg:width="0.322cm" svg:height="0.437cm" svg:x="5.146cm" svg:y="7.117cm">
          <draw:text-box>
            <text:p>L</text:p>
          </draw:text-box>
        </draw:frame>
        <draw:line draw:style-name="gr2" draw:text-style-name="P1" draw:layer="layout" svg:x1="8.923cm" svg:y1="2.553cm" svg:x2="1.808cm" svg:y2="2.553cm">
          <text:p/>
        </draw:line>
        <draw:line draw:style-name="gr2" draw:text-style-name="P1" draw:layer="layout" svg:x1="8.923cm" svg:y1="6.99cm" svg:x2="1.808cm" svg:y2="6.99cm">
          <text:p/>
        </draw:line>
        <draw:line draw:style-name="gr1" draw:text-style-name="P1" draw:layer="layout" svg:x1="10.422cm" svg:y1="5.389cm" svg:x2="3.307cm" svg:y2="5.389cm">
          <text:p/>
        </draw:line>
        <draw:line draw:style-name="gr2" draw:text-style-name="P1" draw:layer="layout" svg:x1="8.923cm" svg:y1="6.99cm" svg:x2="8.923cm" svg:y2="2.553cm">
          <text:p/>
        </draw:line>
        <draw:line draw:style-name="gr2" draw:text-style-name="P1" draw:layer="layout" svg:x1="10.422cm" svg:y1="5.389cm" svg:x2="10.422cm" svg:y2="0.952cm">
          <text:p/>
        </draw:line>
        <draw:line draw:style-name="gr2" draw:text-style-name="P1" draw:layer="layout" svg:x1="3.307cm" svg:y1="0.952cm" svg:x2="10.422cm" svg:y2="0.952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color="#c0c0c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Arrow_2c__20_double">
      <style:graphic-properties svg:stroke-width="0cm" draw:marker-start-width="0.127cm" draw:marker-end-width="0.127cm" fo:padding-top="-0.012cm" fo:padding-bottom="-0.012cm" fo:padding-left="-0.012cm" fo:padding-right="-0.012cm"/>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fo:min-height="0.044cm"/>
    </style:style>
    <style:style style:name="gr4" style:family="graphic" style:parent-style-name="standard">
      <style:graphic-properties draw:stroke="none" svg:stroke-color="#000000" draw:fill="solid" draw:fill-color="#ffffff" fo:min-height="0.044cm"/>
    </style:style>
    <style:style style:name="gr5" style:family="graphic" style:parent-style-name="standard">
      <style:graphic-properties draw:stroke="none" draw:textarea-horizontal-align="center" draw:textarea-vertical-align="middle"/>
    </style:style>
    <style:style style:name="gr6" style:family="graphic" style:parent-style-name="standard">
      <style:graphic-properties draw:stroke="none" svg:stroke-color="#000000" draw:fill="none" draw:fill-color="#ffffff" fo:min-height="0.153cm"/>
    </style:style>
    <style:style style:name="gr7" style:family="graphic" style:parent-style-name="standard">
      <style:graphic-properties svg:stroke-width="0.076cm" draw:marker-start-width="0.406cm" draw:marker-end-width="0.406cm" draw:textarea-horizontal-align="center" draw:textarea-vertical-align="middle" fo:padding-top="0.012cm" fo:padding-bottom="0.012cm" fo:padding-left="0.012cm" fo:padding-right="0.012cm"/>
    </style:style>
    <style:style style:name="gr8" style:family="graphic" style:parent-style-name="objectwithoutfill">
      <style:graphic-properties svg:stroke-width="0.076cm" draw:marker-start-width="0.406cm" draw:marker-end-width="0.406cm" draw:fill="none" draw:textarea-horizontal-align="center" draw:textarea-vertical-align="middle" fo:padding-top="0.012cm" fo:padding-bottom="0.012cm" fo:padding-left="0.012cm" fo:padding-right="0.012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6.724cm" svg:y1="2.384cm" svg:x2="6.725cm" svg:y2="7.684cm">
          <text:p/>
        </draw:line>
        <draw:line draw:style-name="gr1" draw:layer="layout" svg:x1="2.581cm" svg:y1="3.664cm" svg:x2="10.836cm" svg:y2="3.664cm">
          <text:p/>
        </draw:line>
        <draw:measure draw:style-name="gr2" draw:text-style-name="P2" draw:layer="measurelines" svg:x1="10.835cm" svg:y1="3.324cm" svg:x2="10.835cm" svg:y2="6.744cm">
          <text:p text:style-name="P1"><text:span text:style-name="T1"><text:s/></text:span></text:p>
        </draw:measure>
        <draw:frame draw:style-name="gr3" draw:text-style-name="P2" draw:layer="layout" svg:width="0.568cm" svg:height="0.437cm" svg:x="11.564cm" svg:y="4.22cm">
          <draw:text-box>
            <text:p text:style-name="P2">d</text:p>
          </draw:text-box>
        </draw:frame>
        <draw:frame draw:style-name="gr4" draw:text-style-name="P2" draw:layer="layout" svg:width="0.568cm" svg:height="0.437cm" svg:x="4.855cm" svg:y="3.434cm">
          <draw:text-box>
            <text:p text:style-name="P2">L</text:p>
          </draw:text-box>
        </draw:frame>
        <draw:rect draw:style-name="gr5" draw:text-style-name="P2" draw:layer="layout" svg:width="0.875cm" svg:height="0.634cm" svg:x="6.407cm" svg:y="4.723cm">
          <text:p/>
        </draw:rect>
        <draw:frame draw:style-name="gr6" draw:text-style-name="P2" draw:layer="layout" svg:width="0.568cm" svg:height="0.437cm" svg:x="6.407cm" svg:y="4.85cm">
          <draw:text-box>
            <text:p text:style-name="P2">D</text:p>
          </draw:text-box>
        </draw:frame>
        <draw:g>
          <draw:g>
            <draw:g>
              <draw:line draw:style-name="gr7" draw:text-style-name="P2" draw:layer="layout" svg:x1="2.58cm" svg:y1="4.504cm" svg:x2="2.58cm" svg:y2="3.324cm">
                <text:p/>
              </draw:line>
              <draw:path draw:style-name="gr8" draw:text-style-name="P2" draw:layer="layout" svg:width="4.005cm" svg:height="1.317cm" draw:transform="rotate (0.542448331519735) translate (2.58cm 3.324cm)" svg:viewBox="0 0 4006 1318" svg:d="m0 8357c1864 0 4006 1318 4006 1318">
                <text:p/>
              </draw:path>
            </draw:g>
            <draw:g>
              <draw:line draw:style-name="gr7" draw:text-style-name="P2" draw:layer="layout" svg:x1="10.816cm" svg:y1="4.504cm" svg:x2="10.816cm" svg:y2="3.324cm">
                <text:p/>
              </draw:line>
              <draw:path draw:style-name="gr8" draw:text-style-name="P2" draw:layer="layout" svg:width="4.005cm" svg:height="1.316cm" draw:transform="rotate (-0.542448331520921) translate (7.38497318682171cm 1.25590543576809cm)" svg:viewBox="0 0 4006 1317" svg:d="m4006-5474c-1863 0-4006 1317-4006 1317">
                <text:p/>
              </draw:path>
            </draw:g>
          </draw:g>
          <draw:g>
            <draw:g>
              <draw:line draw:style-name="gr7" draw:text-style-name="P2" draw:layer="layout" svg:x1="2.581cm" svg:y1="5.564cm" svg:x2="2.581cm" svg:y2="6.744cm">
                <text:p/>
              </draw:line>
              <draw:path draw:style-name="gr8" draw:text-style-name="P2" draw:layer="layout" svg:width="4.005cm" svg:height="1.316cm" draw:transform="rotate (2.59914432206946) translate (6.01202681318027cm 8.8120945642302cm)" svg:viewBox="0 0 4006 1317" svg:d="m4006-8887c-1863 0-4006 1317-4006 1317">
                <text:p/>
              </draw:path>
            </draw:g>
            <draw:g>
              <draw:line draw:style-name="gr7" draw:text-style-name="P2" draw:layer="layout" svg:x1="10.817cm" svg:y1="5.564cm" svg:x2="10.817cm" svg:y2="6.744cm">
                <text:p/>
              </draw:line>
              <draw:path draw:style-name="gr8" draw:text-style-name="P2" draw:layer="layout" svg:width="4.005cm" svg:height="1.316cm" draw:transform="rotate (-2.59914432207065) translate (10.817cm 6.744cm)" svg:viewBox="0 0 4006 1317" svg:d="m0-22720c1864 0 4006 1317 4006 1317">
                <text:p/>
              </draw:path>
            </draw:g>
          </draw:g>
          <draw:line draw:style-name="gr7" draw:text-style-name="P2" draw:layer="layout" svg:x1="2.58cm" svg:y1="4.504cm" svg:x2="2.581cm" svg:y2="5.564cm">
            <text:p/>
          </draw:line>
          <draw:line draw:style-name="gr7" draw:text-style-name="P2" draw:layer="layout" svg:x1="10.816cm" svg:y1="4.504cm" svg:x2="10.817cm" svg:y2="5.564cm">
            <text:p/>
          </draw:lin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Figure">
      <style:graphic-properties draw:stroke="none" draw:fill-color="#e6e6e6"/>
    </style:style>
    <style:style style:name="gr2" style:family="graphic" style:parent-style-name="standard">
      <style:graphic-properties draw:textarea-horizontal-align="center" draw:textarea-vertical-align="middle"/>
    </style:style>
    <style:style style:name="gr3" style:family="graphic" style:parent-style-name="measure" style:list-style-name="L1">
      <style:graphic-properties draw:textarea-horizontal-align="center" draw:textarea-vertical-align="middle" draw:line-distance="2.249cm" draw:start-guide="-0.508cm" draw:end-guide="-1.224cm"/>
    </style:style>
    <style:style style:name="gr4" style:family="graphic" style:parent-style-name="standard">
      <style:graphic-properties draw:stroke="none" svg:stroke-color="#000000" draw:fill="none" draw:fill-color="#ffffff" fo:min-height="0.197cm"/>
    </style:style>
    <style:style style:name="gr5" style:family="graphic" style:parent-style-name="measure" style:list-style-name="L1">
      <style:graphic-properties draw:textarea-horizontal-align="center" draw:textarea-vertical-align="middle" draw:line-distance="2.685cm" draw:start-guide="-0.508cm" draw:end-guide="-0.43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1.487cm" svg:height="1.73cm" draw:transform="rotate (2.28393785915935) translate (4.8436481753166cm 4.27459710164825cm)" svg:viewBox="0 0 1488 1731" draw:points="695,2550 1488,1734 1444,1985 1398,2206 1322,2428 1212,2622 1016,2916 842,3083 562,3272 367,3365 230,3421 0,3465">
          <text:p/>
        </draw:polygon>
        <draw:circle draw:style-name="Dashed" draw:layer="layout" svg:width="3.498cm" svg:height="3.498cm" svg:x="3.28cm" svg:y="2.733cm">
          <text:p/>
        </draw:circle>
        <draw:circle draw:style-name="gr2" draw:text-style-name="P1" draw:layer="layout" svg:width="3.498cm" svg:height="3.498cm" svg:x="3.28cm" svg:y="2.733cm" draw:kind="arc" draw:start-angle="47.5" draw:end-angle="132.5">
          <text:p/>
        </draw:circle>
        <draw:measure draw:style-name="gr3" draw:text-style-name="P2" draw:layer="measurelines" svg:x1="5.073cm" svg:y1="2.711cm" svg:x2="5.073cm" svg:y2="3.148cm">
          <text:p text:style-name="P2"><text:span text:style-name="T1"><text:s/></text:span></text:p>
        </draw:measure>
        <draw:frame draw:style-name="gr4" draw:text-style-name="P1" draw:layer="layout" svg:width="0.744cm" svg:height="0.437cm" svg:x="6.954cm" svg:y="1.945cm">
          <draw:text-box>
            <text:p text:style-name="P1">h</text:p>
          </draw:text-box>
        </draw:frame>
        <draw:frame draw:style-name="gr4" draw:text-style-name="P1" draw:layer="layout" svg:width="0.744cm" svg:height="0.437cm" svg:x="5.511cm" svg:y="3.718cm">
          <draw:text-box>
            <text:p text:style-name="P1">r</text:p>
          </draw:text-box>
        </draw:frame>
        <draw:measure draw:style-name="gr5" draw:text-style-name="P2" draw:layer="layout" svg:x1="5.074cm" svg:y1="2.712cm" svg:x2="5.074cm" svg:y2="6.21cm">
          <text:p text:style-name="P2"><text:span text:style-name="T1"><text:s/></text:span></text:p>
        </draw:measure>
        <draw:frame draw:style-name="gr4" draw:text-style-name="P1" draw:layer="layout" svg:width="0.744cm" svg:height="0.437cm" svg:x="7.685cm" svg:y="4.373cm">
          <draw:text-box>
            <text:p text:style-name="P1">d</text:p>
          </draw:text-box>
        </draw:frame>
        <draw:line draw:style-name="gr2" draw:text-style-name="P1" draw:layer="layout" svg:x1="3.847cm" svg:y1="3.193cm" svg:x2="6.211cm" svg:y2="3.193cm">
          <text:p/>
        </draw:line>
        <draw:line draw:style-name="Arrow" draw:layer="layout" svg:x1="5.029cm" svg:y1="4.482cm" svg:x2="6.691cm" svg:y2="3.91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Dashed">
      <style:graphic-properties svg:stroke-color="#666666"/>
    </style:style>
    <style:style style:name="gr3" style:family="graphic" style:parent-style-name="standard">
      <style:graphic-properties draw:stroke="none" svg:stroke-color="#000000" draw:fill="none" draw:fill-color="#ffffff" fo:min-height="0.351cm"/>
    </style:style>
    <style:style style:name="gr4" style:family="graphic" style:parent-style-name="measure" style:list-style-name="L1">
      <style:graphic-properties draw:textarea-horizontal-align="center" draw:textarea-vertical-align="middle" draw:end-guide="1.526cm" draw:placing="below"/>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432cm" svg:height="0.786cm" svg:x="5.535cm" svg:y="9.744cm" draw:kind="arc" draw:start-angle="175" draw:end-angle="2.5">
          <text:p/>
        </draw:ellipse>
        <draw:ellipse draw:style-name="gr2" draw:layer="layout" svg:width="3.432cm" svg:height="0.786cm" draw:transform="rotate (3.1415926535892) translate (8.967cm 10.521cm)" draw:kind="arc" draw:start-angle="177.49" draw:end-angle="5.01">
          <text:p/>
        </draw:ellipse>
        <draw:line draw:style-name="gr1" draw:text-style-name="P1" draw:layer="layout" svg:x1="7.251cm" svg:y1="3.895cm" svg:x2="5.542cm" svg:y2="10.103cm">
          <text:p/>
        </draw:line>
        <draw:line draw:style-name="gr1" draw:text-style-name="P1" draw:layer="layout" svg:x1="8.965cm" svg:y1="10.12cm" svg:x2="7.251cm" svg:y2="3.895cm">
          <text:p/>
        </draw:line>
        <draw:frame draw:style-name="gr3" draw:layer="layout" svg:width="0.331cm" svg:height="0.437cm" svg:x="9.884cm" svg:y="6.719cm">
          <draw:text-box>
            <text:p>h</text:p>
          </draw:text-box>
        </draw:frame>
        <draw:measure draw:style-name="gr4" draw:text-style-name="P2" draw:layer="measurelines" svg:x1="8.965cm" svg:y1="10.12cm" svg:x2="8.965cm" svg:y2="3.873cm">
          <text:p text:style-name="P2"><text:span text:style-name="T1"><text:s/></text:span></text:p>
        </draw:measure>
        <draw:measure draw:style-name="gr5" draw:text-style-name="P1" draw:layer="measurelines" svg:x1="8.965cm" svg:y1="10.12cm" svg:x2="5.542cm" svg:y2="10.12cm">
          <text:p text:style-name="P3"><text:span text:style-name="T1"><text:s/></text:span></text:p>
        </draw:measure>
        <draw:frame draw:style-name="gr3" draw:layer="layout" svg:width="0.331cm" svg:height="0.437cm" svg:x="7.067cm" svg:y="11.091cm">
          <draw:text-box>
            <text:p>d</text:p>
          </draw:text-box>
        </draw:frame>
        <draw:line draw:style-name="Arrow" draw:layer="layout" svg:x1="7.251cm" svg:y1="10.137cm" svg:x2="8.965cm" svg:y2="10.12cm">
          <text:p/>
        </draw:line>
        <draw:frame draw:style-name="gr3" draw:layer="layout" svg:width="0.331cm" svg:height="0.437cm" svg:x="7.432cm" svg:y="9.693cm">
          <draw:text-box>
            <text:p>r</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438cm"/>
    </style:style>
    <style:style style:name="gr4" style:family="graphic" style:parent-style-name="standard">
      <style:graphic-properties draw:fill-color="#000000" draw:textarea-horizontal-align="center" draw:textarea-vertical-align="middle"/>
    </style:style>
    <style:style style:name="gr5" style:family="graphic" style:parent-style-name="measure" style:list-style-name="L1">
      <style:graphic-properties draw:textarea-horizontal-align="center" draw:textarea-vertical-align="middle" draw:line-distance="1.2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04cm" svg:y1="5.404cm" svg:x2="3.04cm" svg:y2="6.812cm">
          <text:p/>
        </draw:line>
        <draw:line draw:style-name="gr1" draw:text-style-name="P1" draw:layer="layout" svg:x1="8.139cm" svg:y1="1.596cm" svg:x2="8.139cm" svg:y2="6.813cm">
          <text:p/>
        </draw:line>
        <draw:ellipse draw:style-name="gr2" draw:text-style-name="P1" draw:layer="layout" svg:width="6.38cm" svg:height="1.276cm" draw:transform="rotate (0.65449846949775) translate (2.673cm 4.945cm)">
          <text:p/>
        </draw:ellipse>
        <draw:ellipse draw:style-name="gr2" draw:text-style-name="P1" draw:layer="layout" svg:width="5.066cm" svg:height="1.314cm" svg:x="3.059cm" svg:y="6.098cm">
          <text:p/>
        </draw:ellipse>
        <draw:line draw:style-name="Arrow" draw:layer="layout" svg:x1="5.592cm" svg:y1="6.755cm" svg:x2="8.088cm" svg:y2="6.755cm">
          <text:p/>
        </draw:line>
        <draw:frame draw:style-name="gr3" draw:layer="layout" svg:width="0.742cm" svg:height="0.438cm" svg:x="6.053cm" svg:y="6.267cm">
          <draw:text-box>
            <text:p text:style-name="P1">r</text:p>
          </draw:text-box>
        </draw:frame>
        <draw:frame draw:style-name="gr3" draw:layer="layout" svg:width="0.742cm" svg:height="0.529cm" svg:x="2.17cm" svg:y="5.81cm">
          <draw:text-box>
            <text:p text:style-name="P1">h<text:span text:style-name="T1">1</text:span></text:p>
          </draw:text-box>
        </draw:frame>
        <draw:frame draw:style-name="gr3" draw:layer="layout" svg:width="0.742cm" svg:height="0.529cm" svg:x="8.337cm" svg:y="4.288cm">
          <draw:text-box>
            <text:p text:style-name="P1">h<text:span text:style-name="T1">2</text:span></text:p>
          </draw:text-box>
        </draw:frame>
        <draw:circle draw:style-name="gr4" draw:text-style-name="P1" draw:layer="layout" svg:width="0.152cm" svg:height="0.152cm" svg:x="5.52cm" svg:y="3.445cm">
          <text:p/>
        </draw:circle>
        <draw:line draw:style-name="gr1" draw:text-style-name="P1" draw:layer="layout" svg:x1="5.592cm" svg:y1="6.755cm" svg:x2="5.592cm" svg:y2="3.521cm">
          <text:p/>
        </draw:line>
        <draw:frame draw:style-name="gr3" draw:layer="layout" svg:width="0.742cm" svg:height="0.438cm" svg:x="5.097cm" svg:y="8.101cm">
          <draw:text-box>
            <text:p text:style-name="P1">d</text:p>
          </draw:text-box>
        </draw:frame>
        <draw:circle draw:style-name="gr4" draw:text-style-name="P1" draw:layer="layout" svg:width="0.152cm" svg:height="0.152cm" svg:x="5.52cm" svg:y="6.683cm">
          <text:p/>
        </draw:circle>
        <draw:measure draw:style-name="gr5" draw:text-style-name="P2" draw:layer="measurelines" svg:x1="8.088cm" svg:y1="6.755cm" svg:x2="3.04cm" svg:y2="6.755cm">
          <text:p text:style-name="P2"><text:span text:style-name="T2"><text:s/></text:span></text:p>
        </draw:measur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